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174in" table:align="left"/>
    </style:style>
    <style:style style:name="Table1.A" style:family="table-column">
      <style:table-column-properties style:column-width="1.1035in"/>
    </style:style>
    <style:style style:name="Table1.B" style:family="table-column">
      <style:table-column-properties style:column-width="0.9806in"/>
    </style:style>
    <style:style style:name="Table1.C" style:family="table-column">
      <style:table-column-properties style:column-width="1.3889in"/>
    </style:style>
    <style:style style:name="Table1.D" style:family="table-column">
      <style:table-column-properties style:column-width="0.7799in"/>
    </style:style>
    <style:style style:name="Table1.E" style:family="table-column">
      <style:table-column-properties style:column-width="2.1646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in" fo:margin-bottom="0in"/>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Preformatted_20_Text">
      <style:paragraph-properties fo:margin-top="0in" fo:margin-bottom="0.1965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draw:visible-area-top="0in" draw:visible-area-width="3.937in" draw:visible-area-height="3.937in"/>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sec:9"/><text:a xlink:type="simple" xlink:href="http://railstutorial.org/chapters/sign-in-sign-out?version=2.3#top">Chapter 9 Sign in, sign out</text:a></text:h>
      <text:p text:style-name="Text_20_body"/>
      <text:p text:style-name="Text_20_body"/>
      <text:section text:style-name="Sect1" text:name="book">
        <text:p text:style-name="Text_20_body">Now that new users can sign up for our site (<text:a xlink:type="simple" xlink:href="http://railstutorial.org/chapters/sign-up?version=2.3#top">Chapter 8</text:a>), it’s time to give registered users the ability to sign in and sign out. This will allow us to add customizations based on signin status and depending on the identity of the current user. For example, in this chapter we’ll update the site header with signin/signout links and a profile link; in <text:a xlink:type="simple" xlink:href="http://railstutorial.org/chapters/user-microposts?version=2.3#top">Chapter 11</text:a>, we’ll use the identity of a signed-in user to create microposts associated with that user, and in <text:a xlink:type="simple" xlink:href="http://railstutorial.org/chapters/following-users?version=2.3#top">Chapter 12</text:a> we’ll allow the current user to follow other users of the application (thereby receiving a feed of their microposts).</text:p>
        <text:p text:style-name="Text_20_body">Having users sign in will also allow us to implement a security model, restricting access to particular pages based on the identity of the signed-in user. For instance, as we’ll see in <text:a xlink:type="simple" xlink:href="http://railstutorial.org/chapters/updating-showing-and-deleting-users?version=2.3#top">Chapter 10</text:a>, only signed-in users will be able to access the page used to edit user information. The signin system will also make possible special privileges for administrative users, such as the ability (also in <text:a xlink:type="simple" xlink:href="http://railstutorial.org/chapters/updating-showing-and-deleting-users?version=2.3#top">Chapter 10</text:a>) to delete users from the database.</text:p>
        <text:p text:style-name="Text_20_body">As in previous chapters, we’ll do our work on a topic branch and merge in the changes at the end:</text:p>
        <text:p text:style-name="P6">$ git checkout -b sign-in-out</text:p>
        <text:section text:style-name="Sect1" text:name="sec:sessions">
          <text:p text:style-name="Text_20_body"/>
        </text:section>
        <text:h text:style-name="Heading_20_2" text:outline-level="2"><text:bookmark text:name="sec:9.1"/><text:a xlink:type="simple" xlink:href="http://railstutorial.org/chapters/sign-in-sign-out?version=2.3#sec:sessions">9.1 Sessions</text:a></text:h>
        <text:p text:style-name="Text_20_body">A <text:a xlink:type="simple" xlink:href="http://en.wikipedia.org/wiki/Session_%28computer_science%29"><text:span text:style-name="Emphasis">session</text:span></text:a> is a semi-permanent connection between two computers, such as a client computer running a web browser and a server running Rails. There are several different models for session behavior common on the web: “forgetting” the session on browser close, using an optional “remember me” checkbox for persistent sessions, and remembering sessions until the user explicitly signs out.<text:bookmark text:name="fnref:9.1"/><text:a xlink:type="simple" xlink:href="http://railstutorial.org/chapters/sign-in-sign-out?version=2.3#fn:9.1">1</text:a> We’ll opt for the final of these options: when users sign in, we will remember their signin status “forever”,<text:bookmark text:name="fnref:9.2"/><text:a xlink:type="simple" xlink:href="http://railstutorial.org/chapters/sign-in-sign-out?version=2.3#fn:9.2">2</text:a> clearing the session only when the user explicitly signs out.</text:p>
        <text:p text:style-name="Text_20_body">It’s convenient to model sessions as a RESTful resource: we’ll have a signin page for <text:span text:style-name="Source_20_Text">new</text:span> sessions, signing in will <text:span text:style-name="Source_20_Text">create</text:span> a session, and signing out will <text:span text:style-name="Source_20_Text">destroy</text:span> it. We will therefore need a Sessions controller with <text:span text:style-name="Source_20_Text">new</text:span>, <text:span text:style-name="Source_20_Text">create</text:span>, and <text:span text:style-name="Source_20_Text">destroy</text:span> actions. Unlike the case of the Users controller, which uses a database back-end (via the User model) to persist data, the Sessions controller will use a <text:a xlink:type="simple" xlink:href="http://en.wikipedia.org/wiki/HTTP_cookie"><text:span text:style-name="Emphasis">cookie</text:span></text:a>, which is a small piece of text placed on the user’s browser. Much of the work involved in signin comes from building this cookie-based authentication machinery. In this section and the next, we’ll prepare for this work by constructing a Sessions controller, a signin form, and the relevant controller actions. (Much of this work parallels user signup from <text:a xlink:type="simple" xlink:href="http://railstutorial.org/chapters/sign-up?version=2.3#top">Chapter 8</text:a>.) We’ll then complete user signin with the necessary cookie-manipulation code in <text:a xlink:type="simple" xlink:href="http://railstutorial.org/chapters/sign-in-sign-out?version=2.3#sec:signin_success">Section 9.3</text:a>.</text:p>
        <text:section text:style-name="Sect1" text:name="sec:sessions_controller">
          <text:p text:style-name="Text_20_body"/>
        </text:section>
        <text:h text:style-name="Heading_20_3" text:outline-level="3"><text:bookmark text:name="sec:9.1.1"/><text:a xlink:type="simple" xlink:href="http://railstutorial.org/chapters/sign-in-sign-out?version=2.3#sec:sessions_controller">9.1.1 Sessions controller</text:a></text:h>
        <text:p text:style-name="Text_20_body">The elements of signing in and out correspond to particular REST actions of the Sessions controller: the signin form is handled by the <text:span text:style-name="Source_20_Text">new</text:span> action (covered in this section), actually signing in is handled by sending a <text:span text:style-name="Teletype">POST</text:span> request to the <text:span text:style-name="Source_20_Text">create</text:span> action (<text:a xlink:type="simple" xlink:href="http://railstutorial.org/chapters/sign-in-sign-out?version=2.3#sec:signin_failure">Section 9.2</text:a> and <text:a xlink:type="simple" xlink:href="http://railstutorial.org/chapters/sign-in-sign-out?version=2.3#sec:signin_success">Section 9.3</text:a>), and signing out is handled <text:soft-page-break/>by sending a <text:span text:style-name="Teletype">DELETE</text:span> request to the <text:span text:style-name="Source_20_Text">destroy</text:span> action (<text:a xlink:type="simple" xlink:href="http://railstutorial.org/chapters/sign-in-sign-out?version=2.3#sec:signing_out">Section 9.4</text:a>). (Recall the association of HTTP verbs with REST actions from <text:a xlink:type="simple" xlink:href="http://railstutorial.org/chapters/modeling-and-viewing-users-one?version=2.3#table:RESTful_users">Table 6.2</text:a>.) Since we know that we’ll need a <text:span text:style-name="Source_20_Text">new</text:span> action, we can create it when we generate the Sessions controller (just as with the Users controller in <text:a xlink:type="simple" xlink:href="http://railstutorial.org/chapters/filling-in-the-layout?version=2.3#code:generate_users_controller">Listing 5.22</text:a>):<text:bookmark text:name="fnref:9.3"/><text:a xlink:type="simple" xlink:href="http://railstutorial.org/chapters/sign-in-sign-out?version=2.3#fn:9.3">3</text:a></text:p>
        <text:p text:style-name="Preformatted_20_Text">$ script/generate rspec_controller Sessions new</text:p>
        <text:p text:style-name="P6">$ rm -rf spec/views</text:p>
        <text:p text:style-name="Text_20_body">Now, as with the signup form in <text:a xlink:type="simple" xlink:href="http://railstutorial.org/chapters/sign-up?version=2.3#sec:signup_form">Section 8.1</text:a>, we create a new file for the Sessions controller specs and add a couple tests for the <text:span text:style-name="Source_20_Text">new</text:span> action and corresponding view (<text:a xlink:type="simple" xlink:href="http://railstutorial.org/chapters/sign-in-sign-out?version=2.3#code:new_session_tests">Listing 9.1</text:a>). (This pattern should start to look familiar by now.)</text:p>
        <text:section text:style-name="Sect1" text:name="code:new_session_tests">
          <text:p text:style-name="Text_20_body"/>
        </text:section>
        <text:p text:style-name="Text_20_body">Listing 9.1. Tests for the <text:span text:style-name="Source_20_Text">new</text:span> session action and view. <text:line-break/><text:span text:style-name="Source_20_Text">spec/controllers/sessions_controller_spec.rb</text:span> <draw:frame draw:name="clippy" text:anchor-type="as-char" svg:width="1.1457in" svg:height="0.1457in" draw:z-index="0"><draw:plugin xlink:href="http://railstutorial.org/flash/clippy.swf" xlink:type="simple" xlink:show="embed" xlink:actuate="onLoad" draw:mime-type="application/x-shockwave-flash"><draw:param draw:name="bgcolor" draw:value="#ffffff"/><draw:param draw:name="flashvars" draw:value="text=require%20'spec_helper'%0A%0Adescribe%20SessionsController%20do%0A%20%20integrate_views%0A%0A%20%20describe%20%22GET%20'new'%22%20do%0A%0A%20%20%20%20it%20%22should%20be%20successful%22%20do%0A%20%20%20%20%20%20get%20:new%0A%20%20%20%20%20%20response.should%20be_success%0A%20%20%20%20end%0A%20%20%20%20%0A%20%20%20%20it%20%22should%20have%20the%20right%20title%22%20do%0A%20%20%20%20%20%20get%20:new%0A%20%20%20%20%20%20response.should%20have_tag(%22title%22,%20/sign%20in/i)%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SessionsController do</text:p>
        <text:p text:style-name="Preformatted_20_Text"><text:s text:c="2"/>integrate_views</text:p>
        <text:p text:style-name="Preformatted_20_Text"/>
        <text:p text:style-name="Preformatted_20_Text"><text:s text:c="2"/>describe "GET 'new'" do</text:p>
        <text:p text:style-name="Preformatted_20_Text"/>
        <text:p text:style-name="Preformatted_20_Text"><text:s text:c="4"/>it "should be successful" do</text:p>
        <text:p text:style-name="Preformatted_20_Text"><text:s text:c="6"/>get :new</text:p>
        <text:p text:style-name="Preformatted_20_Text"><text:s text:c="6"/>response.should be_success</text:p>
        <text:p text:style-name="Preformatted_20_Text"><text:s text:c="4"/>end</text:p>
        <text:p text:style-name="Preformatted_20_Text"/>
        <text:p text:style-name="Preformatted_20_Text"><text:s text:c="4"/>it "should have the right title" do</text:p>
        <text:p text:style-name="Preformatted_20_Text"><text:s text:c="6"/>get :new</text:p>
        <text:p text:style-name="Preformatted_20_Text"><text:s text:c="6"/>response.should have_tag("title", /sign in/i)</text:p>
        <text:p text:style-name="Preformatted_20_Text"><text:s text:c="4"/>end</text:p>
        <text:p text:style-name="Preformatted_20_Text"><text:s text:c="2"/>end</text:p>
        <text:p text:style-name="P6">end</text:p>
        <text:p text:style-name="Text_20_body">As in the case of <text:span text:style-name="Teletype">/users/new</text:span> from <text:a xlink:type="simple" xlink:href="http://railstutorial.org/chapters/filling-in-the-layout?version=2.3#sec:users_controller">Section 5.3.1</text:a>, the first test already passes because <text:span text:style-name="Teletype">/sessions/new</text:span> matches the default <text:span text:style-name="Source_20_Text">/controller/action/id</text:span> pattern (with <text:span text:style-name="Source_20_Text">nil</text:span> id), but it’s a good practice to add a RESTful route as well.<text:bookmark text:name="fnref:9.4"/><text:a xlink:type="simple" xlink:href="http://railstutorial.org/chapters/sign-in-sign-out?version=2.3#fn:9.4">4</text:a> While we’re at it, we’ll create all the actions needed throughout the chapter as well. We generally follow the example from <text:a xlink:type="simple" xlink:href="http://railstutorial.org/chapters/modeling-and-viewing-users-one?version=2.3#code:users_resource">Listing 6.24</text:a>, but in this case we define only the particular actions we need, i.e., <text:span text:style-name="Source_20_Text">new</text:span>, <text:span text:style-name="Source_20_Text">create</text:span>, and <text:span text:style-name="Source_20_Text">destroy</text:span>, and also add named routes for signin and signout (<text:a xlink:type="simple" xlink:href="http://railstutorial.org/chapters/sign-in-sign-out?version=2.3#code:sessions_resource">Listing 9.2</text:a>).</text:p>
        <text:section text:style-name="Sect1" text:name="code:sessions_resource">
          <text:p text:style-name="Text_20_body"/>
        </text:section>
        <text:p text:style-name="Text_20_body">Listing 9.2. Adding a resource to get the standard RESTful actions for sessions. <text:line-break/><text:span text:style-name="Source_20_Text">config/routes.rb</text:span> <draw:frame draw:name="clippy" text:anchor-type="as-char" svg:width="1.1457in" svg:height="0.1457in" draw:z-index="1"><draw:plugin xlink:href="http://railstutorial.org/flash/clippy.swf" xlink:type="simple" xlink:show="embed" xlink:actuate="onLoad" draw:mime-type="application/x-shockwave-flash"><draw:param draw:name="bgcolor" draw:value="#ffffff"/><draw:param draw:name="flashvars" draw:value="text=ActionController::Routing::Routes.draw%20do%20%7Cmap%7C%0A%20%20map.resources%20:users%0A%20%20map.resources%20:sessions,%20:only%20=%3E%20[:new,%20:create,%20:destroy]%0A%20%20map.signin%20%20'/signin',%20%20:controller%20=%3E%20'sessions',%20:action%20=%3E%20'new'%0A%20%20map.signout%20'/signout',%20:controller%20=%3E%20'sessions',%20:action%20=%3E%20'destroy'%0A%20%20.%0A%20%20.%0A%20%20.%0Aend%0A"/><draw:param draw:name="pluginspage" draw:value="http://www.macromedia.com/go/getflashplayer"/><draw:param draw:name="allowscriptaccess" draw:value="always"/><draw:param draw:name="quality" draw:value="high"/></draw:plugin></draw:frame> </text:p>
        <text:p text:style-name="Preformatted_20_Text">ActionController::Routing::Routes.draw do |map|</text:p>
        <text:p text:style-name="Preformatted_20_Text"><text:s text:c="2"/>map.resources :users</text:p>
        <text:p text:style-name="Preformatted_20_Text"><text:s text:c="2"/>map.resources :sessions, :only =&gt; [:new, :create, :destroy]</text:p>
        <text:p text:style-name="Preformatted_20_Text"><text:s text:c="2"/>map.signin <text:s/>'/signin', <text:s/>:controller =&gt; 'sessions', :action =&gt; 'new'</text:p>
        <text:p text:style-name="Preformatted_20_Text"><text:s text:c="2"/>map.signout '/signout', :controller =&gt; 'sessions', :action =&gt; 'destroy'</text:p>
        <text:p text:style-name="Preformatted_20_Text"><text:s text:c="2"/>.</text:p>
        <text:p text:style-name="Preformatted_20_Text"><text:s text:c="2"/>.</text:p>
        <text:p text:style-name="Preformatted_20_Text"><text:s text:c="2"/>.</text:p>
        <text:p text:style-name="P6">end</text:p>
        <text:p text:style-name="Text_20_body"><text:soft-page-break/>As you can see, the <text:span text:style-name="Source_20_Text">map.resources</text:span> method can take an options hash, which in this case has key <text:span text:style-name="Source_20_Text">:only</text:span> and value equal to an array of the actions the Sessions controller has to respond to. The resources defined in <text:a xlink:type="simple" xlink:href="http://railstutorial.org/chapters/sign-in-sign-out?version=2.3#code:sessions_resource">Listing 9.2</text:a> provide URLs and actions similar to those for users (<text:a xlink:type="simple" xlink:href="http://railstutorial.org/chapters/modeling-and-viewing-users-one?version=2.3#table:RESTful_users">Table 6.2</text:a>), as shown in <text:a xlink:type="simple" xlink:href="http://railstutorial.org/chapters/sign-in-sign-out?version=2.3#table:RESTful_sessions">Table 9.1</text:a>.</text:p>
        <text:section text:style-name="Sect1" text:name="table:RESTful_sessions">
          <text:p text:style-name="Text_20_body"/>
        </text:section>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text:span text:style-name="Strong_20_Emphasis">HTTP request</text:span></text:p>
            </table:table-cell>
            <table:table-cell table:style-name="Table1.A1" office:value-type="string">
              <text:p text:style-name="Table_20_Heading"><text:span text:style-name="Strong_20_Emphasis">URL</text:span></text:p>
            </table:table-cell>
            <table:table-cell table:style-name="Table1.A1" office:value-type="string">
              <text:p text:style-name="Table_20_Heading"><text:span text:style-name="Strong_20_Emphasis">Named route</text:span></text:p>
            </table:table-cell>
            <table:table-cell table:style-name="Table1.A1" office:value-type="string">
              <text:p text:style-name="Table_20_Heading"><text:span text:style-name="Strong_20_Emphasis">Action</text:span></text:p>
            </table:table-cell>
            <table:table-cell table:style-name="Table1.A1" office:value-type="string">
              <text:p text:style-name="Table_20_Heading"><text:span text:style-name="Strong_20_Emphasis">Purpose</text:span></text:p>
            </table:table-cell>
          </table:table-row>
          <table:table-row>
            <table:table-cell table:style-name="Table1.A1" office:value-type="string">
              <text:p text:style-name="Table_20_Contents"><text:span text:style-name="Teletype">GET</text:span></text:p>
            </table:table-cell>
            <table:table-cell table:style-name="Table1.A1" office:value-type="string">
              <text:p text:style-name="Table_20_Contents"><text:span text:style-name="Teletype">/signin</text:span></text:p>
            </table:table-cell>
            <table:table-cell table:style-name="Table1.A1" office:value-type="string">
              <text:p text:style-name="Table_20_Contents"><text:span text:style-name="Source_20_Text">signin_path</text:span></text:p>
            </table:table-cell>
            <table:table-cell table:style-name="Table1.A1" office:value-type="string">
              <text:p text:style-name="Table_20_Contents"><text:span text:style-name="Source_20_Text">new</text:span></text:p>
            </table:table-cell>
            <table:table-cell table:style-name="Table1.A1" office:value-type="string">
              <text:p text:style-name="Table_20_Contents">page for a new session (signin)</text:p>
            </table:table-cell>
          </table:table-row>
          <table:table-row>
            <table:table-cell table:style-name="Table1.A1" office:value-type="string">
              <text:p text:style-name="Table_20_Contents"><text:span text:style-name="Teletype">POST</text:span></text:p>
            </table:table-cell>
            <table:table-cell table:style-name="Table1.A1" office:value-type="string">
              <text:p text:style-name="Table_20_Contents"><text:span text:style-name="Teletype">/sessions</text:span></text:p>
            </table:table-cell>
            <table:table-cell table:style-name="Table1.A1" office:value-type="string">
              <text:p text:style-name="Table_20_Contents"><text:span text:style-name="Source_20_Text">sessions_path</text:span></text:p>
            </table:table-cell>
            <table:table-cell table:style-name="Table1.A1" office:value-type="string">
              <text:p text:style-name="Table_20_Contents"><text:span text:style-name="Source_20_Text">create</text:span></text:p>
            </table:table-cell>
            <table:table-cell table:style-name="Table1.A1" office:value-type="string">
              <text:p text:style-name="Table_20_Contents">create a new session</text:p>
            </table:table-cell>
          </table:table-row>
          <table:table-row>
            <table:table-cell table:style-name="Table1.A1" office:value-type="string">
              <text:p text:style-name="Table_20_Contents"><text:span text:style-name="Teletype">DELETE</text:span></text:p>
            </table:table-cell>
            <table:table-cell table:style-name="Table1.A1" office:value-type="string">
              <text:p text:style-name="Table_20_Contents"><text:span text:style-name="Teletype">/signout</text:span></text:p>
            </table:table-cell>
            <table:table-cell table:style-name="Table1.A1" office:value-type="string">
              <text:p text:style-name="Table_20_Contents"><text:span text:style-name="Source_20_Text">signout_path</text:span></text:p>
            </table:table-cell>
            <table:table-cell table:style-name="Table1.A1" office:value-type="string">
              <text:p text:style-name="Table_20_Contents"><text:span text:style-name="Source_20_Text">destroy</text:span></text:p>
            </table:table-cell>
            <table:table-cell table:style-name="Table1.A1" office:value-type="string">
              <text:p text:style-name="Table_20_Contents">delete a session (sign out)</text:p>
            </table:table-cell>
          </table:table-row>
        </table:table>
        <text:p text:style-name="Text_20_body">Table 9.1: RESTful routes provided by the sessions rules in <text:a xlink:type="simple" xlink:href="http://railstutorial.org/chapters/sign-in-sign-out?version=2.3#code:sessions_resource">Listing 9.2</text:a>.</text:p>
        <text:p text:style-name="Text_20_body">We can get the second test in <text:a xlink:type="simple" xlink:href="http://railstutorial.org/chapters/sign-in-sign-out?version=2.3#code:new_session_tests">Listing 9.1</text:a> to pass by adding the proper title instance variable to the <text:span text:style-name="Source_20_Text">new</text:span> action, as shown in <text:a xlink:type="simple" xlink:href="http://railstutorial.org/chapters/sign-in-sign-out?version=2.3#code:new_session_title">Listing 9.3</text:a> (which also defines the <text:span text:style-name="Source_20_Text">create</text:span> and <text:span text:style-name="Source_20_Text">destroy</text:span> actions for future reference).</text:p>
        <text:section text:style-name="Sect1" text:name="code:new_session_title">
          <text:p text:style-name="Text_20_body"/>
        </text:section>
        <text:p text:style-name="Text_20_body">Listing 9.3. Adding the title for the signin page. <text:line-break/><text:span text:style-name="Source_20_Text">app/controllers/sessions_controller.rb</text:span> <draw:frame draw:name="clippy" text:anchor-type="as-char" svg:width="1.1457in" svg:height="0.1457in" draw:z-index="2"><draw:plugin xlink:href="http://railstutorial.org/flash/clippy.swf" xlink:type="simple" xlink:show="embed" xlink:actuate="onLoad" draw:mime-type="application/x-shockwave-flash"><draw:param draw:name="bgcolor" draw:value="#ffffff"/><draw:param draw:name="flashvars" draw:value="text=class%20SessionsController%20%3C%20ApplicationController%0A%0A%20%20def%20new%0A%20%20%20%20@title%20=%20%22Sign%20in%22%0A%20%20end%0A%20%20%0A%20%20def%20create%0A%20%20end%0A%20%20%0A%20%20def%20destroy%0A%20%20end%0Aend%0A"/><draw:param draw:name="pluginspage" draw:value="http://www.macromedia.com/go/getflashplayer"/><draw:param draw:name="allowscriptaccess" draw:value="always"/><draw:param draw:name="quality" draw:value="high"/></draw:plugin></draw:frame> </text:p>
        <text:p text:style-name="Preformatted_20_Text">class SessionsController &lt; ApplicationController</text:p>
        <text:p text:style-name="Preformatted_20_Text"/>
        <text:p text:style-name="Preformatted_20_Text"><text:s text:c="2"/>def new</text:p>
        <text:p text:style-name="Preformatted_20_Text"><text:s text:c="4"/>@title = "Sign in"</text:p>
        <text:p text:style-name="Preformatted_20_Text"><text:s text:c="2"/>end</text:p>
        <text:p text:style-name="Preformatted_20_Text"/>
        <text:p text:style-name="Preformatted_20_Text"><text:s text:c="2"/>def create</text:p>
        <text:p text:style-name="Preformatted_20_Text"><text:s text:c="2"/>end</text:p>
        <text:p text:style-name="Preformatted_20_Text"/>
        <text:p text:style-name="Preformatted_20_Text"><text:s text:c="2"/>def destroy</text:p>
        <text:p text:style-name="Preformatted_20_Text"><text:s text:c="2"/>end</text:p>
        <text:p text:style-name="P6">end</text:p>
        <text:p text:style-name="Text_20_body">With that, the tests in <text:a xlink:type="simple" xlink:href="http://railstutorial.org/chapters/sign-in-sign-out?version=2.3#code:new_session_tests">Listing 9.1</text:a> should be passing, and we’re ready to make the actual signin form.</text:p>
        <text:section text:style-name="Sect1" text:name="sec:signin_form">
          <text:p text:style-name="Text_20_body"/>
        </text:section>
        <text:h text:style-name="Heading_20_3" text:outline-level="3"><text:bookmark text:name="sec:9.1.2"/><text:a xlink:type="simple" xlink:href="http://railstutorial.org/chapters/sign-in-sign-out?version=2.3#sec:signin_form">9.1.2 Signin form</text:a></text:h>
        <text:p text:style-name="Text_20_body">The signin form (or, equivalently, the new session form) is similar in appearance to the signup form, except with two fields (email and password) in place of four. A mockup appears in <text:a xlink:type="simple" xlink:href="http://railstutorial.org/chapters/sign-in-sign-out?version=2.3#fig:signin_mockup">Figure 9.1</text:a>.</text:p>
        <text:section text:style-name="Sect1" text:name="fig:signin_mockup">
          <text:p text:style-name="Text_20_body"/>
        </text:section>
        <text:p text:style-name="P3"><draw:frame draw:style-name="fr1" draw:name="graphics1" text:anchor-type="as-char" svg:width="0.7862in" svg:height="0.3929in" draw:z-index="3"><draw:image xlink:href="http://railstutorial.org/images/figures/signin_mockup.png" xlink:type="simple" xlink:show="embed" xlink:actuate="onLoad"/><svg:title>signin_mockup</svg:title></draw:frame></text:p>
        <text:p text:style-name="Text_20_body">Figure 9.1: A mockup of the signin form. <text:a xlink:type="simple" xlink:href="http://www.railstutorial.org/images/figures/signin_mockup-full.png">(full size)</text:a></text:p>
        <text:p text:style-name="Text_20_body">Recall from <text:a xlink:type="simple" xlink:href="http://railstutorial.org/chapters/sign-up?version=2.3#code:new_user_form">Listing 8.2</text:a> that the signup form uses the <text:span text:style-name="Source_20_Text">form_for</text:span> helper, taking as an argument the user instance variable <text:span text:style-name="Source_20_Text">@user</text:span>:</text:p>
        <text:p text:style-name="Preformatted_20_Text">&lt;% form_for(@user) do |f| %&gt;</text:p>
        <text:p text:style-name="Preformatted_20_Text"><text:s text:c="2"/>.</text:p>
        <text:p text:style-name="Preformatted_20_Text"><text:s text:c="2"/>.</text:p>
        <text:p text:style-name="Preformatted_20_Text"><text:soft-page-break/><text:s text:c="2"/>.</text:p>
        <text:p text:style-name="P6">&lt;% end %&gt;</text:p>
        <text:p text:style-name="Text_20_body">The main difference between this and the new session form is that we have no Session model, and hence no analogue for the <text:span text:style-name="Source_20_Text">@user</text:span> variable. This means that, in constructing the new session form, we have to give <text:span text:style-name="Source_20_Text">form_for</text:span> slightly more information; in particular, whereas</text:p>
        <text:p text:style-name="P6">form_for(@user)</text:p>
        <text:p text:style-name="Text_20_body">allows Rails to infer that the <text:span text:style-name="Source_20_Text">action</text:span> of the form should be to <text:span text:style-name="Teletype">POST</text:span> to the URL <text:span text:style-name="Teletype">/users</text:span>, in the case of sessions we need to indicate both the <text:span text:style-name="Emphasis">name</text:span> of the resource and the appropriate URL:</text:p>
        <text:p text:style-name="P6">form_for(:session, :url =&gt; sessions_path)</text:p>
        <text:p text:style-name="Text_20_body">Since we’re authenticating users with email address and password, we need a field for each one inside the form; the result appears in <text:a xlink:type="simple" xlink:href="http://railstutorial.org/chapters/sign-in-sign-out?version=2.3#code:signin_form">Listing 9.4</text:a>.</text:p>
        <text:section text:style-name="Sect1" text:name="code:signin_form">
          <text:p text:style-name="Text_20_body"/>
        </text:section>
        <text:p text:style-name="Text_20_body">Listing 9.4. Code for the signin form. <text:line-break/><text:span text:style-name="Source_20_Text">app/views/sessions/new.html.erb</text:span> <draw:frame draw:name="clippy" text:anchor-type="as-char" svg:width="1.1457in" svg:height="0.1457in" draw:z-index="4"><draw:plugin xlink:href="http://railstutorial.org/flash/clippy.swf" xlink:type="simple" xlink:show="embed" xlink:actuate="onLoad" draw:mime-type="application/x-shockwave-flash"><draw:param draw:name="bgcolor" draw:value="#ffffff"/><draw:param draw:name="flashvars" draw:value="text=%3Ch2%3ESign%20in%3C/h2%3E%0A%0A%3C%25%20form_for(:session,%20:url%20=%3E%20sessions_path)%20do%20%7Cf%7C%20%25%3E%0A%20%20%3Cdiv%20class=%22field%22%3E%0A%20%20%20%20%3C%25=%20f.label%20:email%20%25%3E%3Cbr%20/%3E%0A%20%20%20%20%3C%25=%20f.text_field%20:email%20%25%3E%0A%20%20%3C/div%3E%0A%20%20%3Cdiv%20class=%22field%22%3E%0A%20%20%20%20%3C%25=%20f.label%20:password%20%25%3E%3Cbr%20/%3E%0A%20%20%20%20%3C%25=%20f.password_field%20:password%20%25%3E%0A%20%20%3C/div%3E%0A%20%20%3Cdiv%20class=%22actions%22%3E%0A%20%20%20%20%3C%25=%20f.submit%20%22Sign%20in%22%20%25%3E%0A%20%20%3C/div%3E%0A%3C%25%20end%20%25%3E%0A%0A%3Cp%3ENew%20user?%20%3C%25=%20link_to%20%22Sign%20up%20now!%22,%20signup_path%20%25%3E%3C/p%3E%0A"/><draw:param draw:name="pluginspage" draw:value="http://www.macromedia.com/go/getflashplayer"/><draw:param draw:name="allowscriptaccess" draw:value="always"/><draw:param draw:name="quality" draw:value="high"/></draw:plugin></draw:frame> </text:p>
        <text:p text:style-name="Preformatted_20_Text">&lt;h2&gt;Sign in&lt;/h2&gt;</text:p>
        <text:p text:style-name="Preformatted_20_Text"/>
        <text:p text:style-name="Preformatted_20_Text">&lt;% form_for(:session, :url =&gt; sessions_path) do |f| %&gt;</text:p>
        <text:p text:style-name="Preformatted_20_Text"><text:s text:c="2"/>&lt;div class="field"&gt;</text:p>
        <text:p text:style-name="Preformatted_20_Text"><text:s text:c="4"/>&lt;%= f.label :email %&gt;&lt;br /&gt;</text:p>
        <text:p text:style-name="Preformatted_20_Text"><text:s text:c="4"/>&lt;%= f.text_field :email %&gt;</text:p>
        <text:p text:style-name="Preformatted_20_Text"><text:s text:c="2"/>&lt;/div&gt;</text:p>
        <text:p text:style-name="Preformatted_20_Text"><text:s text:c="2"/>&lt;div class="field"&gt;</text:p>
        <text:p text:style-name="Preformatted_20_Text"><text:s text:c="4"/>&lt;%= f.label :password %&gt;&lt;br /&gt;</text:p>
        <text:p text:style-name="Preformatted_20_Text"><text:s text:c="4"/>&lt;%= f.password_field :password %&gt;</text:p>
        <text:p text:style-name="Preformatted_20_Text"><text:s text:c="2"/>&lt;/div&gt;</text:p>
        <text:p text:style-name="Preformatted_20_Text"><text:s text:c="2"/>&lt;div class="actions"&gt;</text:p>
        <text:p text:style-name="Preformatted_20_Text"><text:s text:c="4"/>&lt;%= f.submit "Sign in" %&gt;</text:p>
        <text:p text:style-name="Preformatted_20_Text"><text:s text:c="2"/>&lt;/div&gt;</text:p>
        <text:p text:style-name="Preformatted_20_Text">&lt;% end %&gt;</text:p>
        <text:p text:style-name="Preformatted_20_Text"/>
        <text:p text:style-name="P6">&lt;p&gt;New user? &lt;%= link_to "Sign up now!", signup_path %&gt;&lt;/p&gt;</text:p>
        <text:p text:style-name="Text_20_body">With the code in <text:a xlink:type="simple" xlink:href="http://railstutorial.org/chapters/sign-in-sign-out?version=2.3#code:signin_form">Listing 9.4</text:a>, the signin form appears as in <text:a xlink:type="simple" xlink:href="http://railstutorial.org/chapters/sign-in-sign-out?version=2.3#fig:signin_form">Figure 9.2</text:a>.</text:p>
        <text:section text:style-name="Sect1" text:name="fig:signin_form">
          <text:p text:style-name="Text_20_body"/>
        </text:section>
        <text:p text:style-name="P3"><draw:frame draw:style-name="fr1" draw:name="graphics2" text:anchor-type="as-char" svg:width="0.7862in" svg:height="0.3929in" draw:z-index="5"><draw:image xlink:href="http://railstutorial.org/images/figures/signin_form.png" xlink:type="simple" xlink:show="embed" xlink:actuate="onLoad"/><svg:title>signin_form</svg:title></draw:frame></text:p>
        <text:p text:style-name="Text_20_body">Figure 9.2: The signin form (<text:a xlink:type="simple" xlink:href="http://localhost:3000/sessions/new">/sessions/new</text:a>). <text:a xlink:type="simple" xlink:href="http://www.railstutorial.org/images/figures/signin_form-full.png">(full size)</text:a></text:p>
        <text:p text:style-name="Text_20_body">Though you’ll soon get out of the habit of looking at the HTML generated by Rails (instead trusting the helpers to do their job), for now let’s take a look at it (<text:a xlink:type="simple" xlink:href="http://railstutorial.org/chapters/sign-in-sign-out?version=2.3#code:signin_form_html">Listing 9.5</text:a>).</text:p>
        <text:section text:style-name="Sect1" text:name="code:signin_form_html">
          <text:p text:style-name="Text_20_body"/>
        </text:section>
        <text:p text:style-name="Text_20_body">Listing 9.5. HTML for the signin form produced by <text:a xlink:type="simple" xlink:href="http://railstutorial.org/chapters/sign-in-sign-out?version=2.3#code:signin_form">Listing 9.4</text:a>. <draw:frame draw:name="clippy" text:anchor-type="as-char" svg:width="1.1457in" svg:height="0.1457in" draw:z-index="6"><draw:plugin xlink:href="http://railstutorial.org/flash/clippy.swf" xlink:type="simple" xlink:show="embed" xlink:actuate="onLoad" draw:mime-type="application/x-shockwave-flash"><draw:param draw:name="bgcolor" draw:value="#ffffff"/><draw:param draw:name="flashvars" draw:value="text=%3Cform%20action=%22/sessions%22%20method=%22post%22%3E%0A%20%20%3Cdiv%20class=%22field%22%3E%0A%20%20%20%20%3Clabel%20for=%22session_email%22%3EEmail%3C/label%3E%3Cbr%20/%3E%0A%20%20%20%20%3Cinput%20id=%22session_email%22%20name=%22session[email]%22%20size=%2230%22%20type=%22text%22%20/%3E%0A%0A%20%20%3C/div%3E%0A%20%20%3Cdiv%20class=%22field%22%3E%0A%20%20%20%20%3Clabel%20for=%22session_password%22%3EPassword%3C/label%3E%3Cbr%20/%3E%0A%20%20%20%20%3Cinput%20id=%22session_password%22%20name=%22session[password]%22%20size=%2230%22%0A%20%20%20%20%20%20%20%20%20%20%20type=%22password%22%20/%3E%0A%20%20%3C/div%3E%0A%20%20%3Cdiv%20class=%22actions%22%3E%0A%20%20%20%20%3Cinput%20id=%22session_submit%22%20name=%22commit%22%20type=%22submit%22%20value=%22Sign%20in%22%20/%3E%0A%20%20%3C/div%3E%0A%3C/form%3E%0A"/><draw:param draw:name="pluginspage" draw:value="http://www.macromedia.com/go/getflashplayer"/><draw:param draw:name="allowscriptaccess" draw:value="always"/><draw:param draw:name="quality" draw:value="high"/></draw:plugin></draw:frame> </text:p>
        <text:p text:style-name="Preformatted_20_Text">&lt;form action="/sessions" method="post"&gt;</text:p>
        <text:p text:style-name="Preformatted_20_Text"><text:s text:c="2"/>&lt;div class="field"&gt;</text:p>
        <text:p text:style-name="Preformatted_20_Text"><text:s text:c="4"/>&lt;label for="session_email"&gt;Email&lt;/label&gt;&lt;br /&gt;</text:p>
        <text:p text:style-name="Preformatted_20_Text"><text:s text:c="4"/>&lt;input id="session_email" name="session[email]" size="30" type="text" /&gt;</text:p>
        <text:p text:style-name="Preformatted_20_Text"><text:soft-page-break/></text:p>
        <text:p text:style-name="Preformatted_20_Text"><text:s text:c="2"/>&lt;/div&gt;</text:p>
        <text:p text:style-name="Preformatted_20_Text"><text:s text:c="2"/>&lt;div class="field"&gt;</text:p>
        <text:p text:style-name="Preformatted_20_Text"><text:s text:c="4"/>&lt;label for="session_password"&gt;Password&lt;/label&gt;&lt;br /&gt;</text:p>
        <text:p text:style-name="Preformatted_20_Text"><text:s text:c="4"/>&lt;input id="session_password" name="session[password]" size="30"</text:p>
        <text:p text:style-name="Preformatted_20_Text"><text:s text:c="11"/>type="password" /&gt;</text:p>
        <text:p text:style-name="Preformatted_20_Text"><text:s text:c="2"/>&lt;/div&gt;</text:p>
        <text:p text:style-name="Preformatted_20_Text"><text:s text:c="2"/>&lt;div class="actions"&gt;</text:p>
        <text:p text:style-name="Preformatted_20_Text"><text:s text:c="4"/>&lt;input id="session_submit" name="commit" type="submit" value="Sign in" /&gt;</text:p>
        <text:p text:style-name="Preformatted_20_Text"><text:s text:c="2"/>&lt;/div&gt;</text:p>
        <text:p text:style-name="P6">&lt;/form&gt;</text:p>
        <text:p text:style-name="Text_20_body">Comparing <text:a xlink:type="simple" xlink:href="http://railstutorial.org/chapters/sign-in-sign-out?version=2.3#code:signin_form_html">Listing 9.5</text:a> with <text:a xlink:type="simple" xlink:href="http://railstutorial.org/chapters/sign-up?version=2.3#code:signup_form_html">Listing 8.5</text:a>, you might be able to guess that submitting this form will result in a <text:span text:style-name="Source_20_Text">params</text:span> hash where <text:span text:style-name="Source_20_Text">params[:session][:email]</text:span> and <text:span text:style-name="Source_20_Text">params[:session][:password]</text:span> correspond to the email and password fields. Handling this submission—and, in particular, authenticating users based on the submitted email and password—is the goal of the next two sections.</text:p>
        <text:section text:style-name="Sect1" text:name="sec:signin_failure">
          <text:p text:style-name="Text_20_body"/>
        </text:section>
        <text:h text:style-name="Heading_20_2" text:outline-level="2"><text:bookmark text:name="sec:9.2"/><text:a xlink:type="simple" xlink:href="http://railstutorial.org/chapters/sign-in-sign-out?version=2.3#sec:signin_failure">9.2 Signin failure</text:a></text:h>
        <text:p text:style-name="Text_20_body">As in the case of creating users (signup), the first step in creating sessions (signin) is to handle <text:span text:style-name="Emphasis">invalid</text:span> input. We’ll start by reviewing what happens when a form gets submitted, and then arrange for helpful error messages to appear in the case of signin failure (as mocked up in <text:a xlink:type="simple" xlink:href="http://railstutorial.org/chapters/sign-in-sign-out?version=2.3#fig:signin_failure_mockup">Figure 9.3</text:a>.) Finally, we’ll lay the foundation for successful signin (<text:a xlink:type="simple" xlink:href="http://railstutorial.org/chapters/sign-in-sign-out?version=2.3#sec:signin_success">Section 9.3</text:a>) by evaluating each signin submission based on the validity of its email/password combination.</text:p>
        <text:section text:style-name="Sect1" text:name="fig:signin_failure_mockup">
          <text:p text:style-name="Text_20_body"/>
        </text:section>
        <text:p text:style-name="P3"><draw:frame draw:style-name="fr1" draw:name="graphics3" text:anchor-type="as-char" svg:width="0.7862in" svg:height="0.3929in" draw:z-index="7"><draw:image xlink:href="http://railstutorial.org/images/figures/signin_failure_mockup.png" xlink:type="simple" xlink:show="embed" xlink:actuate="onLoad"/><svg:title>signin_failure_mockup</svg:title></draw:frame></text:p>
        <text:p text:style-name="P3">Figure 9.3: A mockup of signin failure. <text:a xlink:type="simple" xlink:href="http://www.railstutorial.org/images/figures/signin_failure_mockup-full.png">(full size)</text:a></text:p>
        <text:section text:style-name="Sect1" text:name="sec:reviewing_form_submission">
          <text:p text:style-name="P3"/>
        </text:section>
        <text:h text:style-name="Heading_20_3" text:outline-level="3"><text:bookmark text:name="sec:9.2.1"/><text:a xlink:type="simple" xlink:href="http://railstutorial.org/chapters/sign-in-sign-out?version=2.3#sec:reviewing_form_submission">9.2.1 Reviewing form submission</text:a></text:h>
        <text:p text:style-name="Text_20_body">Let’s start by defining a minimalist <text:span text:style-name="Source_20_Text">create</text:span> action for the Sessions controller (<text:a xlink:type="simple" xlink:href="http://railstutorial.org/chapters/sign-in-sign-out?version=2.3#code:initial_create_session">Listing 9.6</text:a>), which does nothing but render the <text:span text:style-name="Source_20_Text">new</text:span> view. Submitting the <text:a xlink:type="simple" xlink:href="http://localhost:3000/sessions/new"><text:span text:style-name="Teletype">/sessions/new</text:span></text:a> form with blank fields then yields the result shown in <text:a xlink:type="simple" xlink:href="http://railstutorial.org/chapters/sign-in-sign-out?version=2.3#fig:initial_failed_signin">Figure 9.4</text:a>.</text:p>
        <text:section text:style-name="Sect1" text:name="code:initial_create_session">
          <text:p text:style-name="Text_20_body"/>
        </text:section>
        <text:p text:style-name="Text_20_body">Listing 9.6. A preliminary version of the Sessions <text:span text:style-name="Source_20_Text">create</text:span> action. <text:line-break/><text:span text:style-name="Source_20_Text">app/controllers/sessions_controller.rb</text:span> <draw:frame draw:name="clippy" text:anchor-type="as-char" svg:width="1.1457in" svg:height="0.1457in" draw:z-index="8"><draw:plugin xlink:href="http://railstutorial.org/flash/clippy.swf" xlink:type="simple" xlink:show="embed" xlink:actuate="onLoad" draw:mime-type="application/x-shockwave-flash"><draw:param draw:name="bgcolor" draw:value="#ffffff"/><draw:param draw:name="flashvars" draw:value="text=class%20SessionsController%20%3C%20ApplicationController%0A%20%20.%0A%20%20.%0A%20%20.%0A%20%20def%20create%0A%20%20%20%20render%20'new'%0A%20%20end%0A%20%20.%0A%20%20.%0A%20%20.%0Aend%0A"/><draw:param draw:name="pluginspage" draw:value="http://www.macromedia.com/go/getflashplayer"/><draw:param draw:name="allowscriptaccess" draw:value="always"/><draw:param draw:name="quality" draw:value="high"/></draw:plugin></draw:frame> </text:p>
        <text:p text:style-name="Preformatted_20_Text">class SessionsController &lt; ApplicationController</text:p>
        <text:p text:style-name="Preformatted_20_Text"><text:s text:c="2"/>.</text:p>
        <text:p text:style-name="Preformatted_20_Text"><text:s text:c="2"/>.</text:p>
        <text:p text:style-name="Preformatted_20_Text"><text:s text:c="2"/>.</text:p>
        <text:p text:style-name="Preformatted_20_Text"><text:s text:c="2"/>def create</text:p>
        <text:p text:style-name="Preformatted_20_Text"><text:s text:c="4"/>render 'new'</text:p>
        <text:p text:style-name="Preformatted_20_Text"><text:s text:c="2"/>end</text:p>
        <text:p text:style-name="Preformatted_20_Text"><text:s text:c="2"/>.</text:p>
        <text:p text:style-name="Preformatted_20_Text"><text:s text:c="2"/>.</text:p>
        <text:p text:style-name="Preformatted_20_Text"><text:soft-page-break/><text:s text:c="2"/>.</text:p>
        <text:p text:style-name="P6">end</text:p>
        <text:section text:style-name="Sect1" text:name="fig:initial_failed_signin">
          <text:p text:style-name="Text_20_body"/>
        </text:section>
        <text:p text:style-name="P3"><draw:frame draw:style-name="fr1" draw:name="graphics4" text:anchor-type="as-char" svg:width="0.7862in" svg:height="0.3929in" draw:z-index="9"><draw:image xlink:href="http://railstutorial.org/images/figures/initial_failed_signin.png" xlink:type="simple" xlink:show="embed" xlink:actuate="onLoad"/><svg:title>initial_failed_signin</svg:title></draw:frame></text:p>
        <text:p text:style-name="Text_20_body">Figure 9.4: The initial failed signin, with <text:span text:style-name="Source_20_Text">create</text:span> as in <text:a xlink:type="simple" xlink:href="http://railstutorial.org/chapters/sign-in-sign-out?version=2.3#code:initial_create_session">Listing 9.6</text:a>. <text:a xlink:type="simple" xlink:href="http://www.railstutorial.org/images/figures/initial_failed_signin-full.png">(full size)</text:a></text:p>
        <text:p text:style-name="Text_20_body">Carefully inspecting the debug information in <text:a xlink:type="simple" xlink:href="http://railstutorial.org/chapters/sign-in-sign-out?version=2.3#fig:initial_failed_signin">Figure 9.4</text:a> shows that, as hinted at the end of <text:a xlink:type="simple" xlink:href="http://railstutorial.org/chapters/sign-in-sign-out?version=2.3#sec:signin_form">Section 9.1.2</text:a>, the submission results in a <text:span text:style-name="Source_20_Text">params</text:span> hash containing the email and password under the key <text:span text:style-name="Source_20_Text">:session</text:span>:</text:p>
        <text:p text:style-name="Preformatted_20_Text">--- !map:HashWithIndifferentAccess </text:p>
        <text:p text:style-name="Preformatted_20_Text">commit: Sign in</text:p>
        <text:p text:style-name="Preformatted_20_Text">session: !map:HashWithIndifferentAccess </text:p>
        <text:p text:style-name="Preformatted_20_Text"><text:s text:c="2"/>password: ""</text:p>
        <text:p text:style-name="Preformatted_20_Text"><text:s text:c="2"/>email: ""</text:p>
        <text:p text:style-name="Preformatted_20_Text">authenticity_token: LImP18WPIUYQSPbd1nC7ekhZSOFb4ny04ISzFYAALsE=</text:p>
        <text:p text:style-name="Preformatted_20_Text">action: create</text:p>
        <text:p text:style-name="P6">controller: sessions</text:p>
        <text:p text:style-name="Text_20_body">As with the case of user signup (<text:a xlink:type="simple" xlink:href="http://railstutorial.org/chapters/sign-up?version=2.3#fig:signup_failure">Figure 8.6</text:a>) these parameters form a <text:span text:style-name="Emphasis">nested</text:span> hash like the one we saw in <text:a xlink:type="simple" xlink:href="http://railstutorial.org/chapters/rails-flavored-ruby?version=2.3#code:nested_hashes">Listing 4.5</text:a>. In particular, <text:span text:style-name="Source_20_Text">params</text:span> contains a nested hash of the form</text:p>
        <text:p text:style-name="P6">{ :session =&gt; { :password =&gt; "", :email =&gt; "" } }</text:p>
        <text:p text:style-name="Text_20_body">This means that</text:p>
        <text:p text:style-name="P6">params[:session]</text:p>
        <text:p text:style-name="Text_20_body">is itself a hash:</text:p>
        <text:p text:style-name="P6">{ :password =&gt; "", :email =&gt; "" }</text:p>
        <text:p text:style-name="Text_20_body">As a result,</text:p>
        <text:p text:style-name="P6">params[:session][:email]</text:p>
        <text:p text:style-name="Text_20_body">is the submitted email address and</text:p>
        <text:p text:style-name="P6">params[:session][:password]</text:p>
        <text:p text:style-name="Text_20_body">is the submitted password.</text:p>
        <text:p text:style-name="Text_20_body">In other words, inside the <text:span text:style-name="Source_20_Text">create</text:span> action the <text:span text:style-name="Source_20_Text">params</text:span> hash has all the information needed to authenticate users by email and password. Not coincidentally, we have already developed exactly the method needed: <text:span text:style-name="Source_20_Text">User.authenticate</text:span> from <text:a xlink:type="simple" xlink:href="http://railstutorial.org/chapters/modeling-and-viewing-users-two?version=2.3#sec:an_authenticate_method">Section 7.2.4</text:a> (<text:a xlink:type="simple" xlink:href="http://railstutorial.org/chapters/modeling-and-viewing-users-two?version=2.3#code:authenticate_method">Listing 7.12</text:a>). Recalling that <text:span text:style-name="Source_20_Text">authenticate</text:span> returns <text:span text:style-name="Source_20_Text">nil</text:span> for an invalid authentication, our strategy for user signin can be summarized as follows:</text:p>
        <text:p text:style-name="Preformatted_20_Text">def create</text:p>
        <text:p text:style-name="Preformatted_20_Text"><text:s text:c="2"/>user = User.authenticate(params[:session][:email],</text:p>
        <text:p text:style-name="Preformatted_20_Text"><text:s text:c="27"/>params[:session][:password])</text:p>
        <text:p text:style-name="Preformatted_20_Text"><text:s text:c="2"/>if user.nil?</text:p>
        <text:p text:style-name="Preformatted_20_Text"><text:s text:c="4"/># Create an error message and re-render the signin form.</text:p>
        <text:p text:style-name="Preformatted_20_Text"><text:s text:c="2"/>else</text:p>
        <text:p text:style-name="Preformatted_20_Text"><text:soft-page-break/><text:s text:c="4"/># Sign the user in and redirect to the user's show page.</text:p>
        <text:p text:style-name="Preformatted_20_Text"><text:s text:c="2"/>end</text:p>
        <text:p text:style-name="P6">end</text:p>
        <text:section text:style-name="Sect1" text:name="sec:failed_signin">
          <text:p text:style-name="Text_20_body"/>
        </text:section>
        <text:h text:style-name="Heading_20_3" text:outline-level="3"><text:bookmark text:name="sec:9.2.2"/><text:a xlink:type="simple" xlink:href="http://railstutorial.org/chapters/sign-in-sign-out?version=2.3#sec:failed_signin">9.2.2 Failed signin (test and code)</text:a></text:h>
        <text:p text:style-name="Text_20_body">In order to handle a failed signin attempt, first we need to determine that it’s a failure. We thus have an expectation that the <text:span text:style-name="Source_20_Text">User.authenticate</text:span> method will be called in the <text:span text:style-name="Source_20_Text">create</text:span> action; we can express this in test code using the same type of message expectation first seen in <text:a xlink:type="simple" xlink:href="http://railstutorial.org/chapters/sign-up?version=2.3#code:failing_create_specs">Listing 8.6</text:a>, where we indicated the expectation that <text:span text:style-name="Source_20_Text">@user.save</text:span> would be called:</text:p>
        <text:p text:style-name="P6">@user.should_receive(:save).and_return(false)</text:p>
        <text:p text:style-name="Text_20_body">To describe invalid signin, we’ll use a similar construction, in this case expressing the expectation that the <text:span text:style-name="Source_20_Text">User</text:span> model will receive the <text:span text:style-name="Source_20_Text">authenticate</text:span> method, as shown in <text:a xlink:type="simple" xlink:href="http://railstutorial.org/chapters/sign-in-sign-out?version=2.3#code:failed_signin_tests">Listing 9.7</text:a>. (As with the user signup specs, <text:a xlink:type="simple" xlink:href="http://railstutorial.org/chapters/sign-in-sign-out?version=2.3#code:failed_signin_tests">Listing 9.7</text:a> doesn’t actually test that the form has right fields for signin or that form submissions actually work. We’ll test these aspects of signin with integration tests in <text:a xlink:type="simple" xlink:href="http://railstutorial.org/chapters/sign-in-sign-out?version=2.3#sec:signin_out_integration_tests">Section 9.4.4</text:a>.)</text:p>
        <text:section text:style-name="Sect1" text:name="code:failed_signin_tests">
          <text:p text:style-name="Text_20_body"/>
        </text:section>
        <text:p text:style-name="Text_20_body">Listing 9.7. Tests for a failed signin attempt. <text:line-break/><text:span text:style-name="Source_20_Text">spec/controllers/sessions_controller_spec.rb</text:span> <draw:frame draw:name="clippy" text:anchor-type="as-char" svg:width="1.1457in" svg:height="0.1457in" draw:z-index="10"><draw:plugin xlink:href="http://railstutorial.org/flash/clippy.swf" xlink:type="simple" xlink:show="embed" xlink:actuate="onLoad" draw:mime-type="application/x-shockwave-flash"><draw:param draw:name="bgcolor" draw:value="#ffffff"/><draw:param draw:name="flashvars" draw:value="text=require%20'spec_helper'%0A%0Adescribe%20SessionsController%20do%0A%20%20integrate_views%0A%20%20.%0A%20%20.%0A%20%20.%0A%20%20describe%20%22POST%20'create'%22%20do%0A%20%20%20%20%0A%20%20%20%20describe%20%22invalid%20signin%22%20do%0A%20%20%20%20%0A%20%20%20%20%20%20before(:each)%20do%0A%20%20%20%20%20%20%20%20@attr%20=%20%7B%20:email%20=%3E%20%22email@example.com%22,%20:password%20=%3E%20%22password%22%20%7D%0A%20%20%20%20%20%20%20%20User.should_receive(:authenticate).%0A%20%20%20%20%20%20%20%20%20%20%20%20%20with(@attr[:email],%20@attr[:password]).%0A%20%20%20%20%20%20%20%20%20%20%20%20%20and_return(nil)%0A%20%20%20%20%20%20end%0A%0A%20%20%20%20%20%20it%20%22should%20re%2Drender%20the%20new%20page%22%20do%0A%20%20%20%20%20%20%20%20post%20:create,%20:session%20=%3E%20@attr%0A%20%20%20%20%20%20%20%20response.should%20render_template('new')%0A%20%20%20%20%20%20end%0A%0A%20%20%20%20%20%20it%20%22should%20have%20the%20right%20title%22%20do%0A%20%20%20%20%20%20%20%20post%20:create,%20:session%20=%3E%20@attr%0A%20%20%20%20%20%20%20%20response.should%20have_tag(%22title%22,%20/sign%20in/i)%0A%20%20%20%20%20%20end%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SessionsController do</text:p>
        <text:p text:style-name="Preformatted_20_Text"><text:s text:c="2"/>integrate_views</text:p>
        <text:p text:style-name="Preformatted_20_Text"><text:s text:c="2"/>.</text:p>
        <text:p text:style-name="Preformatted_20_Text"><text:s text:c="2"/>.</text:p>
        <text:p text:style-name="Preformatted_20_Text"><text:s text:c="2"/>.</text:p>
        <text:p text:style-name="Preformatted_20_Text"><text:s text:c="2"/>describe "POST 'create'" do</text:p>
        <text:p text:style-name="Preformatted_20_Text"/>
        <text:p text:style-name="Preformatted_20_Text"><text:s text:c="4"/>describe "invalid signin" do</text:p>
        <text:p text:style-name="Preformatted_20_Text"/>
        <text:p text:style-name="Preformatted_20_Text"><text:s text:c="6"/>before(:each) do</text:p>
        <text:p text:style-name="Preformatted_20_Text"><text:s text:c="8"/>@attr = { :email =&gt; "email@example.com", :password =&gt; "password" }</text:p>
        <text:p text:style-name="Preformatted_20_Text"><text:s text:c="8"/>User.should_receive(:authenticate).</text:p>
        <text:p text:style-name="Preformatted_20_Text"><text:s text:c="13"/>with(@attr[:email], @attr[:password]).</text:p>
        <text:p text:style-name="Preformatted_20_Text"><text:s text:c="13"/>and_return(nil)</text:p>
        <text:p text:style-name="Preformatted_20_Text"><text:s text:c="6"/>end</text:p>
        <text:p text:style-name="Preformatted_20_Text"/>
        <text:p text:style-name="Preformatted_20_Text"><text:s text:c="6"/>it "should re-render the new page" do</text:p>
        <text:p text:style-name="Preformatted_20_Text"><text:s text:c="8"/>post :create, :session =&gt; @attr</text:p>
        <text:p text:style-name="Preformatted_20_Text"><text:s text:c="8"/>response.should render_template('new')</text:p>
        <text:p text:style-name="Preformatted_20_Text"><text:s text:c="6"/>end</text:p>
        <text:p text:style-name="Preformatted_20_Text"/>
        <text:p text:style-name="Preformatted_20_Text"><text:s text:c="6"/>it "should have the right title" do</text:p>
        <text:p text:style-name="Preformatted_20_Text"><text:s text:c="8"/>post :create, :session =&gt; @attr</text:p>
        <text:p text:style-name="Preformatted_20_Text"><text:s text:c="8"/>response.should have_tag("title", /sign in/i)</text:p>
        <text:p text:style-name="Preformatted_20_Text"><text:s text:c="6"/>end</text:p>
        <text:p text:style-name="Preformatted_20_Text"><text:s text:c="4"/>end</text:p>
        <text:p text:style-name="Preformatted_20_Text"><text:s text:c="2"/>end</text:p>
        <text:p text:style-name="P6">end</text:p>
        <text:p text:style-name="Text_20_body"><text:soft-page-break/>Here the tests follow the example from the analogous tests for user signup (<text:a xlink:type="simple" xlink:href="http://railstutorial.org/chapters/sign-up?version=2.3#code:failing_create_specs">Listing 8.6</text:a>). The main difference is in the message expectation, which adds the <text:span text:style-name="Source_20_Text">with</text:span> method:<text:bookmark text:name="fnref:9.5"/><text:a xlink:type="simple" xlink:href="http://railstutorial.org/chapters/sign-in-sign-out?version=2.3#fn:9.5">5</text:a></text:p>
        <text:p text:style-name="Preformatted_20_Text">User.should_receive(:authenticate).</text:p>
        <text:p text:style-name="Preformatted_20_Text"><text:s text:c="5"/>with(@attr[:email], @attr[:password]).</text:p>
        <text:p text:style-name="P6"><text:s text:c="5"/>and_return(nil)</text:p>
        <text:p text:style-name="Text_20_body">In English, this says that the User model should receive the <text:span text:style-name="Source_20_Text">authenticate</text:span> method with the email and password attributes from the form submission. Since this is an invalid signin, we arrange for the return value be <text:span text:style-name="Source_20_Text">nil</text:span>. (Note that we <text:span text:style-name="Emphasis">don’t</text:span> have to check that the email/password combination is actually invalid, since that logic is covered by the User model tests in <text:a xlink:type="simple" xlink:href="http://railstutorial.org/chapters/modeling-and-viewing-users-two?version=2.3#code:authenticate_method_tests">Listing 7.11</text:a>. Recall the message expectation subtlety from <text:a xlink:type="simple" xlink:href="http://railstutorial.org/chapters/sign-up?version=2.3#sidebar:expectation_subtlety">Box 8.1</text:a>: <text:span text:style-name="Source_20_Text">and_return(nil)</text:span> isn’t an expectation; it’s a guarantee.)</text:p>
        <text:p text:style-name="Text_20_body">The application code needed to get these tests to pass appears in <text:a xlink:type="simple" xlink:href="http://railstutorial.org/chapters/sign-in-sign-out?version=2.3#code:signin_failure">Listing 9.8</text:a>. As promised in <text:a xlink:type="simple" xlink:href="http://railstutorial.org/chapters/sign-in-sign-out?version=2.3#sec:reviewing_form_submission">Section 9.2.1</text:a>, we extract the submitted email address and password from the <text:span text:style-name="Source_20_Text">params</text:span> hash, and then pass them to the <text:span text:style-name="Source_20_Text">User.authenticate</text:span> method, thereby fulfilling the message expectation from the test. If the user is not authenticated (i.e., if it’s <text:span text:style-name="Source_20_Text">nil</text:span>), we set the title and re-render the signin form.<text:bookmark text:name="fnref:9.6"/><text:a xlink:type="simple" xlink:href="http://railstutorial.org/chapters/sign-in-sign-out?version=2.3#fn:9.6">6</text:a> We’ll handle the other branch of the if-else statement in <text:a xlink:type="simple" xlink:href="http://railstutorial.org/chapters/sign-in-sign-out?version=2.3#sec:signin_success">Section 9.3</text:a>; for now we’ll just leave a descriptive comment.</text:p>
        <text:section text:style-name="Sect1" text:name="code:signin_failure">
          <text:p text:style-name="Text_20_body"/>
        </text:section>
        <text:p text:style-name="Text_20_body">Listing 9.8. Code for a failed signin attempt. <text:line-break/><text:span text:style-name="Source_20_Text">app/controllers/sessions_controller.rb</text:span> <draw:frame draw:name="clippy" text:anchor-type="as-char" svg:width="1.1457in" svg:height="0.1457in" draw:z-index="11"><draw:plugin xlink:href="http://railstutorial.org/flash/clippy.swf" xlink:type="simple" xlink:show="embed" xlink:actuate="onLoad" draw:mime-type="application/x-shockwave-flash"><draw:param draw:name="bgcolor" draw:value="#ffffff"/><draw:param draw:name="flashvars" draw:value="text=class%20SessionsController%20%3C%20ApplicationController%0A%20%20.%0A%20%20.%0A%20%20.%0A%20%20def%20create%0A%20%20%20%20user%20=%20User.authenticate(params[:session][:email],%0A%20%20%20%20%20%20%20%20%20%20%20%20%20%20%20%20%20%20%20%20%20%20%20%20%20%20%20%20%20params[:session][:password])%0A%20%20%20%20if%20user.nil?%0A%20%20%20%20%20%20flash.now[:error]%20=%20%22Invalid%20email/password%20combination.%22%0A%20%20%20%20%20%20@title%20=%20%22Sign%20in%22%0A%20%20%20%20%20%20render%20'new'%0A%20%20%20%20else%0A%20%20%20%20%20%20%23%20Sign%20the%20user%20in%20and%20redirect%20to%20the%20user's%20show%20page.%0A%20%20%20%20end%0A%20%20end%0A%20%20.%0A%20%20.%0A%20%20.%0Aend%0A"/><draw:param draw:name="pluginspage" draw:value="http://www.macromedia.com/go/getflashplayer"/><draw:param draw:name="allowscriptaccess" draw:value="always"/><draw:param draw:name="quality" draw:value="high"/></draw:plugin></draw:frame> </text:p>
        <text:p text:style-name="Preformatted_20_Text">class SessionsController &lt; ApplicationController</text:p>
        <text:p text:style-name="Preformatted_20_Text"><text:s text:c="2"/>.</text:p>
        <text:p text:style-name="Preformatted_20_Text"><text:s text:c="2"/>.</text:p>
        <text:p text:style-name="Preformatted_20_Text"><text:s text:c="2"/>.</text:p>
        <text:p text:style-name="Preformatted_20_Text"><text:s text:c="2"/>def create</text:p>
        <text:p text:style-name="Preformatted_20_Text"><text:s text:c="4"/>user = User.authenticate(params[:session][:email],</text:p>
        <text:p text:style-name="Preformatted_20_Text"><text:s text:c="29"/>params[:session][:password])</text:p>
        <text:p text:style-name="Preformatted_20_Text"><text:s text:c="4"/>if user.nil?</text:p>
        <text:p text:style-name="Preformatted_20_Text"><text:s text:c="6"/>flash.now[:error] = "Invalid email/password combination."</text:p>
        <text:p text:style-name="Preformatted_20_Text"><text:s text:c="6"/>@title = "Sign in"</text:p>
        <text:p text:style-name="Preformatted_20_Text"><text:s text:c="6"/>render 'new'</text:p>
        <text:p text:style-name="Preformatted_20_Text"><text:s text:c="4"/>else</text:p>
        <text:p text:style-name="Preformatted_20_Text"><text:s text:c="6"/># Sign the user in and redirect to the user's show page.</text:p>
        <text:p text:style-name="Preformatted_20_Text"><text:s text:c="4"/>end</text:p>
        <text:p text:style-name="Preformatted_20_Text"><text:s text:c="2"/>end</text:p>
        <text:p text:style-name="Preformatted_20_Text"><text:s text:c="2"/>.</text:p>
        <text:p text:style-name="Preformatted_20_Text"><text:s text:c="2"/>.</text:p>
        <text:p text:style-name="Preformatted_20_Text"><text:s text:c="2"/>.</text:p>
        <text:p text:style-name="P6">end</text:p>
        <text:p text:style-name="Text_20_body">Recall from <text:a xlink:type="simple" xlink:href="http://railstutorial.org/chapters/sign-up?version=2.3#sec:failed_signup">Section 8.4.2</text:a> that we displayed signup errors using the User model error messages. Since the session isn’t an Active Record model, this strategy won’t work here, so instead we’ve put a message in the flash (or, rather, in <text:span text:style-name="Source_20_Text">flash.now</text:span>;<text:bookmark text:name="fnref:9.7"/><text:a xlink:type="simple" xlink:href="http://railstutorial.org/chapters/sign-in-sign-out?version=2.3#fn:9.7">7</text:a> see <text:a xlink:type="simple" xlink:href="http://railstutorial.org/chapters/sign-in-sign-out?version=2.3#sidebar:flash_now">Box 9.1</text:a>). Thanks to the flash message display in the site layout (<text:a xlink:type="simple" xlink:href="http://railstutorial.org/chapters/sign-up?version=2.3#code:layout_flash">Listing 8.15</text:a>), the <text:span text:style-name="Source_20_Text">flash[:error]</text:span> message automatically gets displayed; thanks to the Blueprint CSS, it automatically gets nice styling (<text:a xlink:type="simple" xlink:href="http://railstutorial.org/chapters/sign-in-sign-out?version=2.3#fig:failed_signin">Figure 9.5</text:a>).</text:p>
        <text:section text:style-name="Sect1" text:name="sidebar:flash_now">
          <text:p text:style-name="Text_20_body"/>
        </text:section>
        <text:p text:style-name="Text_20_body">Box 9.1.Flash dot now </text:p>
        <text:p text:style-name="Text_20_body">There’s a subtle difference between <text:span text:style-name="Source_20_Text">flash</text:span> and <text:span text:style-name="Source_20_Text">flash.now</text:span>. The <text:span text:style-name="Source_20_Text">flash</text:span> variable is designed to be <text:soft-page-break/>used before a <text:span text:style-name="Emphasis">redirect</text:span>, and it persists on the resulting page for one request—that is, it appears once, and disappears when you click on another link. Unfortunately, this means that if we <text:span text:style-name="Emphasis">don’t</text:span> redirect, and instead simply render a page (as in <text:a xlink:type="simple" xlink:href="http://railstutorial.org/chapters/sign-in-sign-out?version=2.3#code:signin_failure">Listing 9.8</text:a>), the flash message persists for <text:span text:style-name="Emphasis">two</text:span> requests: it appears on the rendered page but is still waiting for a “redirect” (i.e., a second request), and thus appears <text:span text:style-name="Emphasis">again</text:span> if you click a link.</text:p>
        <text:p text:style-name="Text_20_body">To avoid this weird behavior, when <text:span text:style-name="Source_20_Text">render</text:span>ing rather than <text:span text:style-name="Source_20_Text">redirect</text:span>ing we use <text:span text:style-name="Source_20_Text">flash.now</text:span> instead of <text:span text:style-name="Source_20_Text">flash</text:span>. The <text:span text:style-name="Source_20_Text">flash.now</text:span> object is specifically designed for displaying flash messages on rendered pages. If you ever find yourself wondering why a flash message is showing up where you don’t expect it, the chances are good that you need to replace <text:span text:style-name="Source_20_Text">flash</text:span> with <text:span text:style-name="Source_20_Text">flash.now</text:span>.</text:p>
        <text:section text:style-name="Sect1" text:name="fig:failed_signin">
          <text:p text:style-name="Text_20_body"/>
        </text:section>
        <text:p text:style-name="P3"><draw:frame draw:style-name="fr1" draw:name="graphics5" text:anchor-type="as-char" svg:width="0.7862in" svg:height="0.3929in" draw:z-index="12"><draw:image xlink:href="http://railstutorial.org/images/figures/failed_signin.png" xlink:type="simple" xlink:show="embed" xlink:actuate="onLoad"/><svg:title>failed_signin</svg:title></draw:frame></text:p>
        <text:p text:style-name="P3">Figure 9.5: A failed signin (with a flash message). <text:a xlink:type="simple" xlink:href="http://www.railstutorial.org/images/figures/failed_signin-full.png">(full size)</text:a></text:p>
        <text:section text:style-name="Sect1" text:name="sec:signin_success">
          <text:p text:style-name="P3"/>
        </text:section>
        <text:h text:style-name="Heading_20_2" text:outline-level="2"><text:bookmark text:name="sec:9.3"/><text:a xlink:type="simple" xlink:href="http://railstutorial.org/chapters/sign-in-sign-out?version=2.3#sec:signin_success">9.3 Signin success</text:a></text:h>
        <text:p text:style-name="Text_20_body">Having handled a failed signin, we now need to actually sign a user in. A hint of where we’re going—the user profile page, with modified navigation links—is mocked up in <text:a xlink:type="simple" xlink:href="http://railstutorial.org/chapters/sign-in-sign-out?version=2.3#fig:signin_success_mockup">Figure 9.6</text:a>.<text:bookmark text:name="fnref:9.8"/><text:a xlink:type="simple" xlink:href="http://railstutorial.org/chapters/sign-in-sign-out?version=2.3#fn:9.8">8</text:a> Getting there will require some of the most challenging Ruby programming so far in this tutorial, so hang in there through the end and be prepared for a little heavy lifting. Happily, the first step is easy—completing the Sessions controller <text:span text:style-name="Source_20_Text">create</text:span> action is a snap. Unfortunately, it’s also a cheat.</text:p>
        <text:section text:style-name="Sect1" text:name="fig:signin_success_mockup">
          <text:p text:style-name="Text_20_body"/>
        </text:section>
        <text:p text:style-name="P3"><draw:frame draw:style-name="fr1" draw:name="graphics6" text:anchor-type="as-char" svg:width="0.7862in" svg:height="0.3929in" draw:z-index="13"><draw:image xlink:href="http://railstutorial.org/images/figures/signin_success_mockup.png" xlink:type="simple" xlink:show="embed" xlink:actuate="onLoad"/><svg:title>signin_success_mockup</svg:title></draw:frame></text:p>
        <text:p text:style-name="P3">Figure 9.6: A mockup of the user profile after a successful signin (with updated nav links).  <text:a xlink:type="simple" xlink:href="http://www.railstutorial.org/images/figures/signin_success_mockup-full.png">(full size)</text:a></text:p>
        <text:section text:style-name="Sect1" text:name="sec:the_completed_create_action">
          <text:p text:style-name="P3"/>
        </text:section>
        <text:h text:style-name="Heading_20_3" text:outline-level="3"><text:bookmark text:name="sec:9.3.1"/><text:a xlink:type="simple" xlink:href="http://railstutorial.org/chapters/sign-in-sign-out?version=2.3#sec:the_completed_create_action">9.3.1 The completed </text:a><text:a xlink:type="simple" xlink:href="http://railstutorial.org/chapters/sign-in-sign-out?version=2.3#sec:the_completed_create_action"><text:span text:style-name="Source_20_Text">create</text:span></text:a><text:a xlink:type="simple" xlink:href="http://railstutorial.org/chapters/sign-in-sign-out?version=2.3#sec:the_completed_create_action"> action</text:a></text:h>
        <text:p text:style-name="Text_20_body">Filling in the area now occupied by the signin comment (<text:a xlink:type="simple" xlink:href="http://railstutorial.org/chapters/sign-in-sign-out?version=2.3#code:signin_failure">Listing 9.8</text:a>) is simple: upon successful signin, we sign the user in using the <text:span text:style-name="Source_20_Text">sign_in</text:span> function, and then redirect to the profile page (<text:a xlink:type="simple" xlink:href="http://railstutorial.org/chapters/sign-in-sign-out?version=2.3#code:sign_in_success_not_yet_working">Listing 9.9</text:a>). We see now why this is a cheat: alas, <text:span text:style-name="Source_20_Text">sign_in</text:span> doesn’t currently exist. Writing it will occupy the rest of this section.</text:p>
        <text:section text:style-name="Sect1" text:name="code:sign_in_success_not_yet_working">
          <text:p text:style-name="Text_20_body"/>
        </text:section>
        <text:p text:style-name="Text_20_body">Listing 9.9. The completed Sessions controller <text:span text:style-name="Source_20_Text">create</text:span> action (not yet working). <text:line-break/><text:span text:style-name="Source_20_Text">app/controllers/sessions_controller.rb</text:span> <draw:frame draw:name="clippy" text:anchor-type="as-char" svg:width="1.1457in" svg:height="0.1457in" draw:z-index="14"><draw:plugin xlink:href="http://railstutorial.org/flash/clippy.swf" xlink:type="simple" xlink:show="embed" xlink:actuate="onLoad" draw:mime-type="application/x-shockwave-flash"><draw:param draw:name="bgcolor" draw:value="#ffffff"/><draw:param draw:name="flashvars" draw:value="text=class%20SessionsController%20%3C%20ApplicationController%0A%20%20.%0A%20%20.%0A%20%20.%0A%20%20def%20create%0A%20%20%20%20user%20=%20User.authenticate(params[:session][:email],%0A%20%20%20%20%20%20%20%20%20%20%20%20%20%20%20%20%20%20%20%20%20%20%20%20%20%20%20%20%20params[:session][:password])%0A%20%20%20%20if%20user.nil?%0A%20%20%20%20%20%20flash.now[:error]%20=%20%22Invalid%20email/password%20combination.%22%0A%20%20%20%20%20%20@title%20=%20%22Sign%20in%22%0A%20%20%20%20%20%20render%20'new'%0A%20%20%20%20else%0A%20%20%20%20%20%20sign_in%20user%0A%20%20%20%20%20%20redirect_to%20user%0A%20%20%20%20end%0A%20%20end%0A%20%20.%0A%20%20.%0A%20%20.%0Aend%0A"/><draw:param draw:name="pluginspage" draw:value="http://www.macromedia.com/go/getflashplayer"/><draw:param draw:name="allowscriptaccess" draw:value="always"/><draw:param draw:name="quality" draw:value="high"/></draw:plugin></draw:frame> </text:p>
        <text:p text:style-name="Preformatted_20_Text">class SessionsController &lt; ApplicationController</text:p>
        <text:p text:style-name="Preformatted_20_Text"><text:s text:c="2"/>.</text:p>
        <text:p text:style-name="Preformatted_20_Text"><text:s text:c="2"/>.</text:p>
        <text:p text:style-name="Preformatted_20_Text"><text:s text:c="2"/>.</text:p>
        <text:p text:style-name="Preformatted_20_Text"><text:s text:c="2"/>def create</text:p>
        <text:p text:style-name="Preformatted_20_Text"><text:s text:c="4"/>user = User.authenticate(params[:session][:email],</text:p>
        <text:p text:style-name="Preformatted_20_Text"><text:s text:c="29"/>params[:session][:password])</text:p>
        <text:p text:style-name="Preformatted_20_Text"><text:s text:c="4"/>if user.nil?</text:p>
        <text:p text:style-name="Preformatted_20_Text"><text:s text:c="6"/>flash.now[:error] = "Invalid email/password combination."</text:p>
        <text:p text:style-name="Preformatted_20_Text"><text:s text:c="6"/>@title = "Sign in"</text:p>
        <text:p text:style-name="Preformatted_20_Text"><text:soft-page-break/><text:s text:c="6"/>render 'new'</text:p>
        <text:p text:style-name="Preformatted_20_Text"><text:s text:c="4"/>else</text:p>
        <text:p text:style-name="Preformatted_20_Text"><text:s text:c="6"/>sign_in user</text:p>
        <text:p text:style-name="Preformatted_20_Text"><text:s text:c="6"/>redirect_to user</text:p>
        <text:p text:style-name="Preformatted_20_Text"><text:s text:c="4"/>end</text:p>
        <text:p text:style-name="Preformatted_20_Text"><text:s text:c="2"/>end</text:p>
        <text:p text:style-name="Preformatted_20_Text"><text:s text:c="2"/>.</text:p>
        <text:p text:style-name="Preformatted_20_Text"><text:s text:c="2"/>.</text:p>
        <text:p text:style-name="Preformatted_20_Text"><text:s text:c="2"/>.</text:p>
        <text:p text:style-name="P6">end</text:p>
        <text:p text:style-name="Text_20_body">Even though we lack the <text:span text:style-name="Source_20_Text">sign_in</text:span> function, we can still write the tests (<text:a xlink:type="simple" xlink:href="http://railstutorial.org/chapters/sign-in-sign-out?version=2.3#code:pending_signin_tests">Listing 9.10</text:a>). (We’ll fill in the body of the first test in <text:a xlink:type="simple" xlink:href="http://railstutorial.org/chapters/sign-in-sign-out?version=2.3#sec:current_user">Section 9.3.4</text:a>.)</text:p>
        <text:section text:style-name="Sect1" text:name="code:pending_signin_tests">
          <text:p text:style-name="Text_20_body"/>
        </text:section>
        <text:p text:style-name="Text_20_body">Listing 9.10. Pending tests for user signin (to be completed in <text:a xlink:type="simple" xlink:href="http://railstutorial.org/chapters/sign-in-sign-out?version=2.3#sec:current_user">Section 9.3.4</text:a>). <text:line-break/><text:span text:style-name="Source_20_Text">spec/controllers/sessions_controller_spec.rb</text:span> <draw:frame draw:name="clippy" text:anchor-type="as-char" svg:width="1.1457in" svg:height="0.1457in" draw:z-index="15"><draw:plugin xlink:href="http://railstutorial.org/flash/clippy.swf" xlink:type="simple" xlink:show="embed" xlink:actuate="onLoad" draw:mime-type="application/x-shockwave-flash"><draw:param draw:name="bgcolor" draw:value="#ffffff"/><draw:param draw:name="flashvars" draw:value="text=describe%20SessionsController%20do%0A%20%20.%0A%20%20.%0A%20%20.%0A%20%20describe%20%22POST%20'create'%22%20do%0A%20%20%20%20.%0A%20%20%20%20.%0A%20%20%20%20.%0A%20%20%20%20describe%20%22with%20valid%20email%20and%20password%22%20do%0A%0A%20%20%20%20%20%20before(:each)%20do%0A%20%20%20%20%20%20%20%20@user%20=%20Factory(:user)%0A%20%20%20%20%20%20%20%20@attr%20=%20%7B%20:email%20=%3E%20@user.email,%20:password%20=%3E%20@user.password%20%7D%0A%20%20%20%20%20%20%20%20User.should_receive(:authenticate).%0A%20%20%20%20%20%20%20%20%20%20%20%20%20with(@user.email,%20@user.password).%0A%20%20%20%20%20%20%20%20%20%20%20%20%20and_return(@user)%0A%20%20%20%20%20%20end%0A%0A%20%20%20%20%20%20it%20%22should%20sign%20the%20user%20in%22%20do%0A%20%20%20%20%20%20%20%20post%20:create,%20:session%20=%3E%20@attr%0A%20%20%20%20%20%20%20%20%23%20Fill%20in%20with%20tests%20for%20a%20signed%2Din%20user.%0A%20%20%20%20%20%20end%0A%20%20%20%20%20%20%0A%20%20%20%20%20%20it%20%22should%20redirect%20to%20the%20user%20show%20page%22%20do%0A%20%20%20%20%20%20%20%20post%20:create,%20:session%20=%3E%20@attr%0A%20%20%20%20%20%20%20%20response.should%20redirect_to(user_path(@user))%0A%20%20%20%20%20%20end%0A%20%20%20%20end%0A%20%20end%0Aend%0A"/><draw:param draw:name="pluginspage" draw:value="http://www.macromedia.com/go/getflashplayer"/><draw:param draw:name="allowscriptaccess" draw:value="always"/><draw:param draw:name="quality" draw:value="high"/></draw:plugin></draw:frame> </text:p>
        <text:p text:style-name="Preformatted_20_Text">describe SessionsController do</text:p>
        <text:p text:style-name="Preformatted_20_Text"><text:s text:c="2"/>.</text:p>
        <text:p text:style-name="Preformatted_20_Text"><text:s text:c="2"/>.</text:p>
        <text:p text:style-name="Preformatted_20_Text"><text:s text:c="2"/>.</text:p>
        <text:p text:style-name="Preformatted_20_Text"><text:s text:c="2"/>describe "POST 'create'" do</text:p>
        <text:p text:style-name="Preformatted_20_Text"><text:s text:c="4"/>.</text:p>
        <text:p text:style-name="Preformatted_20_Text"><text:s text:c="4"/>.</text:p>
        <text:p text:style-name="Preformatted_20_Text"><text:s text:c="4"/>.</text:p>
        <text:p text:style-name="Preformatted_20_Text"><text:s text:c="4"/>describe "with valid email and password" do</text:p>
        <text:p text:style-name="Preformatted_20_Text"/>
        <text:p text:style-name="Preformatted_20_Text"><text:s text:c="6"/>before(:each) do</text:p>
        <text:p text:style-name="Preformatted_20_Text"><text:s text:c="8"/>@user = Factory(:user)</text:p>
        <text:p text:style-name="Preformatted_20_Text"><text:s text:c="8"/>@attr = { :email =&gt; @user.email, :password =&gt; @user.password }</text:p>
        <text:p text:style-name="Preformatted_20_Text"><text:s text:c="8"/>User.should_receive(:authenticate).</text:p>
        <text:p text:style-name="Preformatted_20_Text"><text:s text:c="13"/>with(@user.email, @user.password).</text:p>
        <text:p text:style-name="Preformatted_20_Text"><text:s text:c="13"/>and_return(@user)</text:p>
        <text:p text:style-name="Preformatted_20_Text"><text:s text:c="6"/>end</text:p>
        <text:p text:style-name="Preformatted_20_Text"/>
        <text:p text:style-name="Preformatted_20_Text"><text:s text:c="6"/>it "should sign the user in" do</text:p>
        <text:p text:style-name="Preformatted_20_Text"><text:s text:c="8"/>post :create, :session =&gt; @attr</text:p>
        <text:p text:style-name="Preformatted_20_Text"><text:s text:c="8"/># Fill in with tests for a signed-in user.</text:p>
        <text:p text:style-name="Preformatted_20_Text"><text:s text:c="6"/>end</text:p>
        <text:p text:style-name="Preformatted_20_Text"/>
        <text:p text:style-name="Preformatted_20_Text"><text:s text:c="6"/>it "should redirect to the user show page" do</text:p>
        <text:p text:style-name="Preformatted_20_Text"><text:s text:c="8"/>post :create, :session =&gt; @attr</text:p>
        <text:p text:style-name="Preformatted_20_Text"><text:s text:c="8"/>response.should redirect_to(user_path(@user))</text:p>
        <text:p text:style-name="Preformatted_20_Text"><text:s text:c="6"/>end</text:p>
        <text:p text:style-name="Preformatted_20_Text"><text:s text:c="4"/>end</text:p>
        <text:p text:style-name="Preformatted_20_Text"><text:s text:c="2"/>end</text:p>
        <text:p text:style-name="P6">end</text:p>
        <text:p text:style-name="Text_20_body">In analogy with the message expectation in <text:a xlink:type="simple" xlink:href="http://railstutorial.org/chapters/sign-in-sign-out?version=2.3#code:failed_signin_tests">Listing 9.7</text:a>, <text:a xlink:type="simple" xlink:href="http://railstutorial.org/chapters/sign-in-sign-out?version=2.3#code:pending_signin_tests">Listing 9.10</text:a> sets up the expectation that <text:span text:style-name="Source_20_Text">User.authenticate</text:span> gets called with the right email/password combination, in this case (for a valid combination) returning the factory user:</text:p>
        <text:p text:style-name="Preformatted_20_Text">@user = Factory(:user)</text:p>
        <text:p text:style-name="Preformatted_20_Text">@attr = { :email =&gt; @user.email, :password =&gt; @user.password }</text:p>
        <text:p text:style-name="Preformatted_20_Text">User.should_receive(:authenticate).</text:p>
        <text:p text:style-name="Preformatted_20_Text"><text:s text:c="5"/>with(@user.email, @user.password).</text:p>
        <text:p text:style-name="P6"><text:soft-page-break/><text:s text:c="5"/>and_return(@user)</text:p>
        <text:section text:style-name="Sect1" text:name="sec:remember_me">
          <text:p text:style-name="Text_20_body"/>
        </text:section>
        <text:h text:style-name="Heading_20_3" text:outline-level="3"><text:bookmark text:name="sec:9.3.2"/><text:a xlink:type="simple" xlink:href="http://railstutorial.org/chapters/sign-in-sign-out?version=2.3#sec:remember_me">9.3.2 Remember me</text:a></text:h>
        <text:p text:style-name="Text_20_body">There are many moving parts in the signin machinery. Our strategy is to push a few elements onto the <text:a xlink:type="simple" xlink:href="http://en.wikipedia.org/wiki/Stack_%28data_structure%29">stack</text:a>, and then pop them off as the section unfolds. Have patience if you get bogged down; you’ll probably have to get all the way through before you see how it all fits together.</text:p>
        <text:p text:style-name="Text_20_body">The signin functions will end up crossing the traditional Model-View-Controller lines; in particular, several signin functions will need to be available in both controllers and views. You may recall from <text:a xlink:type="simple" xlink:href="http://railstutorial.org/chapters/rails-flavored-ruby?version=2.3#sec:back_to_the_title_helper">Section 4.2.5</text:a> that Ruby provides a <text:span text:style-name="Emphasis">module</text:span> facility for packaging functions together and including them in multiple places, and that’s the plan for the authentication functions. We could make an entirely new module for authentication, but the Sessions controller already comes equipped with a module, namely, <text:span text:style-name="Source_20_Text">SessionsHelper</text:span>. Moreover, helpers are automatically included in Rails views, so all we need to do to use the Sessions helper functions in controllers is to include the module into the Application controller (<text:a xlink:type="simple" xlink:href="http://railstutorial.org/chapters/sign-in-sign-out?version=2.3#code:sessions_helper_include">Listing 9.11</text:a>).</text:p>
        <text:section text:style-name="Sect1" text:name="code:sessions_helper_include">
          <text:p text:style-name="Text_20_body"/>
        </text:section>
        <text:p text:style-name="Text_20_body">Listing 9.11. Including the Sessions helper module into the Application controller. <text:line-break/><text:span text:style-name="Source_20_Text">app/controllers/application_controller.rb</text:span> <draw:frame draw:name="clippy" text:anchor-type="as-char" svg:width="1.1457in" svg:height="0.1457in" draw:z-index="16"><draw:plugin xlink:href="http://railstutorial.org/flash/clippy.swf" xlink:type="simple" xlink:show="embed" xlink:actuate="onLoad" draw:mime-type="application/x-shockwave-flash"><draw:param draw:name="bgcolor" draw:value="#ffffff"/><draw:param draw:name="flashvars" draw:value="text=class%20ApplicationController%20%3C%20ActionController::Base%0A%20%20helper%20:all%20%23%20include%20all%20helpers,%20all%20the%20time%0A%20%20include%20SessionsHelper%0A%20%20.%0A%20%20.%0A%20%20.%0Aend%0A"/><draw:param draw:name="pluginspage" draw:value="http://www.macromedia.com/go/getflashplayer"/><draw:param draw:name="allowscriptaccess" draw:value="always"/><draw:param draw:name="quality" draw:value="high"/></draw:plugin></draw:frame> </text:p>
        <text:p text:style-name="Preformatted_20_Text">class ApplicationController &lt; ActionController::Base</text:p>
        <text:p text:style-name="Preformatted_20_Text"><text:s text:c="2"/>helper :all # include all helpers, all the time</text:p>
        <text:p text:style-name="Preformatted_20_Text"><text:s text:c="2"/>include SessionsHelper</text:p>
        <text:p text:style-name="Preformatted_20_Text"><text:s text:c="2"/>.</text:p>
        <text:p text:style-name="Preformatted_20_Text"><text:s text:c="2"/>.</text:p>
        <text:p text:style-name="Preformatted_20_Text"><text:s text:c="2"/>.</text:p>
        <text:p text:style-name="P6">end</text:p>
        <text:p text:style-name="Text_20_body">Here the line <text:span text:style-name="Source_20_Text">helper :all</text:span> includes the helpers in all the <text:span text:style-name="Source_20_Text">views</text:span>, but not in the controllers. We need the methods from the Sessions helper in both places, so we have to include it explicitly.</text:p>
        <text:section text:style-name="Sect1" text:name="sidebar:session_cookie">
          <text:p text:style-name="Text_20_body"/>
        </text:section>
        <text:p text:style-name="Text_20_body">Box 9.2.Sessions and cookies </text:p>
        <text:p text:style-name="Text_20_body">Because HTTP is a <text:a xlink:type="simple" xlink:href="http://en.wikipedia.org/wiki/Hypertext_Transfer_Protocol#HTTP_session_state"><text:span text:style-name="Emphasis">stateless protocol</text:span></text:a>, web applications requiring user signin must implement a way to track each user’s progress from page to page. One technique for maintaining the user signin status is to use a traditional Rails session (via the special <text:span text:style-name="Source_20_Text">session</text:span> function) to store a <text:span text:style-name="Emphasis">remember token</text:span> equal to the user’s id:</text:p>
        <text:p text:style-name="P6"><text:s text:c="2"/>session[:remember_token] = user.id</text:p>
        <text:p text:style-name="Text_20_body">This <text:span text:style-name="Source_20_Text">session</text:span> object makes the user id available from page to page by storing it in a cookie that expires upon browser close. On each page, the application can simply call</text:p>
        <text:p text:style-name="P6"><text:s text:c="2"/>User.find_by_id(session[:remember_token])</text:p>
        <text:p text:style-name="Text_20_body">to retrieve the user. Because of the way Rails handles sessions, this process is secure; if a malicious user tries to spoof the user id, Rails will detect a mismatch based on a special <text:span text:style-name="Emphasis">session id</text:span> generated for each session.</text:p>
        <text:p text:style-name="Text_20_body">For our application’s design choice, which involves <text:span text:style-name="Emphasis">persistent</text:span> sessions—that is, signin status that lasts <text:soft-page-break/>even after browser close—storing the user id is a security hole. As soon as we break the tie between the special session id and the stored user id, a malicious user could sign in as that user with a <text:span text:style-name="Source_20_Text">remember_token</text:span> equal to the user’s id. To fix this flaw, we generate a unique, secure remember token for each user based on the user’s salt and id. Moreover, a <text:span text:style-name="Emphasis">permanent</text:span> remember token would also represent a security hole—by inspecting the browser cookies, a malicious user could find the token and then use it to sign in from any other computer, any time. We solve this by adding a <text:span text:style-name="Emphasis">timestamp</text:span> to the token, and reset the token every time the user signs into the application. This results in a persistent session essentially impervious to attack.</text:p>
        <text:p text:style-name="Text_20_body">Now we’re ready for the first signin element, the <text:span text:style-name="Source_20_Text">sign_in</text:span> function itself. Our authentication method is to place a <text:span text:style-name="Emphasis">remember token</text:span> as a cookie on the user’s browser (<text:a xlink:type="simple" xlink:href="http://railstutorial.org/chapters/sign-in-sign-out?version=2.3#sidebar:session_cookie">Box 9.2</text:a>), and then use the token to find the user record in the database as the user moves from page to page (implemented in <text:a xlink:type="simple" xlink:href="http://railstutorial.org/chapters/sign-in-sign-out?version=2.3#sec:current_user">Section 9.3.4</text:a>). The result, <text:a xlink:type="simple" xlink:href="http://railstutorial.org/chapters/sign-in-sign-out?version=2.3#code:sign_in_function">Listing 9.12</text:a>, pushes three things onto the stack: the <text:span text:style-name="Source_20_Text">remember_me!</text:span> method, the <text:span text:style-name="Source_20_Text">cookies</text:span> hash, and <text:span text:style-name="Source_20_Text">current_user</text:span>. Let’s start popping them off.</text:p>
        <text:section text:style-name="Sect1" text:name="code:sign_in_function">
          <text:p text:style-name="Text_20_body"/>
        </text:section>
        <text:p text:style-name="Text_20_body">Listing 9.12. The complete (but not-yet-working) <text:span text:style-name="Source_20_Text">sign_in</text:span> function. <text:line-break/><text:span text:style-name="Source_20_Text">app/helpers/sessions_helper.rb</text:span> <draw:frame draw:name="clippy" text:anchor-type="as-char" svg:width="1.1457in" svg:height="0.1457in" draw:z-index="17"><draw:plugin xlink:href="http://railstutorial.org/flash/clippy.swf" xlink:type="simple" xlink:show="embed" xlink:actuate="onLoad" draw:mime-type="application/x-shockwave-flash"><draw:param draw:name="bgcolor" draw:value="#ffffff"/><draw:param draw:name="flashvars" draw:value="text=module%20SessionsHelper%0A%0A%20%20def%20sign_in(user)%0A%20%20%20%20user.remember_me!%0A%20%20%20%20cookies[:remember_token]%20=%20%7B%20:value%20%20%20=%3E%20user.remember_token,%0A%20%20%20%20%20%20%20%20%20%20%20%20%20%20%20%20%20%20%20%20%20%20%20%20%20%20%20%20%20%20%20%20%20:expires%20=%3E%2020.years.from_now.utc%20%7D%0A%20%20%20%20self.current_user%20=%20user%0A%20%20end%0Aend%0A"/><draw:param draw:name="pluginspage" draw:value="http://www.macromedia.com/go/getflashplayer"/><draw:param draw:name="allowscriptaccess" draw:value="always"/><draw:param draw:name="quality" draw:value="high"/></draw:plugin></draw:frame> </text:p>
        <text:p text:style-name="Preformatted_20_Text">module SessionsHelper</text:p>
        <text:p text:style-name="Preformatted_20_Text"/>
        <text:p text:style-name="Preformatted_20_Text"><text:s text:c="2"/>def sign_in(user)</text:p>
        <text:p text:style-name="Preformatted_20_Text"><text:s text:c="4"/>user.remember_me!</text:p>
        <text:p text:style-name="Preformatted_20_Text"><text:s text:c="4"/>cookies[:remember_token] = { :value <text:s text:c="2"/>=&gt; user.remember_token,</text:p>
        <text:p text:style-name="Preformatted_20_Text"><text:s text:c="33"/>:expires =&gt; 20.years.from_now.utc }</text:p>
        <text:p text:style-name="Preformatted_20_Text"><text:s text:c="4"/>self.current_user = user</text:p>
        <text:p text:style-name="Preformatted_20_Text"><text:s text:c="2"/>end</text:p>
        <text:p text:style-name="P6">end</text:p>
        <text:p text:style-name="Text_20_body">We begin with the <text:span text:style-name="Source_20_Text">remember_me!</text:span> method. This method’s job is to save the user’s remember token to the database. We can outline the expected behavior using some tests, which, because <text:span text:style-name="Source_20_Text">remember_me!</text:span> acts on users, are tests on the User model (<text:a xlink:type="simple" xlink:href="http://railstutorial.org/chapters/sign-in-sign-out?version=2.3#code:remember_me_tests">Listing 9.13</text:a>).<text:bookmark text:name="fnref:9.9"/><text:a xlink:type="simple" xlink:href="http://railstutorial.org/chapters/sign-in-sign-out?version=2.3#fn:9.9">9</text:a></text:p>
        <text:section text:style-name="Sect1" text:name="code:remember_me_tests">
          <text:p text:style-name="Text_20_body"/>
        </text:section>
        <text:p text:style-name="Text_20_body">Listing 9.13. Tests for the <text:span text:style-name="Source_20_Text">remember_me!</text:span> method. <text:line-break/><text:span text:style-name="Source_20_Text">spec/models/user_spec.rb</text:span> <draw:frame draw:name="clippy" text:anchor-type="as-char" svg:width="1.1457in" svg:height="0.1457in" draw:z-index="18"><draw:plugin xlink:href="http://railstutorial.org/flash/clippy.swf" xlink:type="simple" xlink:show="embed" xlink:actuate="onLoad" draw:mime-type="application/x-shockwave-flash"><draw:param draw:name="bgcolor" draw:value="#ffffff"/><draw:param draw:name="flashvars" draw:value="text=describe%20User%20do%0A%20%20.%0A%20%20.%0A%20%20.%0A%20%20describe%20%22remember%20me%22%20do%0A%20%20%20%20%0A%20%20%20%20before(:each)%20do%0A%20%20%20%20%20%20@user%20=%20User.create!(@attr)%0A%20%20%20%20end%0A%20%20%20%20%0A%20%20%20%20it%20%22should%20have%20a%20remember%20token%22%20do%0A%20%20%20%20%20%20@user.should%20respond_to(:remember_token)%0A%20%20%20%20end%0A%20%20%20%20%0A%20%20%20%20it%20%22should%20have%20a%20remember_me!%20method%22%20do%0A%20%20%20%20%20%20@user.should%20respond_to(:remember_me!)%0A%20%20%20%20end%0A%20%20%20%20%0A%20%20%20%20it%20%22should%20set%20the%20remember%20token%22%20do%0A%20%20%20%20%20%20@user.remember_me!%0A%20%20%20%20%20%20@user.remember_token.should_not%20be_nil%0A%20%20%20%20end%0A%20%20end%0Aend%0A"/><draw:param draw:name="pluginspage" draw:value="http://www.macromedia.com/go/getflashplayer"/><draw:param draw:name="allowscriptaccess" draw:value="always"/><draw:param draw:name="quality" draw:value="high"/></draw:plugin></draw:frame> </text:p>
        <text:p text:style-name="Preformatted_20_Text">describe User do</text:p>
        <text:p text:style-name="Preformatted_20_Text"><text:s text:c="2"/>.</text:p>
        <text:p text:style-name="Preformatted_20_Text"><text:s text:c="2"/>.</text:p>
        <text:p text:style-name="Preformatted_20_Text"><text:s text:c="2"/>.</text:p>
        <text:p text:style-name="Preformatted_20_Text"><text:s text:c="2"/>describe "remember me" do</text:p>
        <text:p text:style-name="Preformatted_20_Text"/>
        <text:p text:style-name="Preformatted_20_Text"><text:s text:c="4"/>before(:each) do</text:p>
        <text:p text:style-name="Preformatted_20_Text"><text:s text:c="6"/>@user = User.create!(@attr)</text:p>
        <text:p text:style-name="Preformatted_20_Text"><text:s text:c="4"/>end</text:p>
        <text:p text:style-name="Preformatted_20_Text"/>
        <text:p text:style-name="Preformatted_20_Text"><text:s text:c="4"/>it "should have a remember token" do</text:p>
        <text:p text:style-name="Preformatted_20_Text"><text:s text:c="6"/>@user.should respond_to(:remember_token)</text:p>
        <text:p text:style-name="Preformatted_20_Text"><text:s text:c="4"/>end</text:p>
        <text:p text:style-name="Preformatted_20_Text"/>
        <text:p text:style-name="Preformatted_20_Text"><text:s text:c="4"/>it "should have a remember_me! method" do</text:p>
        <text:p text:style-name="Preformatted_20_Text"><text:s text:c="6"/>@user.should respond_to(:remember_me!)</text:p>
        <text:p text:style-name="Preformatted_20_Text"><text:s text:c="4"/>end</text:p>
        <text:p text:style-name="Preformatted_20_Text"/>
        <text:p text:style-name="Preformatted_20_Text"><text:soft-page-break/><text:s text:c="4"/>it "should set the remember token" do</text:p>
        <text:p text:style-name="Preformatted_20_Text"><text:s text:c="6"/>@user.remember_me!</text:p>
        <text:p text:style-name="Preformatted_20_Text"><text:s text:c="6"/>@user.remember_token.should_not be_nil</text:p>
        <text:p text:style-name="Preformatted_20_Text"><text:s text:c="4"/>end</text:p>
        <text:p text:style-name="Preformatted_20_Text"><text:s text:c="2"/>end</text:p>
        <text:p text:style-name="P6">end</text:p>
        <text:p text:style-name="Text_20_body">The <text:span text:style-name="Source_20_Text">remember_me!</text:span> method itself then appears as in <text:a xlink:type="simple" xlink:href="http://railstutorial.org/chapters/sign-in-sign-out?version=2.3#code:remember_me">Listing 9.14</text:a> (with the <text:span text:style-name="Source_20_Text">has_password?</text:span> method shown to give you some context).</text:p>
        <text:section text:style-name="Sect1" text:name="code:remember_me">
          <text:p text:style-name="Text_20_body"/>
        </text:section>
        <text:p text:style-name="Text_20_body">Listing 9.14. The <text:span text:style-name="Source_20_Text">remember_me!</text:span> method. <text:line-break/><text:span text:style-name="Source_20_Text">app/models/user.rb</text:span> <draw:frame draw:name="clippy" text:anchor-type="as-char" svg:width="1.1457in" svg:height="0.1457in" draw:z-index="19"><draw:plugin xlink:href="http://railstutorial.org/flash/clippy.swf" xlink:type="simple" xlink:show="embed" xlink:actuate="onLoad" draw:mime-type="application/x-shockwave-flash"><draw:param draw:name="bgcolor" draw:value="#ffffff"/><draw:param draw:name="flashvars" draw:value="text=class%20User%20%3C%20ActiveRecord::Base%0A%20%20.%0A%20%20.%0A%20%20.%0A%20%20before_save%20:encrypt_password%0A%20%20.%0A%20%20.%0A%20%20.%0A%20%20def%20has_password?(submitted_password)%0A%20%20%20%20encrypted_password%20==%20encrypt(submitted_password)%0A%20%20end%0A%0A%20%20def%20remember_me!%0A%20%20%20%20self.remember_token%20=%20encrypt(%22%23%7Bsalt%7D%2D%2D%23%7Bid%7D%2D%2D%23%7BTime.now.utc%7D%22)%0A%20%20%20%20save_without_validation%0A%20%20end%0A%20%20.%0A%20%20.%0A%20%20.%0A%20%20private%0A%0A%20%20%20%20def%20encrypt_password%0A%20%20%20%20%20%20unless%20password.nil?%0A%20%20%20%20%20%20%20%20self.salt%20=%20make_salt%0A%20%20%20%20%20%20%20%20self.encrypted_password%20=%20encrypt(password)%0A%20%20%20%20%20%20end%0A%20%20%20%20end%0A%20%20.%0A%20%20.%0A%20%20.%0Aend%0A"/><draw:param draw:name="pluginspage" draw:value="http://www.macromedia.com/go/getflashplayer"/><draw:param draw:name="allowscriptaccess" draw:value="always"/><draw:param draw:name="quality" draw:value="high"/></draw:plugin></draw:frame> </text:p>
        <text:p text:style-name="Preformatted_20_Text">class User &lt; ActiveRecord::Base</text:p>
        <text:p text:style-name="Preformatted_20_Text"><text:s text:c="2"/>.</text:p>
        <text:p text:style-name="Preformatted_20_Text"><text:s text:c="2"/>.</text:p>
        <text:p text:style-name="Preformatted_20_Text"><text:s text:c="2"/>.</text:p>
        <text:p text:style-name="Preformatted_20_Text"><text:s text:c="2"/>before_save :encrypt_password</text:p>
        <text:p text:style-name="Preformatted_20_Text"><text:s text:c="2"/>.</text:p>
        <text:p text:style-name="Preformatted_20_Text"><text:s text:c="2"/>.</text:p>
        <text:p text:style-name="Preformatted_20_Text"><text:s text:c="2"/>.</text:p>
        <text:p text:style-name="Preformatted_20_Text"><text:s text:c="2"/>def has_password?(submitted_password)</text:p>
        <text:p text:style-name="Preformatted_20_Text"><text:s text:c="4"/>encrypted_password == encrypt(submitted_password)</text:p>
        <text:p text:style-name="Preformatted_20_Text"><text:s text:c="2"/>end</text:p>
        <text:p text:style-name="Preformatted_20_Text"/>
        <text:p text:style-name="Preformatted_20_Text"><text:s text:c="2"/>def remember_me!</text:p>
        <text:p text:style-name="Preformatted_20_Text"><text:s text:c="4"/>self.remember_token = encrypt("#{salt}--#{id}--#{Time.now.utc}")</text:p>
        <text:p text:style-name="Preformatted_20_Text"><text:s text:c="4"/>save_without_validation</text:p>
        <text:p text:style-name="Preformatted_20_Text"><text:s text:c="2"/>end</text:p>
        <text:p text:style-name="Preformatted_20_Text"><text:s text:c="2"/>.</text:p>
        <text:p text:style-name="Preformatted_20_Text"><text:s text:c="2"/>.</text:p>
        <text:p text:style-name="Preformatted_20_Text"><text:s text:c="2"/>.</text:p>
        <text:p text:style-name="Preformatted_20_Text"><text:s text:c="2"/>private</text:p>
        <text:p text:style-name="Preformatted_20_Text"/>
        <text:p text:style-name="Preformatted_20_Text"><text:s text:c="4"/>def encrypt_password</text:p>
        <text:p text:style-name="Preformatted_20_Text"><text:s text:c="6"/>unless password.nil?</text:p>
        <text:p text:style-name="Preformatted_20_Text"><text:s text:c="8"/>self.salt = make_salt</text:p>
        <text:p text:style-name="Preformatted_20_Text"><text:s text:c="8"/>self.encrypted_password = encrypt(password)</text:p>
        <text:p text:style-name="Preformatted_20_Text"><text:s text:c="6"/>end</text:p>
        <text:p text:style-name="Preformatted_20_Text"><text:s text:c="4"/>end</text:p>
        <text:p text:style-name="Preformatted_20_Text"><text:s text:c="2"/>.</text:p>
        <text:p text:style-name="Preformatted_20_Text"><text:s text:c="2"/>.</text:p>
        <text:p text:style-name="Preformatted_20_Text"><text:s text:c="2"/>.</text:p>
        <text:p text:style-name="P6">end</text:p>
        <text:p text:style-name="Text_20_body">Here we set the remember token for each user using the <text:span text:style-name="Source_20_Text">encrypt</text:span> function from <text:a xlink:type="simple" xlink:href="http://railstutorial.org/chapters/modeling-and-viewing-users-two?version=2.3#sec:implementing_has_password">Section 7.2.3</text:a>. Since this token will be placed on the user’s browser, it needs to be both <text:span text:style-name="Emphasis">unique</text:span> and <text:span text:style-name="Emphasis">secure</text:span>. We accomplish this by encrypting the <text:span text:style-name="Source_20_Text">salt</text:span> with the <text:span text:style-name="Source_20_Text">id</text:span>, thereby guaranteeing that the token is different for each user and is impervious to a rainbow attack (<text:a xlink:type="simple" xlink:href="http://railstutorial.org/chapters/modeling-and-viewing-users-two?version=2.3#sec:secure_password_theory">Section 7.2.2</text:a>). As promised in <text:a xlink:type="simple" xlink:href="http://railstutorial.org/chapters/sign-in-sign-out?version=2.3#sidebar:session_cookie">Box 9.2</text:a>, we also add a timestamp (<text:span text:style-name="Source_20_Text">Time.now.utc</text:span>) as a security precaution, thereby ensuring that the token changes every time the user signs in.</text:p>
        <text:p text:style-name="Text_20_body">In order to establish the connection between the remember token and the user, we’ll store the remember token in the database and at some point (<text:a xlink:type="simple" xlink:href="http://railstutorial.org/chapters/sign-in-sign-out?version=2.3#code:current_user_working">Listing 9.19</text:a>) use the <text:span text:style-name="Source_20_Text">find_by_remember_token</text:span> method (created automatically by Active Record) to retrieve the user. This means that we must <text:span text:style-name="Emphasis">save</text:span> the user <text:soft-page-break/>after setting the remember token, but recall that users have a virtual <text:span text:style-name="Source_20_Text">password</text:span> attribute which is required to be present (<text:a xlink:type="simple" xlink:href="http://railstutorial.org/chapters/modeling-and-viewing-users-two?version=2.3#sec:password_validations">Section 7.1.1</text:a>). When calling the <text:span text:style-name="Source_20_Text">remember_me!</text:span> method, there is no password, so the validations will fail if we simply use <text:span text:style-name="Source_20_Text">save</text:span>. We bypass this in <text:a xlink:type="simple" xlink:href="http://railstutorial.org/chapters/sign-in-sign-out?version=2.3#code:remember_me">Listing 9.14</text:a> using the special <text:span text:style-name="Source_20_Text">save_without_validation</text:span> method, which saves the user without running the validations.</text:p>
        <text:p text:style-name="Text_20_body">Finally, note that we’ve updated the <text:span text:style-name="Source_20_Text">encrypt_password</text:span> method from <text:a xlink:type="simple" xlink:href="http://railstutorial.org/chapters/modeling-and-viewing-users-one?version=2.3#top">Chapter 6</text:a>. Even though we skip the validation step using <text:span text:style-name="Source_20_Text">save_without_validation</text:span>, the <text:span text:style-name="Source_20_Text">before_save</text:span> callback still fires; with the original code from <text:a xlink:type="simple" xlink:href="http://railstutorial.org/chapters/modeling-and-viewing-users-two?version=2.3#code:has_password_with_encrypt">Listing 7.10</text:a>,</text:p>
        <text:p text:style-name="Preformatted_20_Text">def encrypt_password</text:p>
        <text:p text:style-name="Preformatted_20_Text"><text:s text:c="2"/>self.salt = make_salt</text:p>
        <text:p text:style-name="Preformatted_20_Text"><text:s text:c="2"/>self.encrypted_password = encrypt(password)</text:p>
        <text:p text:style-name="P6">end</text:p>
        <text:p text:style-name="Text_20_body">when <text:span text:style-name="Source_20_Text">password</text:span> is <text:span text:style-name="Source_20_Text">nil</text:span> the user’s encrypted password would be reset to <text:span text:style-name="Source_20_Text">encrypt(nil)</text:span>, thus preventing the user from ever signing in again. (<text:a xlink:type="simple" xlink:href="http://railstutorial.org/chapters/sign-in-sign-out?version=2.3#sec:sign_in_out_exercises">Section 9.6</text:a> has an exercise to write an integration test that catches this problem.) To prevent this issue, we skip the encryption step when <text:span text:style-name="Source_20_Text">password</text:span> is <text:span text:style-name="Source_20_Text">nil</text:span>:<text:bookmark text:name="fnref:9.10"/><text:a xlink:type="simple" xlink:href="http://railstutorial.org/chapters/sign-in-sign-out?version=2.3#fn:9.10">10</text:a></text:p>
        <text:p text:style-name="Preformatted_20_Text">def encrypt_password</text:p>
        <text:p text:style-name="Preformatted_20_Text"><text:s text:c="2"/>unless password.nil?</text:p>
        <text:p text:style-name="Preformatted_20_Text"><text:s text:c="4"/>self.salt = make_salt</text:p>
        <text:p text:style-name="Preformatted_20_Text"><text:s text:c="4"/>self.encrypted_password = encrypt(password)</text:p>
        <text:p text:style-name="Preformatted_20_Text"><text:s text:c="2"/>end</text:p>
        <text:p text:style-name="P6">end</text:p>
        <text:p text:style-name="Text_20_body">With the code in <text:a xlink:type="simple" xlink:href="http://railstutorial.org/chapters/sign-in-sign-out?version=2.3#code:remember_me">Listing 9.14</text:a>, we’ve pushed the <text:span text:style-name="Source_20_Text">remember_token</text:span> onto the stack. Since it needs to be stored in the database, it should be an attribute on the User model; we can add it with a migration:</text:p>
        <text:p text:style-name="P6">$ script/generate migration add_remember_token_to_users remember_token:string</text:p>
        <text:p text:style-name="Text_20_body">This generates a nearly complete migration; the only extra step (shown in <text:a xlink:type="simple" xlink:href="http://railstutorial.org/chapters/sign-in-sign-out?version=2.3#code:remember_token_migration">Listing 9.15</text:a>) is to add an index on the <text:span text:style-name="Source_20_Text">remember_token</text:span> column. (Recall from <text:a xlink:type="simple" xlink:href="http://railstutorial.org/chapters/modeling-and-viewing-users-one?version=2.3#sidebar:database_indices">Box 6.2</text:a> that an index is important to avoid a full-table scan when finding by a particular attribute.)</text:p>
        <text:section text:style-name="Sect1" text:name="code:remember_token_migration">
          <text:p text:style-name="Text_20_body"/>
        </text:section>
        <text:p text:style-name="Text_20_body">Listing 9.15. The migration for the <text:span text:style-name="Source_20_Text">remember_token</text:span> attribute. <text:line-break/><text:span text:style-name="Source_20_Text">db/migrate/&lt;timestamp&gt;_add_remember_token_to_users.rb</text:span> <draw:frame draw:name="clippy" text:anchor-type="as-char" svg:width="1.1457in" svg:height="0.1457in" draw:z-index="20"><draw:plugin xlink:href="http://railstutorial.org/flash/clippy.swf" xlink:type="simple" xlink:show="embed" xlink:actuate="onLoad" draw:mime-type="application/x-shockwave-flash"><draw:param draw:name="bgcolor" draw:value="#ffffff"/><draw:param draw:name="flashvars" draw:value="text=class%20AddRememberTokenToUsers%20%3C%20ActiveRecord::Migration%0A%20%20def%20self.up%0A%20%20%20%20add_column%20:users,%20:remember_token,%20:string%0A%20%20%20%20add_index%20%20:users,%20:remember_token%0A%20%20end%0A%0A%20%20def%20self.down%0A%20%20%20%20remove_column%20:users,%20:remember_token%0A%20%20end%0Aend%0A"/><draw:param draw:name="pluginspage" draw:value="http://www.macromedia.com/go/getflashplayer"/><draw:param draw:name="allowscriptaccess" draw:value="always"/><draw:param draw:name="quality" draw:value="high"/></draw:plugin></draw:frame> </text:p>
        <text:p text:style-name="Preformatted_20_Text">class AddRememberTokenToUsers &lt; ActiveRecord::Migration</text:p>
        <text:p text:style-name="Preformatted_20_Text"><text:s text:c="2"/>def self.up</text:p>
        <text:p text:style-name="Preformatted_20_Text"><text:s text:c="4"/>add_column :users, :remember_token, :string</text:p>
        <text:p text:style-name="Preformatted_20_Text"><text:s text:c="4"/>add_index <text:s/>:users, :remember_token</text:p>
        <text:p text:style-name="Preformatted_20_Text"><text:s text:c="2"/>end</text:p>
        <text:p text:style-name="Preformatted_20_Text"/>
        <text:p text:style-name="Preformatted_20_Text"><text:s text:c="2"/>def self.down</text:p>
        <text:p text:style-name="Preformatted_20_Text"><text:s text:c="4"/>remove_column :users, :remember_token</text:p>
        <text:p text:style-name="Preformatted_20_Text"><text:s text:c="2"/>end</text:p>
        <text:p text:style-name="P6">end</text:p>
        <text:p text:style-name="Text_20_body">Then run the migration as usual:</text:p>
        <text:p text:style-name="P6">$ rake db:migrate</text:p>
        <text:p text:style-name="Text_20_body"><text:soft-page-break/>The resulting data model is shown in <text:a xlink:type="simple" xlink:href="http://railstutorial.org/chapters/sign-in-sign-out?version=2.3#fig:user_model_remember_token">Figure 9.7</text:a>.</text:p>
        <text:section text:style-name="Sect1" text:name="fig:user_model_remember_token">
          <text:p text:style-name="Text_20_body"/>
        </text:section>
        <text:p text:style-name="P3"><draw:frame draw:style-name="fr1" draw:name="graphics7" text:anchor-type="as-char" svg:width="0.7862in" svg:height="0.3929in" draw:z-index="21"><draw:image xlink:href="http://railstutorial.org/images/figures/user_model_remember_token.png" xlink:type="simple" xlink:show="embed" xlink:actuate="onLoad"/><svg:title>user_model_remember_token</svg:title></draw:frame></text:p>
        <text:p text:style-name="Text_20_body">Figure 9.7: The User model with an added remember token.</text:p>
        <text:p text:style-name="Text_20_body">Since we’ve changed the data model by adding a new column, we also need to prepare the test database:</text:p>
        <text:p text:style-name="P6">$ rake db:test:prepare</text:p>
        <text:p text:style-name="Text_20_body">At this point, although the tests in <text:a xlink:type="simple" xlink:href="http://railstutorial.org/chapters/sign-in-sign-out?version=2.3#code:pending_signin_tests">Listing 9.10</text:a> don’t yet pass, all the tests in <text:a xlink:type="simple" xlink:href="http://railstutorial.org/chapters/sign-in-sign-out?version=2.3#code:remember_me_tests">Listing 9.13</text:a> should be passing, as you can see by running the User model specs directly:</text:p>
        <text:p text:style-name="P6">$ spec spec/models/user_spec.rb</text:p>
        <text:section text:style-name="Sect1" text:name="sec:cookies">
          <text:p text:style-name="Text_20_body"/>
        </text:section>
        <text:h text:style-name="Heading_20_3" text:outline-level="3"><text:bookmark text:name="sec:9.3.3"/><text:a xlink:type="simple" xlink:href="http://railstutorial.org/chapters/sign-in-sign-out?version=2.3#sec:cookies">9.3.3 Cookies</text:a></text:h>
        <text:p text:style-name="Text_20_body">Let’s look again at the <text:span text:style-name="Source_20_Text">sign_in</text:span> function to see where we are:</text:p>
        <text:p text:style-name="Preformatted_20_Text">module SessionsHelper</text:p>
        <text:p text:style-name="Preformatted_20_Text"/>
        <text:p text:style-name="Preformatted_20_Text"><text:s text:c="2"/>def sign_in(user)</text:p>
        <text:p text:style-name="Preformatted_20_Text"><text:s text:c="4"/>user.remember_me!</text:p>
        <text:p text:style-name="Preformatted_20_Text"><text:s text:c="4"/>cookies[:remember_token] = { :value <text:s text:c="2"/>=&gt; user.remember_token,</text:p>
        <text:p text:style-name="Preformatted_20_Text"><text:s text:c="33"/>:expires =&gt; 20.years.from_now.utc }</text:p>
        <text:p text:style-name="Preformatted_20_Text"><text:s text:c="4"/>self.current_user = user</text:p>
        <text:p text:style-name="Preformatted_20_Text"><text:s text:c="2"/>end</text:p>
        <text:p text:style-name="P6">end</text:p>
        <text:p text:style-name="Text_20_body">The whole point of the previous section was to get the first line to work by adding the <text:span text:style-name="Source_20_Text">remember_me!</text:span> method to the User model. Now that we’ve done that, the cookie line will work as well, since after the call to <text:span text:style-name="Source_20_Text">remember_me!</text:span> the user has a valid remember token.</text:p>
        <text:p text:style-name="Text_20_body">As you can see, the <text:span text:style-name="Source_20_Text">cookies</text:span> utility can be used like a hash; in this case, we define a hash-of-hashes—the <text:span text:style-name="Source_20_Text">cookies</text:span> assignment makes a hash with key <text:span text:style-name="Source_20_Text">:remember_token</text:span> and value equal to another hash, consisting of the user’s remember token set to expire twenty years from now (effectively lasting “forever”). (See <text:a xlink:type="simple" xlink:href="http://railstutorial.org/chapters/sign-in-sign-out?version=2.3#sidebar:time_helpers">Box 9.3</text:a> for more on the <text:span text:style-name="Source_20_Text">20.years.from_now</text:span> syntax.) Of course, <text:span text:style-name="Source_20_Text">cookies</text:span> isn’t <text:span text:style-name="Emphasis">really</text:span> a hash, since assigning to <text:span text:style-name="Source_20_Text">cookies</text:span> actually <text:span text:style-name="Emphasis">saves</text:span> a piece of text on the browser (as seen in <text:a xlink:type="simple" xlink:href="http://railstutorial.org/chapters/sign-in-sign-out?version=2.3#fig:user_remember_token_cookie">Figure 9.8</text:a>), but part of the beauty of Rails is that it lets you forget about that detail and concentrate on writing the application.</text:p>
        <text:section text:style-name="Sect1" text:name="fig:user_remember_token_cookie">
          <text:p text:style-name="Text_20_body"/>
        </text:section>
        <text:p text:style-name="P3"><draw:frame draw:style-name="fr1" draw:name="graphics8" text:anchor-type="as-char" svg:width="0.7862in" svg:height="0.3929in" draw:z-index="22"><draw:image xlink:href="http://railstutorial.org/images/figures/user_remember_token_cookie.png" xlink:type="simple" xlink:show="embed" xlink:actuate="onLoad"/><svg:title>user_remember_token_cookie</svg:title></draw:frame></text:p>
        <text:p text:style-name="P3">Figure 9.8: The correspondence between the remember token and the browser cookie. <text:a xlink:type="simple" xlink:href="http://www.railstutorial.org/images/figures/user_remember_token_cookie-full.png">(full size)</text:a></text:p>
        <text:section text:style-name="Sect1" text:name="sidebar:time_helpers">
          <text:p text:style-name="P3"/>
        </text:section>
        <text:p text:style-name="Text_20_body">Box 9.3.Cookies expire <text:span text:style-name="Source_20_Text">20.years.from_now</text:span> </text:p>
        <text:p text:style-name="Text_20_body">You may recall from <text:a xlink:type="simple" xlink:href="http://railstutorial.org/chapters/rails-flavored-ruby?version=2.3#sec:a_class_of_our_own">Section 4.4.2</text:a> that Ruby lets you add methods to <text:span text:style-name="Emphasis">any</text:span> class, even built-in ones. In that section, we added a <text:span text:style-name="Source_20_Text">palindrome?</text:span> method to the <text:span text:style-name="Source_20_Text">String</text:span> class (and discovered as a result that <text:soft-page-break/><text:span text:style-name="Source_20_Text">"deified"</text:span> is a palindrome), and also saw how Rails adds a <text:span text:style-name="Source_20_Text">blank?</text:span> method to class <text:span text:style-name="Source_20_Text">Object</text:span> (so that <text:span text:style-name="Source_20_Text">"".blank?</text:span>, <text:span text:style-name="Source_20_Text">" ".blank?</text:span>, and <text:span text:style-name="Source_20_Text">nil.blank?</text:span> are all <text:span text:style-name="Source_20_Text">true</text:span>). The cookie code in <text:a xlink:type="simple" xlink:href="http://railstutorial.org/chapters/sign-in-sign-out?version=2.3#code:sign_in_function">Listing 9.12</text:a> shows yet another example of this practice, through one of Rails’ <text:span text:style-name="Emphasis">time helpers</text:span>, which are methods added to <text:span text:style-name="Source_20_Text">Fixnum</text:span> (the base class for numbers):</text:p>
        <text:p text:style-name="Preformatted_20_Text"><text:s text:c="2"/>$ script/console</text:p>
        <text:p text:style-name="Preformatted_20_Text"><text:s text:c="2"/>&gt;&gt; 1.year.from_now</text:p>
        <text:p text:style-name="Preformatted_20_Text"><text:s text:c="2"/>=&gt; Sun, 13 Mar 2011 03:38:55 UTC +00:00</text:p>
        <text:p text:style-name="Preformatted_20_Text"><text:s text:c="2"/>&gt;&gt; 10.weeks.ago</text:p>
        <text:p text:style-name="P6"><text:s text:c="2"/>=&gt; Sat, 02 Jan 2010 03:39:14 UTC +00:00</text:p>
        <text:p text:style-name="Text_20_body">Rails adds other helpers, too:</text:p>
        <text:p text:style-name="Preformatted_20_Text"><text:s text:c="2"/>&gt;&gt; 1.kilobyte</text:p>
        <text:p text:style-name="Preformatted_20_Text"><text:s text:c="2"/>=&gt; 1024</text:p>
        <text:p text:style-name="Preformatted_20_Text"><text:s text:c="2"/>&gt;&gt; 5.megabytes</text:p>
        <text:p text:style-name="P6"><text:s text:c="2"/>=&gt; 5242880</text:p>
        <text:p text:style-name="Text_20_body">These are useful for upload validations, making it easy to restrict, say, image uploads to <text:span text:style-name="Source_20_Text">5.megabytes</text:span>.</text:p>
        <text:p text:style-name="Text_20_body">Though it must be used with caution, the flexibility to add methods to built-in classes allows for extraordinarily natural additions to plain Ruby. Indeed, much of the elegance of Rails ultimately derives from the malleability of the underlying Ruby language.</text:p>
        <text:p text:style-name="Text_20_body">Now that we know how to manipulate cookies, there’s only one piece left: it’s time to pop <text:span text:style-name="Source_20_Text">current_user</text:span> off the stack.</text:p>
        <text:section text:style-name="Sect1" text:name="sec:current_user">
          <text:p text:style-name="Text_20_body"/>
        </text:section>
        <text:h text:style-name="Heading_20_3" text:outline-level="3"><text:bookmark text:name="sec:9.3.4"/><text:a xlink:type="simple" xlink:href="http://railstutorial.org/chapters/sign-in-sign-out?version=2.3#sec:current_user">9.3.4 Current user</text:a></text:h>
        <text:p text:style-name="Text_20_body">Let’s look at the <text:span text:style-name="Source_20_Text">sign_in</text:span> function one last time:</text:p>
        <text:p text:style-name="Preformatted_20_Text">module SessionsHelper</text:p>
        <text:p text:style-name="Preformatted_20_Text"/>
        <text:p text:style-name="Preformatted_20_Text"><text:s text:c="2"/>def sign_in(user)</text:p>
        <text:p text:style-name="Preformatted_20_Text"><text:s text:c="4"/>user.remember_me!</text:p>
        <text:p text:style-name="Preformatted_20_Text"><text:s text:c="4"/>cookies[:remember_token] = { :value <text:s text:c="2"/>=&gt; user.remember_token,</text:p>
        <text:p text:style-name="Preformatted_20_Text"><text:s text:c="33"/>:expires =&gt; 20.years.from_now.utc }</text:p>
        <text:p text:style-name="Preformatted_20_Text"><text:s text:c="4"/>self.current_user = user</text:p>
        <text:p text:style-name="Preformatted_20_Text"><text:s text:c="2"/>end</text:p>
        <text:p text:style-name="P6">end</text:p>
        <text:p text:style-name="Text_20_body">Our focus now is the final line:</text:p>
        <text:p text:style-name="P6">self.current_user = user</text:p>
        <text:p text:style-name="Text_20_body">The purpose of this line is to create <text:span text:style-name="Source_20_Text">current_user</text:span>, accessible in both controllers and views, which will allow constructions such as</text:p>
        <text:p text:style-name="P6">&lt;%= current_user.name %&gt;</text:p>
        <text:p text:style-name="Text_20_body">and</text:p>
        <text:p text:style-name="P6">redirect_to current_user</text:p>
        <text:p text:style-name="Text_20_body"><text:soft-page-break/>In the context of the Sessions helper, the <text:span text:style-name="Source_20_Text">self</text:span> in <text:span text:style-name="Source_20_Text">self.current_user</text:span> is the Sessions <text:span text:style-name="Emphasis">controller</text:span>, since the module is being included into the Application controller, which is the base class for all the other controllers (including Sessions). But there is no such variable as <text:span text:style-name="Source_20_Text">current_user</text:span> right now; we need to define it.</text:p>
        <text:p text:style-name="Text_20_body">To describe the behavior of the remaining signin machinery, we’ll first fill in the test for signing a user in (<text:a xlink:type="simple" xlink:href="http://railstutorial.org/chapters/sign-in-sign-out?version=2.3#code:signin_test">Listing 9.16</text:a>).</text:p>
        <text:section text:style-name="Sect1" text:name="code:signin_test">
          <text:p text:style-name="Text_20_body"/>
        </text:section>
        <text:p text:style-name="Text_20_body">Listing 9.16. Filling in the test for signing the user in. <text:line-break/><text:span text:style-name="Source_20_Text">spec/controllers/sessions_controller_spec.rb</text:span> <draw:frame draw:name="clippy" text:anchor-type="as-char" svg:width="1.1457in" svg:height="0.1457in" draw:z-index="23"><draw:plugin xlink:href="http://railstutorial.org/flash/clippy.swf" xlink:type="simple" xlink:show="embed" xlink:actuate="onLoad" draw:mime-type="application/x-shockwave-flash"><draw:param draw:name="bgcolor" draw:value="#ffffff"/><draw:param draw:name="flashvars" draw:value="text=describe%20SessionsController%20do%0A%20%20.%0A%20%20.%0A%20%20.%0A%20%20describe%20%22POST%20'create'%22%20do%0A%20%20%20%20.%0A%20%20%20%20.%0A%20%20%20%20.%0A%20%20%20%20describe%20%22with%20valid%20email%20and%20password%22%20do%0A%0A%20%20%20%20%20%20before(:each)%20do%0A%20%20%20%20%20%20%20%20@user%20=%20Factory(:user)%0A%20%20%20%20%20%20%20%20@attr%20=%20%7B%20:email%20=%3E%20@user.email,%20:password%20=%3E%20@user.password%20%7D%0A%20%20%20%20%20%20%20%20User.should_receive(:authenticate).%0A%20%20%20%20%20%20%20%20%20%20%20%20%20with(@user.email,%20@user.password).%0A%20%20%20%20%20%20%20%20%20%20%20%20%20and_return(@user)%0A%20%20%20%20%20%20end%0A%20%20%0A%20%20%20%20%20%20it%20%22should%20sign%20the%20user%20in%22%20do%0A%20%20%20%20%20%20%20%20post%20:create,%20:session%20=%3E%20@attr%0A%20%20%20%20%20%20%20%20controller.current_user.should%20==%20@user%0A%20%20%20%20%20%20%20%20controller.should%20be_signed_in%0A%20%20%20%20%20%20end%0A%20%20%20%20%20%20%0A%20%20%20%20%20%20it%20%22should%20redirect%20to%20the%20user%20show%20page%22%20do%0A%20%20%20%20%20%20%20%20post%20:create,%20:session%20=%3E%20@attr%0A%20%20%20%20%20%20%20%20response.should%20redirect_to(user_path(@user))%0A%20%20%20%20%20%20end%0A%20%20%20%20end%0A%20%20end%0Aend%0A"/><draw:param draw:name="pluginspage" draw:value="http://www.macromedia.com/go/getflashplayer"/><draw:param draw:name="allowscriptaccess" draw:value="always"/><draw:param draw:name="quality" draw:value="high"/></draw:plugin></draw:frame> </text:p>
        <text:p text:style-name="Preformatted_20_Text">describe SessionsController do</text:p>
        <text:p text:style-name="Preformatted_20_Text"><text:s text:c="2"/>.</text:p>
        <text:p text:style-name="Preformatted_20_Text"><text:s text:c="2"/>.</text:p>
        <text:p text:style-name="Preformatted_20_Text"><text:s text:c="2"/>.</text:p>
        <text:p text:style-name="Preformatted_20_Text"><text:s text:c="2"/>describe "POST 'create'" do</text:p>
        <text:p text:style-name="Preformatted_20_Text"><text:s text:c="4"/>.</text:p>
        <text:p text:style-name="Preformatted_20_Text"><text:s text:c="4"/>.</text:p>
        <text:p text:style-name="Preformatted_20_Text"><text:s text:c="4"/>.</text:p>
        <text:p text:style-name="Preformatted_20_Text"><text:s text:c="4"/>describe "with valid email and password" do</text:p>
        <text:p text:style-name="Preformatted_20_Text"/>
        <text:p text:style-name="Preformatted_20_Text"><text:s text:c="6"/>before(:each) do</text:p>
        <text:p text:style-name="Preformatted_20_Text"><text:s text:c="8"/>@user = Factory(:user)</text:p>
        <text:p text:style-name="Preformatted_20_Text"><text:s text:c="8"/>@attr = { :email =&gt; @user.email, :password =&gt; @user.password }</text:p>
        <text:p text:style-name="Preformatted_20_Text"><text:s text:c="8"/>User.should_receive(:authenticate).</text:p>
        <text:p text:style-name="Preformatted_20_Text"><text:s text:c="13"/>with(@user.email, @user.password).</text:p>
        <text:p text:style-name="Preformatted_20_Text"><text:s text:c="13"/>and_return(@user)</text:p>
        <text:p text:style-name="Preformatted_20_Text"><text:s text:c="6"/>end</text:p>
        <text:p text:style-name="Preformatted_20_Text"/>
        <text:p text:style-name="Preformatted_20_Text"><text:s text:c="6"/>it "should sign the user in" do</text:p>
        <text:p text:style-name="Preformatted_20_Text"><text:s text:c="8"/>post :create, :session =&gt; @attr</text:p>
        <text:p text:style-name="Preformatted_20_Text"><text:s text:c="8"/>controller.current_user.should == @user</text:p>
        <text:p text:style-name="Preformatted_20_Text"><text:s text:c="8"/>controller.should be_signed_in</text:p>
        <text:p text:style-name="Preformatted_20_Text"><text:s text:c="6"/>end</text:p>
        <text:p text:style-name="Preformatted_20_Text"/>
        <text:p text:style-name="Preformatted_20_Text"><text:s text:c="6"/>it "should redirect to the user show page" do</text:p>
        <text:p text:style-name="Preformatted_20_Text"><text:s text:c="8"/>post :create, :session =&gt; @attr</text:p>
        <text:p text:style-name="Preformatted_20_Text"><text:s text:c="8"/>response.should redirect_to(user_path(@user))</text:p>
        <text:p text:style-name="Preformatted_20_Text"><text:s text:c="6"/>end</text:p>
        <text:p text:style-name="Preformatted_20_Text"><text:s text:c="4"/>end</text:p>
        <text:p text:style-name="Preformatted_20_Text"><text:s text:c="2"/>end</text:p>
        <text:p text:style-name="P6">end</text:p>
        <text:p text:style-name="Text_20_body">The new test uses the <text:span text:style-name="Source_20_Text">controller</text:span> variable (which is available inside Rails tests) to check that the <text:span text:style-name="Source_20_Text">current_user</text:span> variable is set to the signed-in user, and that the user is signed in:</text:p>
        <text:p text:style-name="Preformatted_20_Text">it "should sign the user in" do</text:p>
        <text:p text:style-name="Preformatted_20_Text"><text:s text:c="2"/>post :create, :session =&gt; @attr</text:p>
        <text:p text:style-name="Preformatted_20_Text"><text:s text:c="2"/>controller.current_user.should == @user</text:p>
        <text:p text:style-name="Preformatted_20_Text"><text:s text:c="2"/>controller.should be_signed_in</text:p>
        <text:p text:style-name="P6">end</text:p>
        <text:p text:style-name="Text_20_body">The second line may be a little confusing at this point, but you can guess based on the RSpec convention for boolean methods that</text:p>
        <text:p text:style-name="P6">controller.should be_signed_in</text:p>
        <text:p text:style-name="Text_20_body"><text:soft-page-break/>is equivalent to</text:p>
        <text:p text:style-name="P6">controller.signed_in?.should be_true</text:p>
        <text:p text:style-name="Text_20_body">This is a hint that we will be defining a <text:span text:style-name="Source_20_Text">signed_in?</text:span> method that returns <text:span text:style-name="Source_20_Text">true</text:span> if a user is signed in and <text:span text:style-name="Source_20_Text">false</text:span> otherwise. Moreover, the <text:span text:style-name="Source_20_Text">signed_in?</text:span> method will be attached to the <text:span text:style-name="Emphasis">controller</text:span>, not to a user, which is why we write <text:span text:style-name="Source_20_Text">controller.signed_in?</text:span> instead of <text:span text:style-name="Source_20_Text">current_user.signed_in?</text:span>. (If no user is signed in, how could we call <text:span text:style-name="Source_20_Text">signed_in?</text:span> on it?)</text:p>
        <text:p text:style-name="Text_20_body">To start writing the code for <text:span text:style-name="Source_20_Text">current_user</text:span>, note that the line</text:p>
        <text:p text:style-name="P6">self.current_user = user</text:p>
        <text:p text:style-name="Text_20_body">is an <text:span text:style-name="Emphasis">assignment</text:span>. Ruby has a special syntax for defining such an assignment function, shown in <text:a xlink:type="simple" xlink:href="http://railstutorial.org/chapters/sign-in-sign-out?version=2.3#code:current_user_equals">Listing 9.17</text:a>.</text:p>
        <text:section text:style-name="Sect1" text:name="code:current_user_equals">
          <text:p text:style-name="Text_20_body"/>
        </text:section>
        <text:p text:style-name="Text_20_body">Listing 9.17. Defining assignment to <text:span text:style-name="Source_20_Text">current_user</text:span>. <text:line-break/><text:span text:style-name="Source_20_Text">app/helpers/sessions_helper.rb</text:span> <draw:frame draw:name="clippy" text:anchor-type="as-char" svg:width="1.1457in" svg:height="0.1457in" draw:z-index="24"><draw:plugin xlink:href="http://railstutorial.org/flash/clippy.swf" xlink:type="simple" xlink:show="embed" xlink:actuate="onLoad" draw:mime-type="application/x-shockwave-flash"><draw:param draw:name="bgcolor" draw:value="#ffffff"/><draw:param draw:name="flashvars" draw:value="text=module%20SessionsHelper%0A%0A%20%20def%20sign_in(user)%0A%20%20%20%20.%0A%20%20%20%20.%0A%20%20%20%20.%0A%20%20end%0A%20%20%0A%20%20def%20current_user=(user)%0A%20%20%20%20@current_user%20=%20user%0A%20%20end%0Aend%0A"/><draw:param draw:name="pluginspage" draw:value="http://www.macromedia.com/go/getflashplayer"/><draw:param draw:name="allowscriptaccess" draw:value="always"/><draw:param draw:name="quality" draw:value="high"/></draw:plugin></draw:frame> </text:p>
        <text:p text:style-name="Preformatted_20_Text">module SessionsHelper</text:p>
        <text:p text:style-name="Preformatted_20_Text"/>
        <text:p text:style-name="Preformatted_20_Text"><text:s text:c="2"/>def sign_in(user)</text:p>
        <text:p text:style-name="Preformatted_20_Text"><text:s text:c="4"/>.</text:p>
        <text:p text:style-name="Preformatted_20_Text"><text:s text:c="4"/>.</text:p>
        <text:p text:style-name="Preformatted_20_Text"><text:s text:c="4"/>.</text:p>
        <text:p text:style-name="Preformatted_20_Text"><text:s text:c="2"/>end</text:p>
        <text:p text:style-name="Preformatted_20_Text"/>
        <text:p text:style-name="Preformatted_20_Text"><text:s text:c="2"/>def current_user=(user)</text:p>
        <text:p text:style-name="Preformatted_20_Text"><text:s text:c="4"/>@current_user = user</text:p>
        <text:p text:style-name="Preformatted_20_Text"><text:s text:c="2"/>end</text:p>
        <text:p text:style-name="P6">end</text:p>
        <text:p text:style-name="Text_20_body">This might look confusing, but it simply defines a method <text:span text:style-name="Source_20_Text">current_user=</text:span> expressly designed to handle assignment to <text:span text:style-name="Source_20_Text">current_user</text:span>. Its one argument is the right-hand side of the assignment, in this case the user to be signed in. The one-line method body just sets an instance variable <text:span text:style-name="Source_20_Text">@current_user</text:span>, effectively storing the user for later use.</text:p>
        <text:p text:style-name="Text_20_body">In ordinary Ruby, we could define a second method, <text:span text:style-name="Source_20_Text">current_user</text:span>, designed to return the value of <text:span text:style-name="Source_20_Text">@current_user</text:span> (<text:a xlink:type="simple" xlink:href="http://railstutorial.org/chapters/sign-in-sign-out?version=2.3#code:current_user_wrong">Listing 9.18</text:a>).</text:p>
        <text:section text:style-name="Sect1" text:name="code:current_user_wrong">
          <text:p text:style-name="Text_20_body"/>
        </text:section>
        <text:p text:style-name="Text_20_body">Listing 9.18. A tempting but useless definition for <text:span text:style-name="Source_20_Text">current_user</text:span>. <draw:frame draw:name="clippy" text:anchor-type="as-char" svg:width="1.1457in" svg:height="0.1457in" draw:z-index="25"><draw:plugin xlink:href="http://railstutorial.org/flash/clippy.swf" xlink:type="simple" xlink:show="embed" xlink:actuate="onLoad" draw:mime-type="application/x-shockwave-flash"><draw:param draw:name="bgcolor" draw:value="#ffffff"/><draw:param draw:name="flashvars" draw:value="text=module%20SessionsHelper%0A%0A%20%20def%20sign_in(user)%0A%20%20%20%20.%0A%20%20%20%20.%0A%20%20%20%20.%0A%20%20end%0A%20%20%0A%20%20def%20current_user=(user)%0A%20%20%20%20@current_user%20=%20user%0A%20%20end%0A%0A%20%20def%20current_user%0A%20%20%20%20@current_user%20%20%20%20%20%23%20Useless!%20Don't%20use%20this%20code.%0A%20%20end%0Aend%0A"/><draw:param draw:name="pluginspage" draw:value="http://www.macromedia.com/go/getflashplayer"/><draw:param draw:name="allowscriptaccess" draw:value="always"/><draw:param draw:name="quality" draw:value="high"/></draw:plugin></draw:frame> </text:p>
        <text:p text:style-name="Preformatted_20_Text">module SessionsHelper</text:p>
        <text:p text:style-name="Preformatted_20_Text"/>
        <text:p text:style-name="Preformatted_20_Text"><text:s text:c="2"/>def sign_in(user)</text:p>
        <text:p text:style-name="Preformatted_20_Text"><text:s text:c="4"/>.</text:p>
        <text:p text:style-name="Preformatted_20_Text"><text:s text:c="4"/>.</text:p>
        <text:p text:style-name="Preformatted_20_Text"><text:s text:c="4"/>.</text:p>
        <text:p text:style-name="Preformatted_20_Text"><text:s text:c="2"/>end</text:p>
        <text:p text:style-name="Preformatted_20_Text"/>
        <text:p text:style-name="Preformatted_20_Text"><text:s text:c="2"/>def current_user=(user)</text:p>
        <text:p text:style-name="Preformatted_20_Text"><text:s text:c="4"/>@current_user = user</text:p>
        <text:p text:style-name="Preformatted_20_Text"><text:s text:c="2"/>end</text:p>
        <text:p text:style-name="Preformatted_20_Text"/>
        <text:p text:style-name="Preformatted_20_Text"><text:soft-page-break/><text:s text:c="2"/>def current_user</text:p>
        <text:p text:style-name="Preformatted_20_Text"><text:s text:c="4"/>@current_user <text:s text:c="4"/># Useless! Don't use this code.</text:p>
        <text:p text:style-name="Preformatted_20_Text"><text:s text:c="2"/>end</text:p>
        <text:p text:style-name="P6">end</text:p>
        <text:p text:style-name="Text_20_body">If we did this, we would effectively replicate the functionality of <text:span text:style-name="Source_20_Text">attr_accessor</text:span>, first seen in <text:a xlink:type="simple" xlink:href="http://railstutorial.org/chapters/rails-flavored-ruby?version=2.3#sec:a_user_class">Section 4.4.5</text:a> and used to make the virtual <text:span text:style-name="Source_20_Text">password</text:span> attribute in <text:a xlink:type="simple" xlink:href="http://railstutorial.org/chapters/modeling-and-viewing-users-two?version=2.3#sec:password_validations">Section 7.1.1</text:a>.<text:bookmark text:name="fnref:9.11"/><text:a xlink:type="simple" xlink:href="http://railstutorial.org/chapters/sign-in-sign-out?version=2.3#fn:9.11">11</text:a> The problem is that it utterly fails to solve our problem: with the code in <text:a xlink:type="simple" xlink:href="http://railstutorial.org/chapters/sign-in-sign-out?version=2.3#code:current_user_wrong">Listing 9.18</text:a>, the user’s signin status would be forgotten: as soon as the user went to another page—poof!—the session would end and the user would be automatically signed out.</text:p>
        <text:p text:style-name="Text_20_body">Luckily, thanks to our work with the remember token in <text:a xlink:type="simple" xlink:href="http://railstutorial.org/chapters/sign-in-sign-out?version=2.3#sec:cookies">Section 9.3.3</text:a>, we can find the user in the database using the <text:span text:style-name="Source_20_Text">cookies</text:span> hash and the <text:span text:style-name="Source_20_Text">find_by_remember_token</text:span> (<text:a xlink:type="simple" xlink:href="http://railstutorial.org/chapters/sign-in-sign-out?version=2.3#code:current_user_working">Listing 9.19</text:a>).<text:bookmark text:name="fnref:9.12"/><text:a xlink:type="simple" xlink:href="http://railstutorial.org/chapters/sign-in-sign-out?version=2.3#fn:9.12">12</text:a></text:p>
        <text:section text:style-name="Sect1" text:name="code:current_user_working">
          <text:p text:style-name="Text_20_body"/>
        </text:section>
        <text:p text:style-name="Text_20_body">Listing 9.19. Finding the current user by <text:span text:style-name="Source_20_Text">remember_token</text:span>. <text:line-break/><text:span text:style-name="Source_20_Text">app/helpers/sessions_helper.rb</text:span> <draw:frame draw:name="clippy" text:anchor-type="as-char" svg:width="1.1457in" svg:height="0.1457in" draw:z-index="26"><draw:plugin xlink:href="http://railstutorial.org/flash/clippy.swf" xlink:type="simple" xlink:show="embed" xlink:actuate="onLoad" draw:mime-type="application/x-shockwave-flash"><draw:param draw:name="bgcolor" draw:value="#ffffff"/><draw:param draw:name="flashvars" draw:value="text=module%20SessionsHelper%0A%20%20.%0A%20%20.%0A%20%20.%0A%20%20def%20current_user%0A%20%20%20%20@current_user%20%7C%7C=%20user_from_remember_token%0A%20%20end%0A%20%20%0A%20%20def%20user_from_remember_token%0A%20%20%20%20remember_token%20=%20cookies[:remember_token]%0A%20%20%20%20User.find_by_remember_token(remember_token)%20unless%20remember_token.nil?%0A%20%20end%0Aend%0A"/><draw:param draw:name="pluginspage" draw:value="http://www.macromedia.com/go/getflashplayer"/><draw:param draw:name="allowscriptaccess" draw:value="always"/><draw:param draw:name="quality" draw:value="high"/></draw:plugin></draw:frame> </text:p>
        <text:p text:style-name="Preformatted_20_Text">module SessionsHelper</text:p>
        <text:p text:style-name="Preformatted_20_Text"><text:s text:c="2"/>.</text:p>
        <text:p text:style-name="Preformatted_20_Text"><text:s text:c="2"/>.</text:p>
        <text:p text:style-name="Preformatted_20_Text"><text:s text:c="2"/>.</text:p>
        <text:p text:style-name="Preformatted_20_Text"><text:s text:c="2"/>def current_user</text:p>
        <text:p text:style-name="Preformatted_20_Text"><text:s text:c="4"/>@current_user ||= user_from_remember_token</text:p>
        <text:p text:style-name="Preformatted_20_Text"><text:s text:c="2"/>end</text:p>
        <text:p text:style-name="Preformatted_20_Text"/>
        <text:p text:style-name="Preformatted_20_Text"><text:s text:c="2"/>def user_from_remember_token</text:p>
        <text:p text:style-name="Preformatted_20_Text"><text:s text:c="4"/>remember_token = cookies[:remember_token]</text:p>
        <text:p text:style-name="Preformatted_20_Text"><text:s text:c="4"/>User.find_by_remember_token(remember_token) unless remember_token.nil?</text:p>
        <text:p text:style-name="Preformatted_20_Text"><text:s text:c="2"/>end</text:p>
        <text:p text:style-name="P6">end</text:p>
        <text:p text:style-name="Text_20_body">This code uses the common but initially obscure <text:span text:style-name="Source_20_Text">||=</text:span> (“or equals”) assignment operator (<text:a xlink:type="simple" xlink:href="http://railstutorial.org/chapters/sign-in-sign-out?version=2.3#sidebar:or_equals">Box 9.4</text:a>). Its effect is to set the <text:span text:style-name="Source_20_Text">@current_user</text:span> instance variable to the user corresponding to the remember token, but only if <text:span text:style-name="Source_20_Text">@current_user</text:span> is undefined. In other words, the construction</text:p>
        <text:p text:style-name="P6">@current_user ||= user_from_remember_token</text:p>
        <text:p text:style-name="Text_20_body">calls the <text:span text:style-name="Source_20_Text">user_from_remember_token</text:span> method the first time <text:span text:style-name="Source_20_Text">current_user</text:span> is called, but on subsequent invocations returns <text:span text:style-name="Source_20_Text">@current_user</text:span> without calling <text:span text:style-name="Source_20_Text">user_from_remember_token</text:span>.<text:bookmark text:name="fnref:9.13"/><text:a xlink:type="simple" xlink:href="http://railstutorial.org/chapters/sign-in-sign-out?version=2.3#fn:9.13">13</text:a></text:p>
        <text:section text:style-name="Sect1" text:name="sidebar:or_equals">
          <text:p text:style-name="Text_20_body"/>
        </text:section>
        <text:p text:style-name="Text_20_body">Box 9.4.What the *$@! is <text:span text:style-name="Source_20_Text">||=</text:span> ? </text:p>
        <text:p text:style-name="Text_20_body">The <text:span text:style-name="Source_20_Text">||=</text:span> construction is very Rubyish—that is, it is highly characteristic of the Ruby language—and hence important to learn if you plan on doing much Ruby programming. Though at first it may seem mysterious, <text:span text:style-name="Emphasis">or equals</text:span> is easy to understand by analogy.</text:p>
        <text:p text:style-name="Text_20_body">We start by noting a common idiom for changing a currently defined variable. Many computer programs involve incrementing a variable, as in</text:p>
        <text:p text:style-name="P6"><text:s text:c="2"/>x = x + 1</text:p>
        <text:p text:style-name="Text_20_body">Most languages provide a syntactic shortcut for this operation; in Ruby (and in C, C++, Perl, Python, <text:soft-page-break/>Java, etc.) it appears as follows:</text:p>
        <text:p text:style-name="P6"><text:s text:c="2"/>x += 1</text:p>
        <text:p text:style-name="Text_20_body">Analogous constructs exist for other operators as well:</text:p>
        <text:p text:style-name="Preformatted_20_Text"><text:s text:c="2"/>$ script/console</text:p>
        <text:p text:style-name="Preformatted_20_Text"><text:s text:c="2"/>&gt;&gt; x = 1</text:p>
        <text:p text:style-name="Preformatted_20_Text"><text:s text:c="2"/>=&gt; 1</text:p>
        <text:p text:style-name="Preformatted_20_Text"><text:s text:c="2"/>&gt;&gt; x += 1</text:p>
        <text:p text:style-name="Preformatted_20_Text"><text:s text:c="2"/>=&gt; 2</text:p>
        <text:p text:style-name="Preformatted_20_Text"><text:s text:c="2"/>&gt;&gt; x *= 3</text:p>
        <text:p text:style-name="Preformatted_20_Text"><text:s text:c="2"/>=&gt; 6</text:p>
        <text:p text:style-name="Preformatted_20_Text"><text:s text:c="2"/>&gt;&gt; x -= 7</text:p>
        <text:p text:style-name="P6"><text:s text:c="2"/>=&gt; -1</text:p>
        <text:p text:style-name="Text_20_body">In each case, the pattern is that <text:span text:style-name="Source_20_Text">x = x O y</text:span> and <text:span text:style-name="Source_20_Text">x O= y</text:span> are equivalent for any operator <text:span text:style-name="Source_20_Text">O</text:span>.</text:p>
        <text:p text:style-name="Text_20_body">Another common Ruby pattern is assigning to a variable if it’s <text:span text:style-name="Source_20_Text">nil</text:span> but otherwise leaving it alone. Recalling the <text:span text:style-name="Emphasis">or</text:span> operator <text:span text:style-name="Source_20_Text">||</text:span> seen in <text:a xlink:type="simple" xlink:href="http://railstutorial.org/chapters/rails-flavored-ruby?version=2.3#sec:objects_and_message_passing">Section 4.2.3</text:a>, we can write this as follows:</text:p>
        <text:p text:style-name="Preformatted_20_Text"><text:s text:c="2"/>&gt;&gt; @user</text:p>
        <text:p text:style-name="Preformatted_20_Text"><text:s text:c="2"/>=&gt; nil</text:p>
        <text:p text:style-name="Preformatted_20_Text"><text:s text:c="2"/>&gt;&gt; @user = @user || "the user"</text:p>
        <text:p text:style-name="Preformatted_20_Text"><text:s text:c="2"/>=&gt; "the user"</text:p>
        <text:p text:style-name="Preformatted_20_Text"><text:s text:c="2"/>&gt;&gt; @user = @user || "another user"</text:p>
        <text:p text:style-name="P6"><text:s text:c="2"/>=&gt; "the user"</text:p>
        <text:p text:style-name="Text_20_body">Since <text:span text:style-name="Source_20_Text">nil</text:span> is false in a boolean context, the first assignment is <text:span text:style-name="Source_20_Text">nil || "the user"</text:span>, which evaluates to <text:span text:style-name="Source_20_Text">"the user"</text:span>; similarly, the second assignment is <text:span text:style-name="Source_20_Text">"the user" || "the user"</text:span>, which also evaluates to <text:span text:style-name="Source_20_Text">"the user"</text:span>—since strings are <text:span text:style-name="Source_20_Text">true</text:span> in a boolean context, the series of <text:span text:style-name="Source_20_Text">||</text:span> expressions terminates after the first expression is evaluated. (This practice of evaluating <text:span text:style-name="Source_20_Text">||</text:span> expressions from left to right and stopping on the first true value is known as <text:span text:style-name="Emphasis">short-circuit evaluation</text:span>.)</text:p>
        <text:p text:style-name="Text_20_body">Comparing the console sessions for the various operators, we see that <text:span text:style-name="Source_20_Text">@user = @user || value</text:span> follows the <text:span text:style-name="Source_20_Text">x = x O y</text:span> pattern with <text:span text:style-name="Source_20_Text">||</text:span> in the place of <text:span text:style-name="Source_20_Text">O</text:span>, which suggests the following equivalent construction:</text:p>
        <text:p text:style-name="Preformatted_20_Text"><text:s text:c="2"/>&gt;&gt; @user ||= "the user"</text:p>
        <text:p text:style-name="P6"><text:s text:c="2"/>=&gt; "the user"</text:p>
        <text:p text:style-name="Text_20_body">Voilà!</text:p>
        <text:p text:style-name="Text_20_body">At this point, the signin test is almost passing; the only thing remaining is to define the required <text:span text:style-name="Source_20_Text">signed_in?</text:span> boolean method. Happily, it’s easy with the use of the “not” operator <text:span text:style-name="Source_20_Text">!</text:span>: a user is signed in if <text:span text:style-name="Source_20_Text">current_user</text:span> is not <text:span text:style-name="Source_20_Text">nil</text:span> (<text:a xlink:type="simple" xlink:href="http://railstutorial.org/chapters/sign-in-sign-out?version=2.3#code:signed_in_p">Listing 9.20</text:a>).</text:p>
        <text:section text:style-name="Sect1" text:name="code:signed_in_p">
          <text:p text:style-name="Text_20_body"/>
        </text:section>
        <text:p text:style-name="Text_20_body">Listing 9.20. The <text:span text:style-name="Source_20_Text">signed_in?</text:span> helper method. <text:line-break/><text:span text:style-name="Source_20_Text">app/helpers/sessions_helper.rb</text:span> <draw:frame draw:name="clippy" text:anchor-type="as-char" svg:width="1.1457in" svg:height="0.1457in" draw:z-index="27"><draw:plugin xlink:href="http://railstutorial.org/flash/clippy.swf" xlink:type="simple" xlink:show="embed" xlink:actuate="onLoad" draw:mime-type="application/x-shockwave-flash"><draw:param draw:name="bgcolor" draw:value="#ffffff"/><draw:param draw:name="flashvars" draw:value="text=module%20SessionsHelper%0A%20%20.%0A%20%20.%0A%20%20.%0A%20%20def%20signed_in?%0A%20%20%20%20!current_user.nil?%0A%20%20end%0Aend%0A"/><draw:param draw:name="pluginspage" draw:value="http://www.macromedia.com/go/getflashplayer"/><draw:param draw:name="allowscriptaccess" draw:value="always"/><draw:param draw:name="quality" draw:value="high"/></draw:plugin></draw:frame> </text:p>
        <text:p text:style-name="Preformatted_20_Text">module SessionsHelper</text:p>
        <text:p text:style-name="Preformatted_20_Text"><text:s text:c="2"/>.</text:p>
        <text:p text:style-name="Preformatted_20_Text"><text:s text:c="2"/>.</text:p>
        <text:p text:style-name="Preformatted_20_Text"><text:s text:c="2"/>.</text:p>
        <text:p text:style-name="Preformatted_20_Text"><text:s text:c="2"/>def signed_in?</text:p>
        <text:p text:style-name="Preformatted_20_Text"><text:s text:c="4"/>!current_user.nil?</text:p>
        <text:p text:style-name="Preformatted_20_Text"><text:soft-page-break/><text:s text:c="2"/>end</text:p>
        <text:p text:style-name="P6">end</text:p>
        <text:p text:style-name="Text_20_body">Though it’s already useful for the test, we’ll put the <text:span text:style-name="Source_20_Text">signed_in?</text:span> method to even better use in <text:a xlink:type="simple" xlink:href="http://railstutorial.org/chapters/sign-in-sign-out?version=2.3#sec:changing_the_layout_links">Section 9.4.3</text:a> and again in <text:a xlink:type="simple" xlink:href="http://railstutorial.org/chapters/updating-showing-and-deleting-users?version=2.3#top">Chapter 10</text:a>.</text:p>
        <text:p text:style-name="Text_20_body">With that, all the tests should pass.</text:p>
        <text:section text:style-name="Sect1" text:name="sec:signing_out">
          <text:p text:style-name="Text_20_body"/>
        </text:section>
        <text:h text:style-name="Heading_20_2" text:outline-level="2"><text:bookmark text:name="sec:9.4"/><text:a xlink:type="simple" xlink:href="http://railstutorial.org/chapters/sign-in-sign-out?version=2.3#sec:signing_out">9.4 Signing out</text:a></text:h>
        <text:p text:style-name="Text_20_body">As discussed in <text:a xlink:type="simple" xlink:href="http://railstutorial.org/chapters/sign-in-sign-out?version=2.3#sec:sessions">Section 9.1</text:a>, our authentication model is to keep users signed in until they sign out explicitly. In this section we’ll add this necessary signout capability. Once we’re done, we’ll add some integration tests to put our authentication machinery through its paces.</text:p>
        <text:section text:style-name="Sect1" text:name="sec:destroying_sessions">
          <text:p text:style-name="Text_20_body"/>
        </text:section>
        <text:h text:style-name="Heading_20_3" text:outline-level="3"><text:bookmark text:name="sec:9.4.1"/><text:a xlink:type="simple" xlink:href="http://railstutorial.org/chapters/sign-in-sign-out?version=2.3#sec:destroying_sessions">9.4.1 Destroying sessions</text:a></text:h>
        <text:p text:style-name="Text_20_body">So far, the Sessions controller actions have followed the RESTful convention of using <text:span text:style-name="Source_20_Text">new</text:span> for a signin page and <text:span text:style-name="Source_20_Text">create</text:span> to complete the signin. We’ll continue this theme by using a <text:span text:style-name="Source_20_Text">destroy</text:span> action to delete sessions, i.e., to sign out.</text:p>
        <text:p text:style-name="Text_20_body">In order to test the signout action, we first need a way to sign in within a test. The easiest way to do this is to use the <text:span text:style-name="Source_20_Text">controller</text:span> object we saw in <text:a xlink:type="simple" xlink:href="http://railstutorial.org/chapters/sign-in-sign-out?version=2.3#sec:current_user">Section 9.3.4</text:a> and set its <text:span text:style-name="Source_20_Text">current_user</text:span> to the given user. In order to use the resulting <text:span text:style-name="Source_20_Text">test_sign_in</text:span> function in all our tests, we need to put it in the spec helper file, as shown in <text:a xlink:type="simple" xlink:href="http://railstutorial.org/chapters/sign-in-sign-out?version=2.3#code:test_sign_in">Listing 9.21</text:a>.</text:p>
        <text:section text:style-name="Sect1" text:name="code:test_sign_in">
          <text:p text:style-name="Text_20_body"/>
        </text:section>
        <text:p text:style-name="Text_20_body">Listing 9.21. A <text:span text:style-name="Source_20_Text">test_sign_in</text:span> function to simulate user signin inside tests. <text:line-break/><text:span text:style-name="Source_20_Text">spec/spec_helper.rb</text:span> <draw:frame draw:name="clippy" text:anchor-type="as-char" svg:width="1.1457in" svg:height="0.1457in" draw:z-index="28"><draw:plugin xlink:href="http://railstutorial.org/flash/clippy.swf" xlink:type="simple" xlink:show="embed" xlink:actuate="onLoad" draw:mime-type="application/x-shockwave-flash"><draw:param draw:name="bgcolor" draw:value="#ffffff"/><draw:param draw:name="flashvars" draw:value="text=.%0A.%0A.%0ASpec::Runner.configure%20do%20%7Cconfig%7C%0A%20%20.%0A%20%20.%0A%20%20.%0A%20%20def%20test_sign_in(user)%0A%20%20%20%20controller.current_user%20=%20user%0A%20%20end%0Aend%0A"/><draw:param draw:name="pluginspage" draw:value="http://www.macromedia.com/go/getflashplayer"/><draw:param draw:name="allowscriptaccess" draw:value="always"/><draw:param draw:name="quality" draw:value="high"/></draw:plugin></draw:frame> </text:p>
        <text:p text:style-name="Preformatted_20_Text">.</text:p>
        <text:p text:style-name="Preformatted_20_Text">.</text:p>
        <text:p text:style-name="Preformatted_20_Text">.</text:p>
        <text:p text:style-name="Preformatted_20_Text">Spec::Runner.configure do |config|</text:p>
        <text:p text:style-name="Preformatted_20_Text"><text:s text:c="2"/>.</text:p>
        <text:p text:style-name="Preformatted_20_Text"><text:s text:c="2"/>.</text:p>
        <text:p text:style-name="Preformatted_20_Text"><text:s text:c="2"/>.</text:p>
        <text:p text:style-name="Preformatted_20_Text"><text:s text:c="2"/>def test_sign_in(user)</text:p>
        <text:p text:style-name="Preformatted_20_Text"><text:s text:c="4"/>controller.current_user = user</text:p>
        <text:p text:style-name="Preformatted_20_Text"><text:s text:c="2"/>end</text:p>
        <text:p text:style-name="P6">end</text:p>
        <text:p text:style-name="Text_20_body">After running <text:span text:style-name="Source_20_Text">test_sign_in</text:span>, the <text:span text:style-name="Source_20_Text">current_user</text:span> will not be <text:span text:style-name="Source_20_Text">nil</text:span>, so <text:span text:style-name="Source_20_Text">signed_in?</text:span> will be <text:span text:style-name="Source_20_Text">true</text:span>.</text:p>
        <text:p text:style-name="Text_20_body">With this spec helper in hand, the test for signout is straightforward: sign in as a (factory) user, check that it is signed in, and then hit the <text:span text:style-name="Source_20_Text">destroy</text:span> action and verify that the user gets signed out (<text:a xlink:type="simple" xlink:href="http://railstutorial.org/chapters/sign-in-sign-out?version=2.3#code:destroy_session_test">Listing 9.22</text:a>).</text:p>
        <text:section text:style-name="Sect1" text:name="code:destroy_session_test">
          <text:p text:style-name="Text_20_body"/>
        </text:section>
        <text:p text:style-name="Text_20_body">Listing 9.22. A test for destroying a session (user signout). <text:line-break/><text:soft-page-break/><text:span text:style-name="Source_20_Text">spec/controllers/sessions_controller_spec.rb</text:span> <draw:frame draw:name="clippy" text:anchor-type="as-char" svg:width="1.1457in" svg:height="0.1457in" draw:z-index="29"><draw:plugin xlink:href="http://railstutorial.org/flash/clippy.swf" xlink:type="simple" xlink:show="embed" xlink:actuate="onLoad" draw:mime-type="application/x-shockwave-flash"><draw:param draw:name="bgcolor" draw:value="#ffffff"/><draw:param draw:name="flashvars" draw:value="text=describe%20SessionsController%20do%0A%20%20.%0A%20%20.%0A%20%20.%0A%20%20describe%20%22DELETE%20'destroy'%22%20do%0A%20%20%20%20%0A%20%20%20%20it%20%22should%20sign%20a%20user%20out%22%20do%0A%20%20%20%20%20%20test_sign_in(Factory(:user))%0A%20%20%20%20%20%20controller.should%20be_signed_in%0A%20%20%20%20%20%20delete%20:destroy%0A%20%20%20%20%20%20controller.should_not%20be_signed_in%0A%20%20%20%20%20%20response.should%20redirect_to(root_path)%0A%20%20%20%20end%0A%20%20end%0Aend%0A"/><draw:param draw:name="pluginspage" draw:value="http://www.macromedia.com/go/getflashplayer"/><draw:param draw:name="allowscriptaccess" draw:value="always"/><draw:param draw:name="quality" draw:value="high"/></draw:plugin></draw:frame> </text:p>
        <text:p text:style-name="Preformatted_20_Text">describe SessionsController do</text:p>
        <text:p text:style-name="Preformatted_20_Text"><text:s text:c="2"/>.</text:p>
        <text:p text:style-name="Preformatted_20_Text"><text:s text:c="2"/>.</text:p>
        <text:p text:style-name="Preformatted_20_Text"><text:s text:c="2"/>.</text:p>
        <text:p text:style-name="Preformatted_20_Text"><text:s text:c="2"/>describe "DELETE 'destroy'" do</text:p>
        <text:p text:style-name="Preformatted_20_Text"/>
        <text:p text:style-name="Preformatted_20_Text"><text:s text:c="4"/>it "should sign a user out" do</text:p>
        <text:p text:style-name="Preformatted_20_Text"><text:s text:c="6"/>test_sign_in(Factory(:user))</text:p>
        <text:p text:style-name="Preformatted_20_Text"><text:s text:c="6"/>controller.should be_signed_in</text:p>
        <text:p text:style-name="Preformatted_20_Text"><text:s text:c="6"/>delete :destroy</text:p>
        <text:p text:style-name="Preformatted_20_Text"><text:s text:c="6"/>controller.should_not be_signed_in</text:p>
        <text:p text:style-name="Preformatted_20_Text"><text:s text:c="6"/>response.should redirect_to(root_path)</text:p>
        <text:p text:style-name="Preformatted_20_Text"><text:s text:c="4"/>end</text:p>
        <text:p text:style-name="Preformatted_20_Text"><text:s text:c="2"/>end</text:p>
        <text:p text:style-name="P6">end</text:p>
        <text:p text:style-name="Text_20_body">The only novel element here is the <text:span text:style-name="Source_20_Text">delete</text:span> method, which issues an HTTP <text:span text:style-name="Teletype">DELETE</text:span> request (in analogy with the <text:span text:style-name="Source_20_Text">get</text:span> and <text:span text:style-name="Source_20_Text">post</text:span> methods seen in previous tests), as required by the REST conventions (<text:a xlink:type="simple" xlink:href="http://railstutorial.org/chapters/sign-in-sign-out?version=2.3#table:RESTful_sessions">Table 9.1</text:a>).</text:p>
        <text:p text:style-name="Text_20_body">As with user signin, which relied on the <text:span text:style-name="Source_20_Text">sign_in</text:span> function, user signout just defers the hard work to a <text:span text:style-name="Source_20_Text">sign_out</text:span> function (<text:a xlink:type="simple" xlink:href="http://railstutorial.org/chapters/sign-in-sign-out?version=2.3#code:destroy_session">Listing 9.23</text:a>).</text:p>
        <text:section text:style-name="Sect1" text:name="code:destroy_session">
          <text:p text:style-name="Text_20_body"/>
        </text:section>
        <text:p text:style-name="Text_20_body">Listing 9.23. Destroying a session (user signout). <text:line-break/><text:span text:style-name="Source_20_Text">app/controllers/sessions_controller.rb</text:span> <draw:frame draw:name="clippy" text:anchor-type="as-char" svg:width="1.1457in" svg:height="0.1457in" draw:z-index="30"><draw:plugin xlink:href="http://railstutorial.org/flash/clippy.swf" xlink:type="simple" xlink:show="embed" xlink:actuate="onLoad" draw:mime-type="application/x-shockwave-flash"><draw:param draw:name="bgcolor" draw:value="#ffffff"/><draw:param draw:name="flashvars" draw:value="text=class%20SessionsController%20%3C%20ApplicationController%0A%20%20.%0A%20%20.%0A%20%20.%0A%20%20def%20destroy%0A%20%20%20%20sign_out%0A%20%20%20%20redirect_to%20root_path%0A%20%20end%0Aend%0A"/><draw:param draw:name="pluginspage" draw:value="http://www.macromedia.com/go/getflashplayer"/><draw:param draw:name="allowscriptaccess" draw:value="always"/><draw:param draw:name="quality" draw:value="high"/></draw:plugin></draw:frame> </text:p>
        <text:p text:style-name="Preformatted_20_Text">class SessionsController &lt; ApplicationController</text:p>
        <text:p text:style-name="Preformatted_20_Text"><text:s text:c="2"/>.</text:p>
        <text:p text:style-name="Preformatted_20_Text"><text:s text:c="2"/>.</text:p>
        <text:p text:style-name="Preformatted_20_Text"><text:s text:c="2"/>.</text:p>
        <text:p text:style-name="Preformatted_20_Text"><text:s text:c="2"/>def destroy</text:p>
        <text:p text:style-name="Preformatted_20_Text"><text:s text:c="4"/>sign_out</text:p>
        <text:p text:style-name="Preformatted_20_Text"><text:s text:c="4"/>redirect_to root_path</text:p>
        <text:p text:style-name="Preformatted_20_Text"><text:s text:c="2"/>end</text:p>
        <text:p text:style-name="P6">end</text:p>
        <text:p text:style-name="Text_20_body">As with the other authentication elements, we’ll put <text:span text:style-name="Source_20_Text">sign_out</text:span> in the Sessions helper module (<text:a xlink:type="simple" xlink:href="http://railstutorial.org/chapters/sign-in-sign-out?version=2.3#code:sign_out_method">Listing 9.24</text:a>).</text:p>
        <text:section text:style-name="Sect1" text:name="code:sign_out_method">
          <text:p text:style-name="Text_20_body"/>
        </text:section>
        <text:p text:style-name="Text_20_body">Listing 9.24. The <text:span text:style-name="Source_20_Text">sign_out</text:span> method in the Sessions helper module. <text:line-break/><text:span text:style-name="Source_20_Text">app/helpers/sessions_helper.rb</text:span> <draw:frame draw:name="clippy" text:anchor-type="as-char" svg:width="1.1457in" svg:height="0.1457in" draw:z-index="31"><draw:plugin xlink:href="http://railstutorial.org/flash/clippy.swf" xlink:type="simple" xlink:show="embed" xlink:actuate="onLoad" draw:mime-type="application/x-shockwave-flash"><draw:param draw:name="bgcolor" draw:value="#ffffff"/><draw:param draw:name="flashvars" draw:value="text=module%20SessionsHelper%0A%0A%20%20def%20sign_in(user)%0A%20%20%20%20user.remember_me!%0A%20%20%20%20cookies[:remember_token]%20=%20%7B%20:value%20%20%20=%3E%20user.remember_token,%0A%20%20%20%20%20%20%20%20%20%20%20%20%20%20%20%20%20%20%20%20%20%20%20%20%20%20%20%20%20%20%20%20%20:expires%20=%3E%2020.years.from_now.utc%20%7D%0A%20%20%20%20self.current_user%20=%20user%0A%20%20end%0A%20%20.%0A%20%20.%0A%20%20.%0A%20%20def%20sign_out%0A%20%20%20%20cookies.delete(:remember_token)%0A%20%20%20%20self.current_user%20=%20nil%0A%20%20end%0Aend%0A"/><draw:param draw:name="pluginspage" draw:value="http://www.macromedia.com/go/getflashplayer"/><draw:param draw:name="allowscriptaccess" draw:value="always"/><draw:param draw:name="quality" draw:value="high"/></draw:plugin></draw:frame> </text:p>
        <text:p text:style-name="Preformatted_20_Text">module SessionsHelper</text:p>
        <text:p text:style-name="Preformatted_20_Text"/>
        <text:p text:style-name="Preformatted_20_Text"><text:s text:c="2"/>def sign_in(user)</text:p>
        <text:p text:style-name="Preformatted_20_Text"><text:s text:c="4"/>user.remember_me!</text:p>
        <text:p text:style-name="Preformatted_20_Text"><text:s text:c="4"/>cookies[:remember_token] = { :value <text:s text:c="2"/>=&gt; user.remember_token,</text:p>
        <text:p text:style-name="Preformatted_20_Text"><text:s text:c="33"/>:expires =&gt; 20.years.from_now.utc }</text:p>
        <text:p text:style-name="Preformatted_20_Text"><text:s text:c="4"/>self.current_user = user</text:p>
        <text:p text:style-name="Preformatted_20_Text"><text:s text:c="2"/>end</text:p>
        <text:p text:style-name="Preformatted_20_Text"><text:s text:c="2"/>.</text:p>
        <text:p text:style-name="Preformatted_20_Text"><text:s text:c="2"/>.</text:p>
        <text:p text:style-name="Preformatted_20_Text"><text:soft-page-break/><text:s text:c="2"/>.</text:p>
        <text:p text:style-name="Preformatted_20_Text"><text:s text:c="2"/>def sign_out</text:p>
        <text:p text:style-name="Preformatted_20_Text"><text:s text:c="4"/>cookies.delete(:remember_token)</text:p>
        <text:p text:style-name="Preformatted_20_Text"><text:s text:c="4"/>self.current_user = nil</text:p>
        <text:p text:style-name="Preformatted_20_Text"><text:s text:c="2"/>end</text:p>
        <text:p text:style-name="P6">end</text:p>
        <text:p text:style-name="Text_20_body">As you can see, the <text:span text:style-name="Source_20_Text">sign_out</text:span> method effectively undoes the <text:span text:style-name="Source_20_Text">sign_in</text:span> method by deleting the remember token and by setting the current user to <text:span text:style-name="Source_20_Text">nil</text:span>.<text:bookmark text:name="fnref:9.14"/><text:a xlink:type="simple" xlink:href="http://railstutorial.org/chapters/sign-in-sign-out?version=2.3#fn:9.14">14</text:a> With this, the test in <text:a xlink:type="simple" xlink:href="http://railstutorial.org/chapters/sign-in-sign-out?version=2.3#code:destroy_session_test">Listing 9.22</text:a> should pass.</text:p>
        <text:section text:style-name="Sect1" text:name="sec:signin_upon_signup">
          <text:p text:style-name="Text_20_body"/>
        </text:section>
        <text:h text:style-name="Heading_20_3" text:outline-level="3"><text:bookmark text:name="sec:9.4.2"/><text:a xlink:type="simple" xlink:href="http://railstutorial.org/chapters/sign-in-sign-out?version=2.3#sec:signin_upon_signup">9.4.2 Signin upon signup</text:a></text:h>
        <text:p text:style-name="Text_20_body">In principle, we are now done with authentication, but as currently constructed there are no links to the signin or signout actions. Moreover, newly registered users might be confused, as they are not signed in by default.</text:p>
        <text:p text:style-name="Text_20_body">We’ll fix the second problem first, starting with testing that a new user is automatically signed in (<text:a xlink:type="simple" xlink:href="http://railstutorial.org/chapters/sign-in-sign-out?version=2.3#code:sign_up_sign_in">Listing 9.25</text:a>).</text:p>
        <text:section text:style-name="Sect1" text:name="code:sign_up_sign_in">
          <text:p text:style-name="Text_20_body"/>
        </text:section>
        <text:p text:style-name="Text_20_body">Listing 9.25. Testing that newly signed-up users are also signed in. <text:line-break/><text:span text:style-name="Source_20_Text">spec/controllers/users_controller_spec.rb</text:span> <draw:frame draw:name="clippy" text:anchor-type="as-char" svg:width="1.1457in" svg:height="0.1457in" draw:z-index="32"><draw:plugin xlink:href="http://railstutorial.org/flash/clippy.swf" xlink:type="simple" xlink:show="embed" xlink:actuate="onLoad" draw:mime-type="application/x-shockwave-flash"><draw:param draw:name="bgcolor" draw:value="#ffffff"/><draw:param draw:name="flashvars" draw:value="text=require%20'spec_helper'%0A%0Adescribe%20UsersController%20do%0A%20%20integrate_views%0A%20%20.%0A%20%20.%0A%20%20.%0A%20%20describe%20%22POST%20'create'%22%20do%0A%20%20%20%20.%0A%20%20%20%20.%0A%20%20%20%20.%0A%20%20%20%20describe%20%22success%22%20do%0A%20%20%20%20%20%20.%0A%20%20%20%20%20%20.%0A%20%20%20%20%20%20.%0A%20%20%20%20%20%20it%20%22should%20sign%20the%20user%20in%22%20do%0A%20%20%20%20%20%20%20%20post%20:create,%20:user%20=%3E%20@attr%0A%20%20%20%20%20%20%20%20controller.should%20be_signed_in%0A%20%20%20%20%20%20end%0A%20%20%20%20%20%20.%0A%20%20%20%20%20%20.%0A%20%20%20%20%20%20.%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Controller do</text:p>
        <text:p text:style-name="Preformatted_20_Text"><text:s text:c="2"/>integrate_views</text:p>
        <text:p text:style-name="Preformatted_20_Text"><text:s text:c="2"/>.</text:p>
        <text:p text:style-name="Preformatted_20_Text"><text:s text:c="2"/>.</text:p>
        <text:p text:style-name="Preformatted_20_Text"><text:s text:c="2"/>.</text:p>
        <text:p text:style-name="Preformatted_20_Text"><text:s text:c="2"/>describe "POST 'create'" do</text:p>
        <text:p text:style-name="Preformatted_20_Text"><text:s text:c="4"/>.</text:p>
        <text:p text:style-name="Preformatted_20_Text"><text:s text:c="4"/>.</text:p>
        <text:p text:style-name="Preformatted_20_Text"><text:s text:c="4"/>.</text:p>
        <text:p text:style-name="Preformatted_20_Text"><text:s text:c="4"/>describe "success" do</text:p>
        <text:p text:style-name="Preformatted_20_Text"><text:s text:c="6"/>.</text:p>
        <text:p text:style-name="Preformatted_20_Text"><text:s text:c="6"/>.</text:p>
        <text:p text:style-name="Preformatted_20_Text"><text:s text:c="6"/>.</text:p>
        <text:p text:style-name="Preformatted_20_Text"><text:s text:c="6"/>it "should sign the user in" do</text:p>
        <text:p text:style-name="Preformatted_20_Text"><text:s text:c="8"/>post :create, :user =&gt; @attr</text:p>
        <text:p text:style-name="Preformatted_20_Text"><text:s text:c="8"/>controller.should be_signed_in</text:p>
        <text:p text:style-name="Preformatted_20_Text"><text:s text:c="6"/>end</text:p>
        <text:p text:style-name="Preformatted_20_Text"><text:s text:c="6"/>.</text:p>
        <text:p text:style-name="Preformatted_20_Text"><text:s text:c="6"/>.</text:p>
        <text:p text:style-name="Preformatted_20_Text"><text:s text:c="6"/>.</text:p>
        <text:p text:style-name="Preformatted_20_Text"><text:s text:c="4"/>end</text:p>
        <text:p text:style-name="Preformatted_20_Text"><text:s text:c="2"/>end</text:p>
        <text:p text:style-name="P6">end</text:p>
        <text:p text:style-name="Text_20_body">With the <text:span text:style-name="Source_20_Text">sign_in</text:span> method from <text:a xlink:type="simple" xlink:href="http://railstutorial.org/chapters/sign-in-sign-out?version=2.3#sec:signin_success">Section 9.3</text:a>, getting this test to pass by actually signing in the user is easy: just add <text:span text:style-name="Source_20_Text">sign_in @user</text:span> right after saving the user to the database (<text:a xlink:type="simple" xlink:href="http://railstutorial.org/chapters/sign-in-sign-out?version=2.3#code:signin_upon_signup">Listing 9.26</text:a>).</text:p>
        <text:section text:style-name="Sect1" text:name="code:signin_upon_signup">
          <text:p text:style-name="Text_20_body"/>
        </text:section>
        <text:p text:style-name="Text_20_body"><text:soft-page-break/>Listing 9.26. Signing in the user upon signup. <text:line-break/><text:span text:style-name="Source_20_Text">app/controllers/users_controller.rb</text:span> <draw:frame draw:name="clippy" text:anchor-type="as-char" svg:width="1.1457in" svg:height="0.1457in" draw:z-index="33"><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0A%20%20.%0A%20%20.%0A%20%20def%20create%0A%20%20%20%20@user%20=%20User.new(params[:user])%0A%20%20%20%20if%20@user.save%0A%20%20%20%20%20%20sign_in%20@user%0A%20%20%20%20%20%20flash[:success]%20=%20%22Welcome%20to%20the%20Sample%20App!%22%0A%20%20%20%20%20%20redirect_to%20@user%0A%20%20%20%20else%0A%20%20%20%20%20%20@title%20=%20%22Sign%20up%22%0A%20%20%20%20%20%20render%20'new'%0A%20%20%20%20end%0A%20%20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text:s text:c="2"/>.</text:p>
        <text:p text:style-name="Preformatted_20_Text"><text:s text:c="2"/>.</text:p>
        <text:p text:style-name="Preformatted_20_Text"><text:s text:c="2"/>.</text:p>
        <text:p text:style-name="Preformatted_20_Text"><text:s text:c="2"/>def create</text:p>
        <text:p text:style-name="Preformatted_20_Text"><text:s text:c="4"/>@user = User.new(params[:user])</text:p>
        <text:p text:style-name="Preformatted_20_Text"><text:s text:c="4"/>if @user.save</text:p>
        <text:p text:style-name="Preformatted_20_Text"><text:s text:c="6"/>sign_in @user</text:p>
        <text:p text:style-name="Preformatted_20_Text"><text:s text:c="6"/>flash[:success] = "Welcome to the Sample App!"</text:p>
        <text:p text:style-name="Preformatted_20_Text"><text:s text:c="6"/>redirect_to @user</text:p>
        <text:p text:style-name="Preformatted_20_Text"><text:s text:c="4"/>else</text:p>
        <text:p text:style-name="Preformatted_20_Text"><text:s text:c="6"/>@title = "Sign up"</text:p>
        <text:p text:style-name="Preformatted_20_Text"><text:s text:c="6"/>render 'new'</text:p>
        <text:p text:style-name="Preformatted_20_Text"><text:s text:c="4"/>end</text:p>
        <text:p text:style-name="P6"><text:s text:c="2"/>end</text:p>
        <text:section text:style-name="Sect1" text:name="sec:changing_the_layout_links">
          <text:p text:style-name="Text_20_body"/>
        </text:section>
        <text:h text:style-name="Heading_20_3" text:outline-level="3"><text:bookmark text:name="sec:9.4.3"/><text:a xlink:type="simple" xlink:href="http://railstutorial.org/chapters/sign-in-sign-out?version=2.3#sec:changing_the_layout_links">9.4.3 Changing the layout links</text:a></text:h>
        <text:p text:style-name="Text_20_body">We come finally to a practical application of all our signin/out work: we’ll change the layout links based on signin status. In particular, as seen in the <text:a xlink:type="simple" xlink:href="http://railstutorial.org/chapters/sign-in-sign-out?version=2.3#fig:signin_success_mockup">Figure 9.6</text:a> mockup, we’ll arrange for the links change when users sign in or sign out, and we’ll also add a profile link to the user show page for signed-in users.</text:p>
        <text:p text:style-name="Text_20_body">We start with two integration tests: one to check that a <text:span text:style-name="Source_20_Text">"Sign in"</text:span> link appears for non-signed-in users, and one to check that a <text:span text:style-name="Source_20_Text">"Sign out"</text:span> link appears for signed-in users; both cases verify that the link goes to the proper URL. We’ll put these tests in the layout links test we created in <text:a xlink:type="simple" xlink:href="http://railstutorial.org/chapters/filling-in-the-layout?version=2.3#sec:integration_tests">Section 5.2.1</text:a>; the result appears in <text:a xlink:type="simple" xlink:href="http://railstutorial.org/chapters/sign-in-sign-out?version=2.3#code:signin_layout_test">Listing 9.27</text:a>.</text:p>
        <text:section text:style-name="Sect1" text:name="code:signin_layout_test">
          <text:p text:style-name="Text_20_body"/>
        </text:section>
        <text:p text:style-name="Text_20_body">Listing 9.27. Tests for the signin/signout links on the site layout. <text:line-break/><text:span text:style-name="Source_20_Text">spec/integration/layout_links_spec.rb</text:span> <draw:frame draw:name="clippy" text:anchor-type="as-char" svg:width="1.1457in" svg:height="0.1457in" draw:z-index="34"><draw:plugin xlink:href="http://railstutorial.org/flash/clippy.swf" xlink:type="simple" xlink:show="embed" xlink:actuate="onLoad" draw:mime-type="application/x-shockwave-flash"><draw:param draw:name="bgcolor" draw:value="#ffffff"/><draw:param draw:name="flashvars" draw:value="text=describe%20%22Layout%20links%22%20do%0A%20%20.%0A%20%20.%0A%20%20.%0A%20%20describe%20%22when%20not%20signed%20in%22%20do%0A%20%20%20%20it%20%22should%20have%20a%20signin%20link%22%20do%0A%20%20%20%20%20%20visit%20root_path%0A%20%20%20%20%20%20response.should%20have_tag(%22a[href=?]%22,%20signin_path,%20%22Sign%20in%22)%0A%20%20%20%20end%0A%20%20end%0A%0A%20%20describe%20%22when%20signed%20in%22%20do%0A%20%20%20%20%0A%20%20%20%20before(:each)%20do%0A%20%20%20%20%20%20@user%20=%20Factory(:user)%0A%20%20%20%20%20%20visit%20signin_path%0A%20%20%20%20%20%20fill_in%20:email,%20%20%20%20:with%20=%3E%20@user.email%0A%20%20%20%20%20%20fill_in%20:password,%20:with%20=%3E%20@user.password%0A%20%20%20%20%20%20click_button%0A%20%20%20%20end%0A%20%20%20%20%0A%20%20%20%20it%20%22should%20have%20a%20signout%20link%22%20do%0A%20%20%20%20%20%20visit%20root_path%0A%20%20%20%20%20%20response.should%20have_tag(%22a[href=?]%22,%20signout_path,%20%22Sign%20out%22)%0A%20%20%20%20end%0A%20%20%20%20%0A%20%20%20%20it%20%22should%20have%20a%20profile%20link%22%20%0A%20%20end%0Aend%0A"/><draw:param draw:name="pluginspage" draw:value="http://www.macromedia.com/go/getflashplayer"/><draw:param draw:name="allowscriptaccess" draw:value="always"/><draw:param draw:name="quality" draw:value="high"/></draw:plugin></draw:frame> </text:p>
        <text:p text:style-name="Preformatted_20_Text">describe "Layout links" do</text:p>
        <text:p text:style-name="Preformatted_20_Text"><text:s text:c="2"/>.</text:p>
        <text:p text:style-name="Preformatted_20_Text"><text:s text:c="2"/>.</text:p>
        <text:p text:style-name="Preformatted_20_Text"><text:s text:c="2"/>.</text:p>
        <text:p text:style-name="Preformatted_20_Text"><text:s text:c="2"/>describe "when not signed in" do</text:p>
        <text:p text:style-name="Preformatted_20_Text"><text:s text:c="4"/>it "should have a signin link" do</text:p>
        <text:p text:style-name="Preformatted_20_Text"><text:s text:c="6"/>visit root_path</text:p>
        <text:p text:style-name="Preformatted_20_Text"><text:s text:c="6"/>response.should have_tag("a[href=?]", signin_path, "Sign in")</text:p>
        <text:p text:style-name="Preformatted_20_Text"><text:s text:c="4"/>end</text:p>
        <text:p text:style-name="Preformatted_20_Text"><text:s text:c="2"/>end</text:p>
        <text:p text:style-name="Preformatted_20_Text"/>
        <text:p text:style-name="Preformatted_20_Text"><text:s text:c="2"/>describe "when signed in" do</text:p>
        <text:p text:style-name="Preformatted_20_Text"/>
        <text:p text:style-name="Preformatted_20_Text"><text:s text:c="4"/>before(:each) do</text:p>
        <text:p text:style-name="Preformatted_20_Text"><text:s text:c="6"/>@user = Factory(:user)</text:p>
        <text:p text:style-name="Preformatted_20_Text"><text:s text:c="6"/>visit signin_path</text:p>
        <text:p text:style-name="Preformatted_20_Text"><text:s text:c="6"/>fill_in :email, <text:s text:c="3"/>:with =&gt; @user.email</text:p>
        <text:p text:style-name="Preformatted_20_Text"><text:s text:c="6"/>fill_in :password, :with =&gt; @user.password</text:p>
        <text:p text:style-name="Preformatted_20_Text"><text:s text:c="6"/>click_button</text:p>
        <text:p text:style-name="Preformatted_20_Text"><text:soft-page-break/><text:s text:c="4"/>end</text:p>
        <text:p text:style-name="Preformatted_20_Text"/>
        <text:p text:style-name="Preformatted_20_Text"><text:s text:c="4"/>it "should have a signout link" do</text:p>
        <text:p text:style-name="Preformatted_20_Text"><text:s text:c="6"/>visit root_path</text:p>
        <text:p text:style-name="Preformatted_20_Text"><text:s text:c="6"/>response.should have_tag("a[href=?]", signout_path, "Sign out")</text:p>
        <text:p text:style-name="Preformatted_20_Text"><text:s text:c="4"/>end</text:p>
        <text:p text:style-name="Preformatted_20_Text"/>
        <text:p text:style-name="Preformatted_20_Text"><text:s text:c="4"/>it "should have a profile link" </text:p>
        <text:p text:style-name="Preformatted_20_Text"><text:s text:c="2"/>end</text:p>
        <text:p text:style-name="P6">end</text:p>
        <text:p text:style-name="Text_20_body">Here the <text:span text:style-name="Source_20_Text">before(:each)</text:span> block signs in by visiting the signin page and submitting a valid email/password pair.<text:bookmark text:name="fnref:9.15"/><text:a xlink:type="simple" xlink:href="http://railstutorial.org/chapters/sign-in-sign-out?version=2.3#fn:9.15">15</text:a> We do this instead of using the <text:span text:style-name="Source_20_Text">test_sign_in</text:span> function from <text:a xlink:type="simple" xlink:href="http://railstutorial.org/chapters/sign-in-sign-out?version=2.3#code:test_sign_in">Listing 9.21</text:a> because <text:span text:style-name="Source_20_Text">test_sign_in</text:span> doesn’t work inside integration tests for some reason. (See <text:a xlink:type="simple" xlink:href="http://railstutorial.org/chapters/sign-in-sign-out?version=2.3#sec:sign_in_out_exercises">Section 9.6</text:a> for an exercise to make an <text:span text:style-name="Source_20_Text">integration_sign_in</text:span> function for use in integration tests.)</text:p>
        <text:p text:style-name="Text_20_body">The application code uses an if-then branching structure inside of Embedded Ruby, using the <text:span text:style-name="Source_20_Text">signed_in?</text:span> method defined in <text:a xlink:type="simple" xlink:href="http://railstutorial.org/chapters/sign-in-sign-out?version=2.3#code:signed_in_p">Listing 9.20</text:a>:</text:p>
        <text:p text:style-name="Preformatted_20_Text">&lt;% if signed_in? %&gt;</text:p>
        <text:p text:style-name="Preformatted_20_Text">&lt;li&gt;&lt;%= link_to "Sign out", signout_path, :method =&gt; :delete %&gt;&lt;/li&gt;</text:p>
        <text:p text:style-name="Preformatted_20_Text">&lt;% else %&gt;</text:p>
        <text:p text:style-name="Preformatted_20_Text">&lt;li&gt;&lt;%= link_to "Sign in", signin_path %&gt;&lt;/li&gt;</text:p>
        <text:p text:style-name="P6">&lt;% end %&gt;</text:p>
        <text:p text:style-name="Text_20_body">Notice that the signout link passes a hash argument indicating that it should submit with an HTTP <text:span text:style-name="Teletype">DELETE</text:span> request.<text:bookmark text:name="fnref:9.16"/><text:a xlink:type="simple" xlink:href="http://railstutorial.org/chapters/sign-in-sign-out?version=2.3#fn:9.16">16</text:a> With this snippet added, the full header partial appears as in <text:a xlink:type="simple" xlink:href="http://railstutorial.org/chapters/sign-in-sign-out?version=2.3#code:layout_signin_signout_links">Listing 9.28</text:a>.</text:p>
        <text:section text:style-name="Sect1" text:name="code:layout_signin_signout_links">
          <text:p text:style-name="Text_20_body"/>
        </text:section>
        <text:p text:style-name="Text_20_body">Listing 9.28. Changing the layout links for signed-in users. <text:line-break/><text:span text:style-name="Source_20_Text">app/views/layouts/_header.html.erb</text:span> <draw:frame draw:name="clippy" text:anchor-type="as-char" svg:width="1.1457in" svg:height="0.1457in" draw:z-index="35"><draw:plugin xlink:href="http://railstutorial.org/flash/clippy.swf" xlink:type="simple" xlink:show="embed" xlink:actuate="onLoad" draw:mime-type="application/x-shockwave-flash"><draw:param draw:name="bgcolor" draw:value="#ffffff"/><draw:param draw:name="flashvars" draw:value="text=%3Cdiv%20id=%22header%22%20class=%22round%22%3E%0A%20%20%3C%25=%20link_to%20logo,%20root_path%20%25%3E%0A%20%20%3Cul%20class=%22navigation%20round%22%3E%0A%20%20%20%20%3Cli%3E%3C%25=%20link_to%20%22Home%22,%20root_path%20%25%3E%3C/li%3E%0A%20%20%20%20%3Cli%3E%3C%25=%20link_to%20%22Help%22,%20help_path%20%25%3E%3C/li%3E%0A%20%20%20%20%3C%25%20if%20signed_in?%20%25%3E%0A%20%20%20%20%3Cli%3E%3C%25=%20link_to%20%22Sign%20out%22,%20signout_path,%20:method%20=%3E%20:delete%20%25%3E%3C/li%3E%0A%20%20%20%20%3C%25%20else%20%25%3E%0A%20%20%20%20%3Cli%3E%3C%25=%20link_to%20%22Sign%20in%22,%20signin_path%20%25%3E%3C/li%3E%0A%20%20%20%20%3C%25%20end%20%25%3E%0A%20%20%3C/ul%3E%0A%3C/div%3E%0A"/><draw:param draw:name="pluginspage" draw:value="http://www.macromedia.com/go/getflashplayer"/><draw:param draw:name="allowscriptaccess" draw:value="always"/><draw:param draw:name="quality" draw:value="high"/></draw:plugin></draw:frame> </text:p>
        <text:p text:style-name="Preformatted_20_Text">&lt;div id="header" class="round"&gt;</text:p>
        <text:p text:style-name="Preformatted_20_Text"><text:s text:c="2"/>&lt;%= link_to logo, root_path %&gt;</text:p>
        <text:p text:style-name="Preformatted_20_Text"><text:s text:c="2"/>&lt;ul class="navigation round"&gt;</text:p>
        <text:p text:style-name="Preformatted_20_Text"><text:s text:c="4"/>&lt;li&gt;&lt;%= link_to "Home", root_path %&gt;&lt;/li&gt;</text:p>
        <text:p text:style-name="Preformatted_20_Text"><text:s text:c="4"/>&lt;li&gt;&lt;%= link_to "Help", help_path %&gt;&lt;/li&gt;</text:p>
        <text:p text:style-name="Preformatted_20_Text"><text:s text:c="4"/>&lt;% if signed_in? %&gt;</text:p>
        <text:p text:style-name="Preformatted_20_Text"><text:s text:c="4"/>&lt;li&gt;&lt;%= link_to "Sign out", signout_path, :method =&gt; :delete %&gt;&lt;/li&gt;</text:p>
        <text:p text:style-name="Preformatted_20_Text"><text:s text:c="4"/>&lt;% else %&gt;</text:p>
        <text:p text:style-name="Preformatted_20_Text"><text:s text:c="4"/>&lt;li&gt;&lt;%= link_to "Sign in", signin_path %&gt;&lt;/li&gt;</text:p>
        <text:p text:style-name="Preformatted_20_Text"><text:s text:c="4"/>&lt;% end %&gt;</text:p>
        <text:p text:style-name="Preformatted_20_Text"><text:s text:c="2"/>&lt;/ul&gt;</text:p>
        <text:p text:style-name="P6">&lt;/div&gt;</text:p>
        <text:p text:style-name="Text_20_body">In <text:a xlink:type="simple" xlink:href="http://railstutorial.org/chapters/sign-in-sign-out?version=2.3#code:layout_signin_signout_links">Listing 9.28</text:a> we’ve used the <text:span text:style-name="Source_20_Text">logo</text:span> helper from the <text:a xlink:type="simple" xlink:href="http://railstutorial.org/chapters/filling-in-the-layout?version=2.3#top">Chapter 5</text:a> exercises (<text:a xlink:type="simple" xlink:href="http://railstutorial.org/chapters/filling-in-the-layout?version=2.3#sec:layout_exercises">Section 5.5</text:a>); in case you didn’t work that exercise, the answer appears in <text:a xlink:type="simple" xlink:href="http://railstutorial.org/chapters/sign-in-sign-out?version=2.3#code:logo_helper_solution">Listing 9.29</text:a>.</text:p>
        <text:section text:style-name="Sect1" text:name="code:logo_helper_solution">
          <text:p text:style-name="Text_20_body"/>
        </text:section>
        <text:p text:style-name="Text_20_body">Listing 9.29. A helper for the site logo. <text:line-break/><text:span text:style-name="Source_20_Text">app/helpers/application_helper.rb</text:span> <draw:frame draw:name="clippy" text:anchor-type="as-char" svg:width="1.1457in" svg:height="0.1457in" draw:z-index="36"><draw:plugin xlink:href="http://railstutorial.org/flash/clippy.swf" xlink:type="simple" xlink:show="embed" xlink:actuate="onLoad" draw:mime-type="application/x-shockwave-flash"><draw:param draw:name="bgcolor" draw:value="#ffffff"/><draw:param draw:name="flashvars" draw:value="text=module%20ApplicationHelper%0A%20%20.%0A%20%20.%0A%20%20.%0A%20%20def%20logo%0A%20%20%20%20image_tag(%22logo.png%22,%20:alt%20=%3E%20%22Sample%20App%22,%20:class%20=%3E%20%22round%22)%0A%20%20end%0Aend%0A"/><draw:param draw:name="pluginspage" draw:value="http://www.macromedia.com/go/getflashplayer"/><draw:param draw:name="allowscriptaccess" draw:value="always"/><draw:param draw:name="quality" draw:value="high"/></draw:plugin></draw:frame> </text:p>
        <text:p text:style-name="Preformatted_20_Text">module ApplicationHelper</text:p>
        <text:p text:style-name="Preformatted_20_Text"><text:s text:c="2"/>.</text:p>
        <text:p text:style-name="Preformatted_20_Text"><text:s text:c="2"/>.</text:p>
        <text:p text:style-name="Preformatted_20_Text"><text:s text:c="2"/>.</text:p>
        <text:p text:style-name="Preformatted_20_Text"><text:soft-page-break/><text:s text:c="2"/>def logo</text:p>
        <text:p text:style-name="Preformatted_20_Text"><text:s text:c="4"/>image_tag("logo.png", :alt =&gt; "Sample App", :class =&gt; "round")</text:p>
        <text:p text:style-name="Preformatted_20_Text"><text:s text:c="2"/>end</text:p>
        <text:p text:style-name="P6">end</text:p>
        <text:p text:style-name="Text_20_body">Finally, let’s add a profile link. The test (<text:a xlink:type="simple" xlink:href="http://railstutorial.org/chapters/sign-in-sign-out?version=2.3#code:profile_link_test">Listing 9.30</text:a>) and application code (<text:a xlink:type="simple" xlink:href="http://railstutorial.org/chapters/sign-in-sign-out?version=2.3#code:profile_link">Listing 9.31</text:a>) are both straightforward. Notice that the profile link’s URL is simply <text:span text:style-name="Source_20_Text">current_user</text:span>,<text:bookmark text:name="fnref:9.17"/><text:a xlink:type="simple" xlink:href="http://railstutorial.org/chapters/sign-in-sign-out?version=2.3#fn:9.17">17</text:a> which is our first use of that helpful method. (It won’t be our last.)</text:p>
        <text:section text:style-name="Sect1" text:name="code:profile_link_test">
          <text:p text:style-name="Text_20_body"/>
        </text:section>
        <text:p text:style-name="Text_20_body">Listing 9.30. A test for a profile link. <text:line-break/><text:span text:style-name="Source_20_Text">spec/integration/layout_links_spec.rb</text:span> <draw:frame draw:name="clippy" text:anchor-type="as-char" svg:width="1.1457in" svg:height="0.1457in" draw:z-index="37"><draw:plugin xlink:href="http://railstutorial.org/flash/clippy.swf" xlink:type="simple" xlink:show="embed" xlink:actuate="onLoad" draw:mime-type="application/x-shockwave-flash"><draw:param draw:name="bgcolor" draw:value="#ffffff"/><draw:param draw:name="flashvars" draw:value="text=describe%20%22Layout%20links%22%20do%0A%20%20.%0A%20%20.%0A%20%20.%0A%20%20describe%20%22when%20signed%20in%22%20do%0A%20%20%20%20.%0A%20%20%20%20.%0A%20%20%20%20.%0A%20%20%20%20it%20%22should%20have%20a%20profile%20link%22%20do%0A%20%20%20%20%20%20visit%20root_path%0A%20%20%20%20%20%20response.should%20have_tag(%22a[href=?]%22,%20user_path(@user),%20%22Profile%22)%0A%20%20%20%20end%0A%20%20end%0Aend%0A"/><draw:param draw:name="pluginspage" draw:value="http://www.macromedia.com/go/getflashplayer"/><draw:param draw:name="allowscriptaccess" draw:value="always"/><draw:param draw:name="quality" draw:value="high"/></draw:plugin></draw:frame> </text:p>
        <text:p text:style-name="Preformatted_20_Text">describe "Layout links" do</text:p>
        <text:p text:style-name="Preformatted_20_Text"><text:s text:c="2"/>.</text:p>
        <text:p text:style-name="Preformatted_20_Text"><text:s text:c="2"/>.</text:p>
        <text:p text:style-name="Preformatted_20_Text"><text:s text:c="2"/>.</text:p>
        <text:p text:style-name="Preformatted_20_Text"><text:s text:c="2"/>describe "when signed in" do</text:p>
        <text:p text:style-name="Preformatted_20_Text"><text:s text:c="4"/>.</text:p>
        <text:p text:style-name="Preformatted_20_Text"><text:s text:c="4"/>.</text:p>
        <text:p text:style-name="Preformatted_20_Text"><text:s text:c="4"/>.</text:p>
        <text:p text:style-name="Preformatted_20_Text"><text:s text:c="4"/>it "should have a profile link" do</text:p>
        <text:p text:style-name="Preformatted_20_Text"><text:s text:c="6"/>visit root_path</text:p>
        <text:p text:style-name="Preformatted_20_Text"><text:s text:c="6"/>response.should have_tag("a[href=?]", user_path(@user), "Profile")</text:p>
        <text:p text:style-name="Preformatted_20_Text"><text:s text:c="4"/>end</text:p>
        <text:p text:style-name="Preformatted_20_Text"><text:s text:c="2"/>end</text:p>
        <text:p text:style-name="P6">end</text:p>
        <text:section text:style-name="Sect1" text:name="code:profile_link">
          <text:p text:style-name="Text_20_body"/>
        </text:section>
        <text:p text:style-name="Text_20_body">Listing 9.31. Adding a profile link. <text:line-break/><text:span text:style-name="Source_20_Text">app/views/layouts/_header.html.erb</text:span> <draw:frame draw:name="clippy" text:anchor-type="as-char" svg:width="1.1457in" svg:height="0.1457in" draw:z-index="38"><draw:plugin xlink:href="http://railstutorial.org/flash/clippy.swf" xlink:type="simple" xlink:show="embed" xlink:actuate="onLoad" draw:mime-type="application/x-shockwave-flash"><draw:param draw:name="bgcolor" draw:value="#ffffff"/><draw:param draw:name="flashvars" draw:value="text=%3Cdiv%20id=%22header%22%20class=%22round%22%3E%0A%20%20%3C%25=%20link_to%20logo,%20root_path%20%25%3E%0A%20%20%3Cul%20class=%22navigation%20round%22%3E%0A%20%20%20%20%3Cli%3E%3C%25=%20link_to%20%22Home%22,%20root_path%20%25%3E%3C/li%3E%0A%20%20%20%20%3C%25%20if%20signed_in?%20%25%3E%0A%20%20%20%20%3Cli%3E%3C%25=%20link_to%20%22Profile%22,%20current_user%20%25%3E%3C/li%3E%0A%20%20%20%20%3C%25%20end%20%25%3E%0A%20%20%20%20%3Cli%3E%3C%25=%20link_to%20%22Help%22,%20help_path%20%25%3E%3C/li%3E%0A%20%20%20%20%3C%25%20if%20signed_in?%20%25%3E%0A%20%20%20%20%3Cli%3E%3C%25=%20link_to%20%22Sign%20out%22,%20signout_path,%20:method%20=%3E%20:delete%20%25%3E%3C/li%3E%0A%20%20%20%20%3C%25%20else%20%25%3E%0A%20%20%20%20%3Cli%3E%3C%25=%20link_to%20%22Sign%20in%22,%20signin_path%20%25%3E%3C/li%3E%0A%20%20%20%20%3C%25%20end%20%25%3E%0A%20%20%3C/ul%3E%0A%3C/div%3E%0A"/><draw:param draw:name="pluginspage" draw:value="http://www.macromedia.com/go/getflashplayer"/><draw:param draw:name="allowscriptaccess" draw:value="always"/><draw:param draw:name="quality" draw:value="high"/></draw:plugin></draw:frame> </text:p>
        <text:p text:style-name="Preformatted_20_Text">&lt;div id="header" class="round"&gt;</text:p>
        <text:p text:style-name="Preformatted_20_Text"><text:s text:c="2"/>&lt;%= link_to logo, root_path %&gt;</text:p>
        <text:p text:style-name="Preformatted_20_Text"><text:s text:c="2"/>&lt;ul class="navigation round"&gt;</text:p>
        <text:p text:style-name="Preformatted_20_Text"><text:s text:c="4"/>&lt;li&gt;&lt;%= link_to "Home", root_path %&gt;&lt;/li&gt;</text:p>
        <text:p text:style-name="Preformatted_20_Text"><text:s text:c="4"/>&lt;% if signed_in? %&gt;</text:p>
        <text:p text:style-name="Preformatted_20_Text"><text:s text:c="4"/>&lt;li&gt;&lt;%= link_to "Profile", current_user %&gt;&lt;/li&gt;</text:p>
        <text:p text:style-name="Preformatted_20_Text"><text:s text:c="4"/>&lt;% end %&gt;</text:p>
        <text:p text:style-name="Preformatted_20_Text"><text:s text:c="4"/>&lt;li&gt;&lt;%= link_to "Help", help_path %&gt;&lt;/li&gt;</text:p>
        <text:p text:style-name="Preformatted_20_Text"><text:s text:c="4"/>&lt;% if signed_in? %&gt;</text:p>
        <text:p text:style-name="Preformatted_20_Text"><text:s text:c="4"/>&lt;li&gt;&lt;%= link_to "Sign out", signout_path, :method =&gt; :delete %&gt;&lt;/li&gt;</text:p>
        <text:p text:style-name="Preformatted_20_Text"><text:s text:c="4"/>&lt;% else %&gt;</text:p>
        <text:p text:style-name="Preformatted_20_Text"><text:s text:c="4"/>&lt;li&gt;&lt;%= link_to "Sign in", signin_path %&gt;&lt;/li&gt;</text:p>
        <text:p text:style-name="Preformatted_20_Text"><text:s text:c="4"/>&lt;% end %&gt;</text:p>
        <text:p text:style-name="Preformatted_20_Text"><text:s text:c="2"/>&lt;/ul&gt;</text:p>
        <text:p text:style-name="P6">&lt;/div&gt;</text:p>
        <text:p text:style-name="Text_20_body">With the code in this section, a signed-in user now sees both signout and profile links, as expected (<text:a xlink:type="simple" xlink:href="http://railstutorial.org/chapters/sign-in-sign-out?version=2.3#fig:profile_with_signout_link">Figure 9.9</text:a>).</text:p>
        <text:section text:style-name="Sect1" text:name="fig:profile_with_signout_link">
          <text:p text:style-name="Text_20_body"/>
        </text:section>
        <text:p text:style-name="P3"><text:soft-page-break/><draw:frame draw:style-name="fr1" draw:name="graphics9" text:anchor-type="as-char" svg:width="7.2917in" svg:height="5.6043in" draw:z-index="39"><draw:image xlink:href="http://railstutorial.org/images/figures/profile_with_signout_link.png" xlink:type="simple" xlink:show="embed" xlink:actuate="onLoad"/><svg:title>profile_with_signout_link</svg:title></draw:frame></text:p>
        <text:p text:style-name="P3">Figure 9.9: A signed-in user with signout and profile links. <text:a xlink:type="simple" xlink:href="http://www.railstutorial.org/images/figures/profile_with_signout_link-full.png">(full size)</text:a></text:p>
        <text:section text:style-name="Sect1" text:name="sec:signin_out_integration_tests">
          <text:p text:style-name="P3"/>
        </text:section>
        <text:h text:style-name="Heading_20_3" text:outline-level="3"><text:bookmark text:name="sec:9.4.4"/><text:a xlink:type="simple" xlink:href="http://railstutorial.org/chapters/sign-in-sign-out?version=2.3#sec:signin_out_integration_tests">9.4.4 Signin/out integration tests</text:a></text:h>
        <text:p text:style-name="Text_20_body">As a capstone to our hard work on authentication, we’ll finish with integration tests for signin and signout (placed in the <text:span text:style-name="Source_20_Text">users_spec.rb</text:span> file for convenience). The combination of RSpec and Webrat is expressive enough that <text:a xlink:type="simple" xlink:href="http://railstutorial.org/chapters/sign-in-sign-out?version=2.3#code:sign_in_out_integration_tests">Listing 9.32</text:a> should need little explanation; I especially like the use of <text:span text:style-name="Source_20_Text">click_link "Sign out"</text:span>, which not only simulates a browser clicking the signout link, but also raises an error if no such link exists—thereby testing the URL, the named route, the link text, and the changing of the layout links, all in one line. If that’s not an <text:span text:style-name="Emphasis">integration</text:span> test, I don’t know what is.</text:p>
        <text:section text:style-name="Sect1" text:name="code:sign_in_out_integration_tests">
          <text:p text:style-name="Text_20_body"/>
        </text:section>
        <text:p text:style-name="Text_20_body">Listing 9.32. An integration test for signing in and out. <text:line-break/><text:span text:style-name="Source_20_Text">spec/integration/users_spec.rb</text:span> <draw:frame draw:name="clippy" text:anchor-type="as-char" svg:width="1.1457in" svg:height="0.1457in" draw:z-index="40"><draw:plugin xlink:href="http://railstutorial.org/flash/clippy.swf" xlink:type="simple" xlink:show="embed" xlink:actuate="onLoad" draw:mime-type="application/x-shockwave-flash"><draw:param draw:name="bgcolor" draw:value="#ffffff"/><draw:param draw:name="flashvars" draw:value="text=require%20'spec_helper'%0A%0Adescribe%20%22Users%22%20do%0A%20%20%0A%20%20describe%20%22signup%22%20do%0A%20%20%20%20.%0A%20%20%20%20.%0A%20%20%20%20.%0A%20%20end%0A%0A%20%20describe%20%22sign%20in/out%22%20do%0A%20%20%0A%20%20%20%20describe%20%22failure%22%20do%0A%20%20%20%20%20%20it%20%22should%20not%20sign%20a%20user%20in%22%20do%0A%20%20%20%20%20%20%20%20visit%20signin_path%0A%20%20%20%20%20%20%20%20fill_in%20:email,%20%20%20%20:with%20=%3E%20%22%22%0A%20%20%20%20%20%20%20%20fill_in%20:password,%20:with%20=%3E%20%22%22%0A%20%20%20%20%20%20%20%20click_button%0A%20%20%20%20%20%20%20%20response.should%20render_template('sessions/new')%0A%20%20%20%20%20%20%20%20response.should%20have_tag(%22div.flash.error%22,%20/invalid/i)%0A%20%20%20%20%20%20end%0A%20%20%20%20end%0A%20%20%0A%20%20%20%20describe%20%22success%22%20do%0A%20%20%20%20%20%20it%20%22should%20sign%20a%20user%20in%20and%20out%22%20do%0A%20%20%20%20%20%20%20%20user%20=%20Factory(:user)%0A%20%20%20%20%20%20%20%20visit%20signin_path%0A%20%20%20%20%20%20%20%20fill_in%20:email,%20%20%20%20:with%20=%3E%20user.email%0A%20%20%20%20%20%20%20%20fill_in%20:password,%20:with%20=%3E%20user.password%0A%20%20%20%20%20%20%20%20click_button%0A%20%20%20%20%20%20%20%20controller.should%20be_signed_in%0A%20%20%20%20%20%20%20%20click_link%20%22Sign%20out%22%0A%20%20%20%20%20%20%20%20controller.should_not%20be_signed_in%0A%20%20%20%20%20%20end%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 do</text:p>
        <text:p text:style-name="Preformatted_20_Text"/>
        <text:p text:style-name="Preformatted_20_Text"><text:s text:c="2"/>describe "signup" do</text:p>
        <text:p text:style-name="Preformatted_20_Text"><text:s text:c="4"/>.</text:p>
        <text:p text:style-name="Preformatted_20_Text"><text:soft-page-break/><text:s text:c="4"/>.</text:p>
        <text:p text:style-name="Preformatted_20_Text"><text:s text:c="4"/>.</text:p>
        <text:p text:style-name="Preformatted_20_Text"><text:s text:c="2"/>end</text:p>
        <text:p text:style-name="Preformatted_20_Text"/>
        <text:p text:style-name="Preformatted_20_Text"><text:s text:c="2"/>describe "sign in/out" do</text:p>
        <text:p text:style-name="Preformatted_20_Text"/>
        <text:p text:style-name="Preformatted_20_Text"><text:s text:c="4"/>describe "failure" do</text:p>
        <text:p text:style-name="Preformatted_20_Text"><text:s text:c="6"/>it "should not sign a user in" do</text:p>
        <text:p text:style-name="Preformatted_20_Text"><text:s text:c="8"/>visit signin_path</text:p>
        <text:p text:style-name="Preformatted_20_Text"><text:s text:c="8"/>fill_in :email, <text:s text:c="3"/>:with =&gt; ""</text:p>
        <text:p text:style-name="Preformatted_20_Text"><text:s text:c="8"/>fill_in :password, :with =&gt; ""</text:p>
        <text:p text:style-name="Preformatted_20_Text"><text:s text:c="8"/>click_button</text:p>
        <text:p text:style-name="Preformatted_20_Text"><text:s text:c="8"/>response.should render_template('sessions/new')</text:p>
        <text:p text:style-name="Preformatted_20_Text"><text:s text:c="8"/>response.should have_tag("div.flash.error", /invalid/i)</text:p>
        <text:p text:style-name="Preformatted_20_Text"><text:s text:c="6"/>end</text:p>
        <text:p text:style-name="Preformatted_20_Text"><text:s text:c="4"/>end</text:p>
        <text:p text:style-name="Preformatted_20_Text"/>
        <text:p text:style-name="Preformatted_20_Text"><text:s text:c="4"/>describe "success" do</text:p>
        <text:p text:style-name="Preformatted_20_Text"><text:s text:c="6"/>it "should sign a user in and out" do</text:p>
        <text:p text:style-name="Preformatted_20_Text"><text:s text:c="8"/>user = Factory(:user)</text:p>
        <text:p text:style-name="Preformatted_20_Text"><text:s text:c="8"/>visit signin_path</text:p>
        <text:p text:style-name="Preformatted_20_Text"><text:s text:c="8"/>fill_in :email, <text:s text:c="3"/>:with =&gt; user.email</text:p>
        <text:p text:style-name="Preformatted_20_Text"><text:s text:c="8"/>fill_in :password, :with =&gt; user.password</text:p>
        <text:p text:style-name="Preformatted_20_Text"><text:s text:c="8"/>click_button</text:p>
        <text:p text:style-name="Preformatted_20_Text"><text:s text:c="8"/>controller.should be_signed_in</text:p>
        <text:p text:style-name="Preformatted_20_Text"><text:s text:c="8"/>click_link "Sign out"</text:p>
        <text:p text:style-name="Preformatted_20_Text"><text:s text:c="8"/>controller.should_not be_signed_in</text:p>
        <text:p text:style-name="Preformatted_20_Text"><text:s text:c="6"/>end</text:p>
        <text:p text:style-name="Preformatted_20_Text"><text:s text:c="4"/>end</text:p>
        <text:p text:style-name="Preformatted_20_Text"><text:s text:c="2"/>end</text:p>
        <text:p text:style-name="P6">end</text:p>
        <text:h text:style-name="Heading_20_2" text:outline-level="2"><text:bookmark text:name="sec:9.5"/><text:a xlink:type="simple" xlink:href="http://railstutorial.org/chapters/sign-in-sign-out?version=2.3#sec:9.5">9.5 Conclusion</text:a></text:h>
        <text:p text:style-name="Text_20_body">We’ve covered a lot of ground in this chapter, transforming our promising but unformed application into a site capable of the full suite of registration and login behaviors. All that is needed to complete the authentication functionality is to restrict access to pages based on signin status and user identity. We’ll accomplish this task en route to giving users the ability to edit their information and giving administrators the ability to remove users from the system.</text:p>
        <text:p text:style-name="Text_20_body">Before moving on, merge your changes back into the master branch:</text:p>
        <text:p text:style-name="Preformatted_20_Text">$ git add .</text:p>
        <text:p text:style-name="Preformatted_20_Text">$ git commit -am "Done with sign in"</text:p>
        <text:p text:style-name="Preformatted_20_Text">$ git checkout master</text:p>
        <text:p text:style-name="P6">$ git merge sign-in-out</text:p>
        <text:section text:style-name="Sect1" text:name="sec:sign_in_out_exercises">
          <text:p text:style-name="Text_20_body"/>
        </text:section>
        <text:h text:style-name="Heading_20_2" text:outline-level="2"><text:bookmark text:name="sec:9.6"/><text:a xlink:type="simple" xlink:href="http://railstutorial.org/chapters/sign-in-sign-out?version=2.3#sec:sign_in_out_exercises">9.6 Exercises</text:a></text:h>
        <text:p text:style-name="Text_20_body">The second and third exercises are more difficult than usual. Solving them will require some outside research (e.g., Rails API reading and Google searches), and they can be skipped without loss of continuity.</text:p>
        <text:list xml:id="list697525118" text:style-name="L1">
          <text:list-item>
            <text:p text:style-name="P4">Several of the integration specs use the same code to sign a user in. Replace that code with the <text:span text:style-name="Source_20_Text">integration_sign_in</text:span> function in <text:a xlink:type="simple" xlink:href="http://railstutorial.org/chapters/sign-in-sign-out?version=2.3#code:integration_sign_in">Listing 9.33</text:a> and verify that the tests still pass. </text:p>
          </text:list-item>
          <text:list-item>
            <text:p text:style-name="P4">Write an integration test for signing in, signing out, and then signing back in, which will catch the password re-encryption issue mentioned after <text:a xlink:type="simple" xlink:href="http://railstutorial.org/chapters/sign-in-sign-out?version=2.3#code:remember_me">Listing 9.14</text:a>. </text:p>
          </text:list-item>
          <text:list-item>
            <text:p text:style-name="P4">Use <text:span text:style-name="Source_20_Text">session</text:span> instead of <text:span text:style-name="Source_20_Text">cookies</text:span> so that users are automatically signed out when they close their browsers.<text:bookmark text:name="fnref:9.18"/><text:a xlink:type="simple" xlink:href="http://railstutorial.org/chapters/sign-in-sign-out?version=2.3#fn:9.18">18</text:a> <text:span text:style-name="Emphasis">Hint:</text:span> Do a Google search on “Rails session”. </text:p>
          </text:list-item>
          <text:list-item>
            <text:p text:style-name="P1"><text:span text:style-name="Strong_20_Emphasis">(advanced)</text:span> Some sites use secure HTTP (HTTPS) for their signin pages. Search online to learn how to use HTTPS in Rails, and then secure the Sessions controller <text:span text:style-name="Source_20_Text">new</text:span> and <text:span text:style-name="Source_20_Text">create</text:span> actions. <text:span text:style-name="Emphasis">Hint:</text:span> Take a look at the <text:span text:style-name="Teletype">ssl_requirement</text:span> plugin. <text:span text:style-name="Emphasis">Extra challenge:</text:span> Write tests for the HTTPS functionality. (<text:span text:style-name="Emphasis">Note:</text:span> I suggest doing this exercise only in development, which does not require obtaining an SSL certificate or setting up the SSL encryption machinery. Actually deploying an SSL-enabled site is <text:span text:style-name="Emphasis">much</text:span> more difficult.) </text:p>
          </text:list-item>
        </text:list>
        <text:section text:style-name="Sect1" text:name="code:integration_sign_in">
          <text:p text:style-name="Text_20_body"/>
        </text:section>
        <text:p text:style-name="Text_20_body">Listing 9.33. A function to sign users in inside of integration tests. <text:line-break/><text:span text:style-name="Source_20_Text">spec/spec_helper.rb</text:span> <draw:frame draw:name="clippy" text:anchor-type="as-char" svg:width="1.1457in" svg:height="0.1457in" draw:z-index="41"><draw:plugin xlink:href="http://railstutorial.org/flash/clippy.swf" xlink:type="simple" xlink:show="embed" xlink:actuate="onLoad" draw:mime-type="application/x-shockwave-flash"><draw:param draw:name="bgcolor" draw:value="#ffffff"/><draw:param draw:name="flashvars" draw:value="text=.%0A.%0A.%0ASpec::Runner.configure%20do%20%7Cconfig%7C%0A%20%20.%0A%20%20.%0A%20%20.%0A%20%20def%20test_sign_in(user)%0A%20%20%20%20controller.current_user%20=%20user%0A%20%20end%0A%0A%20%20def%20integration_sign_in(user)%0A%20%20%20%20visit%20signin_path%0A%20%20%20%20fill_in%20:email,%20%20%20%20:with%20=%3E%20user.email%0A%20%20%20%20fill_in%20:password,%20:with%20=%3E%20user.password%0A%20%20%20%20click_button%0A%20%20end%0Aend%0A"/><draw:param draw:name="pluginspage" draw:value="http://www.macromedia.com/go/getflashplayer"/><draw:param draw:name="allowscriptaccess" draw:value="always"/><draw:param draw:name="quality" draw:value="high"/></draw:plugin></draw:frame> </text:p>
        <text:p text:style-name="Preformatted_20_Text">.</text:p>
        <text:p text:style-name="Preformatted_20_Text">.</text:p>
        <text:p text:style-name="Preformatted_20_Text">.</text:p>
        <text:p text:style-name="Preformatted_20_Text">Spec::Runner.configure do |config|</text:p>
        <text:p text:style-name="Preformatted_20_Text"><text:s text:c="2"/>.</text:p>
        <text:p text:style-name="Preformatted_20_Text"><text:s text:c="2"/>.</text:p>
        <text:p text:style-name="Preformatted_20_Text"><text:s text:c="2"/>.</text:p>
        <text:p text:style-name="Preformatted_20_Text"><text:s text:c="2"/>def test_sign_in(user)</text:p>
        <text:p text:style-name="Preformatted_20_Text"><text:s text:c="4"/>controller.current_user = user</text:p>
        <text:p text:style-name="Preformatted_20_Text"><text:s text:c="2"/>end</text:p>
        <text:p text:style-name="Preformatted_20_Text"/>
        <text:p text:style-name="Preformatted_20_Text"><text:s text:c="2"/>def integration_sign_in(user)</text:p>
        <text:p text:style-name="Preformatted_20_Text"><text:s text:c="4"/>visit signin_path</text:p>
        <text:p text:style-name="Preformatted_20_Text"><text:s text:c="4"/>fill_in :email, <text:s text:c="3"/>:with =&gt; user.email</text:p>
        <text:p text:style-name="Preformatted_20_Text"><text:s text:c="4"/>fill_in :password, :with =&gt; user.password</text:p>
        <text:p text:style-name="Preformatted_20_Text"><text:s text:c="4"/>click_button</text:p>
        <text:p text:style-name="Preformatted_20_Text"><text:s text:c="2"/>end</text:p>
        <text:p text:style-name="P6">end</text:p>
        <text:p text:style-name="Text_20_body"><text:a xlink:type="simple" xlink:href="http://railstutorial.org/chapters/sign-up?version=2.3#top">« Chapter 8 Sign up </text:a><text:a xlink:type="simple" xlink:href="http://railstutorial.org/chapters/updating-showing-and-deleting-users?version=2.3#top">Chapter 10 Updating, showing, and deleting users » </text:a></text:p>
        <text:list xml:id="list1295923909" text:style-name="L2">
          <text:list-item>
            <text:p text:style-name="P5"><text:bookmark text:name="fn:9.1"/>Another common model is to expire the session after a certain amount of time. This is especially appropriate on sites containing sensitive information, such as banking and financial trading accounts. <text:a xlink:type="simple" xlink:href="http://railstutorial.org/chapters/sign-in-sign-out?version=2.3#fnref:9.1">↑</text:a> </text:p>
          </text:list-item>
          <text:list-item>
            <text:p text:style-name="P5"><text:bookmark text:name="fn:9.2"/>We’ll see in <text:a xlink:type="simple" xlink:href="http://railstutorial.org/chapters/sign-in-sign-out?version=2.3#sec:remember_me">Section 9.3.2</text:a> just how long “forever” is. <text:a xlink:type="simple" xlink:href="http://railstutorial.org/chapters/sign-in-sign-out?version=2.3#fnref:9.2">↑</text:a> </text:p>
          </text:list-item>
          <text:list-item>
            <text:p text:style-name="P5"><text:bookmark text:name="fn:9.3"/>If given the <text:span text:style-name="Source_20_Text">create</text:span> and <text:span text:style-name="Source_20_Text">destroy</text:span> actions as well, the generate script would make <text:span text:style-name="Emphasis">views</text:span> for those actions, which we don’t need. Of course, we could delete the views, but I’ve elected to omit them from <text:span text:style-name="Source_20_Text">generate</text:span> and instead define the actions by hand. <text:a xlink:type="simple" xlink:href="http://railstutorial.org/chapters/sign-in-sign-out?version=2.3#fnref:9.3">↑</text:a> </text:p>
          </text:list-item>
          <text:list-item>
            <text:p text:style-name="P5"><text:bookmark text:name="fn:9.4"/>In Rails 3, the <text:span text:style-name="Source_20_Text">/controller/action/id</text:span> pattern is disabled by default, so the RESTful route will be necessary in this case. <text:a xlink:type="simple" xlink:href="http://railstutorial.org/chapters/sign-in-sign-out?version=2.3#fnref:9.4">↑</text:a> </text:p>
          </text:list-item>
          <text:list-item>
            <text:p text:style-name="P5"><text:bookmark text:name="fn:9.5"/>See the <text:a xlink:type="simple" xlink:href="http://rspec.info/documentation/mocks/message_expectations.html">RSpec documentation on message expectations</text:a> for more about <text:span text:style-name="Source_20_Text">with</text:span>. <text:a xlink:type="simple" xlink:href="http://railstutorial.org/chapters/sign-in-sign-out?version=2.3#fnref:9.5">↑</text:a> </text:p>
          </text:list-item>
          <text:list-item>
            <text:p text:style-name="P5"><text:bookmark text:name="fn:9.6"/>If case you’re wondering why we use <text:span text:style-name="Source_20_Text">user</text:span> instead of <text:span text:style-name="Source_20_Text">@user</text:span> in <text:a xlink:type="simple" xlink:href="http://railstutorial.org/chapters/sign-in-sign-out?version=2.3#code:signin_failure">Listing 9.8</text:a>, it’s because this user variable is never needed in any view, so there is no reason to use an instance variable here. (Using <text:span text:style-name="Source_20_Text">@user</text:span> still works, though.) <text:a xlink:type="simple" xlink:href="http://railstutorial.org/chapters/sign-in-sign-out?version=2.3#fnref:9.6">↑</text:a> </text:p>
          </text:list-item>
          <text:list-item>
            <text:p text:style-name="P5"><text:bookmark text:name="fn:9.7"/>We don’t have a controller test for <text:span text:style-name="Source_20_Text">flash.now</text:span> because Rails 2.3 broke <text:span text:style-name="Source_20_Text">flash.now</text:span> support in tests (it worked in Rails 2.2). It’s not a big deal; we’ll cover it as part of the integration tests in <text:a xlink:type="simple" xlink:href="http://railstutorial.org/chapters/sign-in-sign-out?version=2.3#sec:signin_out_integration_tests">Section 9.4.4</text:a>. <text:a xlink:type="simple" xlink:href="http://railstutorial.org/chapters/sign-in-sign-out?version=2.3#fnref:9.7">↑</text:a> </text:p>
          </text:list-item>
          <text:list-item>
            <text:p text:style-name="P5"><text:bookmark text:name="fn:9.8"/>Image from <text:a xlink:type="simple" xlink:href="http://www.flickr.com/photos/hermanusbackpackers/3343254977/">http://www.flickr.com/photos/hermanusbackpackers/3343254977/</text:a>. <text:a xlink:type="simple" xlink:href="http://railstutorial.org/chapters/sign-in-sign-out?version=2.3#fnref:9.8">↑</text:a> </text:p>
          </text:list-item>
          <text:list-item>
            <text:p text:style-name="P5"><text:bookmark text:name="fn:9.9"/>You might reasonably wonder why we have a separate test that a user responds to <text:span text:style-name="Source_20_Text">remember_me!</text:span>; after all, we use it in the very next test, which would fail without a <text:span text:style-name="Source_20_Text">remember_me!</text:span> method. The answer is that in TDD we typically write as little code as possible at each step, so here we would actually write an <text:span text:style-name="Emphasis">empty</text:span> <text:span text:style-name="Source_20_Text">remember_me!</text:span> method to get the <text:span text:style-name="Source_20_Text">respond_to(:remember_me!)</text:span> test to pass, and only then move on to the full implementation. It’s difficult to show in a book just how this works; the <text:a xlink:type="simple" xlink:href="http://www.railstutorial.org/screencasts">Ruby on Rails Tutorial screencasts</text:a> will make the process clearer. <text:a xlink:type="simple" xlink:href="http://railstutorial.org/chapters/sign-in-sign-out?version=2.3#fnref:9.9">↑</text:a> </text:p>
          </text:list-item>
          <text:list-item>
            <text:p text:style-name="P5"><text:bookmark text:name="fn:9.10"/>There’s a second way to do this, by passing an <text:span text:style-name="Source_20_Text">:if</text:span> parameter to the <text:span text:style-name="Source_20_Text">before_save</text:span> filter. The syntax is a <text:a xlink:type="simple" xlink:href="http://en.wikipedia.org/wiki/Code_smell">smell</text:a>, though, and I expect it to change in future versions of Active Record. <text:a xlink:type="simple" xlink:href="http://railstutorial.org/chapters/sign-in-sign-out?version=2.3#fnref:9.10">↑</text:a> </text:p>
          </text:list-item>
          <text:list-item>
            <text:p text:style-name="P5"><text:bookmark text:name="fn:9.11"/>In fact, the two are exactly equivalent; <text:span text:style-name="Source_20_Text">attr_accessor</text:span> is merely a convenient way to create just such getter/setter methods automatically. <text:a xlink:type="simple" xlink:href="http://railstutorial.org/chapters/sign-in-sign-out?version=2.3#fnref:9.11">↑</text:a> </text:p>
          </text:list-item>
          <text:list-item>
            <text:p text:style-name="P5"><text:bookmark text:name="fn:9.12"/>Recall from <text:a xlink:type="simple" xlink:href="http://railstutorial.org/chapters/modeling-and-viewing-users-one?version=2.3#sec:finding_user_objects">Section 6.1.4</text:a> that Active Record synthesizes find methods for all the user attributes, including <text:span text:style-name="Source_20_Text">remember_token</text:span>. <text:a xlink:type="simple" xlink:href="http://railstutorial.org/chapters/sign-in-sign-out?version=2.3#fnref:9.12">↑</text:a> </text:p>
          </text:list-item>
          <text:list-item>
            <text:p text:style-name="P5"><text:bookmark text:name="fn:9.13"/>This optimization technique to avoid repeated function calls is known as <text:a xlink:type="simple" xlink:href="http://en.wikipedia.org/wiki/Memoization">memoization</text:a>. <text:a xlink:type="simple" xlink:href="http://railstutorial.org/chapters/sign-in-sign-out?version=2.3#fnref:9.13">↑</text:a> </text:p>
          </text:list-item>
          <text:list-item>
            <text:p text:style-name="P5"><text:bookmark text:name="fn:9.14"/>You can learn about things like <text:span text:style-name="Source_20_Text">cookies.delete</text:span> by reading the <text:a xlink:type="simple" xlink:href="http://railsbrain.com/api/rails-2.3.2/doc/index.html?a=M000293&amp;name=cookies">cookies entry in the Rails API</text:a>. <text:a xlink:type="simple" xlink:href="http://railstutorial.org/chapters/sign-in-sign-out?version=2.3#fnref:9.14">↑</text:a> </text:p>
          </text:list-item>
          <text:list-item>
            <text:p text:style-name="P5"><text:bookmark text:name="fn:9.15"/>Note that we can use symbols in place of strings for the labels, e.g., <text:span text:style-name="Source_20_Text">fill_in :email</text:span> instead of <text:span text:style-name="Source_20_Text">fill_in "Email"</text:span>. We used the latter in <text:a xlink:type="simple" xlink:href="http://railstutorial.org/chapters/sign-up?version=2.3#code:signup_success_test">Listing 8.22</text:a>, but by now it shouldn’t surprise you that Rails allows us to use symbols instead. <text:a xlink:type="simple" xlink:href="http://railstutorial.org/chapters/sign-in-sign-out?version=2.3#fnref:9.15">↑</text:a> </text:p>
          </text:list-item>
          <text:list-item>
            <text:p text:style-name="P5"><text:bookmark text:name="fn:9.16"/>Web browsers can’t actually issue <text:span text:style-name="Teletype">DELETE</text:span> requests; Rails fakes it with JavaScript. <text:a xlink:type="simple" xlink:href="http://railstutorial.org/chapters/sign-in-sign-out?version=2.3#fnref:9.16">↑</text:a> </text:p>
          </text:list-item>
          <text:list-item>
            <text:p text:style-name="P5"><text:bookmark text:name="fn:9.17"/>Recall from <text:a xlink:type="simple" xlink:href="http://railstutorial.org/chapters/modeling-and-viewing-users-two?version=2.3#sec:a_user_sidebar">Section 7.3.3</text:a> that we can link directly to a user object and allow Rails to figure out the appropriate URL. <text:a xlink:type="simple" xlink:href="http://railstutorial.org/chapters/sign-in-sign-out?version=2.3#fnref:9.17">↑</text:a> </text:p>
          </text:list-item>
          <text:list-item>
            <text:p text:style-name="P2"><text:bookmark text:name="fn:9.18"/>Somewhat confusingly, we’ve used <text:span text:style-name="Source_20_Text">cookies</text:span> to implement sessions, and <text:span text:style-name="Source_20_Text">session</text:span> is implemented with cookies! <text:a xlink:type="simple" xlink:href="http://railstutorial.org/chapters/sign-in-sign-out?version=2.3#fnref:9.18">↑</text:a> </text:p>
          </text:list-item>
        </text:list>
      </text:section>
      <text:section text:style-name="Sect1" text:name="book_bottom">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1" style:font-name-complex="DejaVu Sans Mono"/>
    </style:style>
    <style:style style:name="Teletype" style:family="text">
      <style:text-properties style:font-name="DejaVu Sans Mono" style:font-name-asian="DejaVu Sans1" style:font-name-complex="DejaVu Sans Mono"/>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obab </meta:initial-creator>
    <meta:creation-date>2011-02-04T11:13:36</meta:creation-date>
    <meta:document-statistic meta:table-count="1" meta:image-count="9" meta:object-count="33" meta:page-count="28" meta:paragraph-count="881" meta:word-count="8101" meta:character-count="53448"/>
    <dc:date>2011-02-04T11:15:57</dc:date>
    <dc:creator>baobab </dc:creator>
    <meta:editing-duration>PT00H02M31S</meta:editing-duration>
    <meta:editing-cycles>1</meta:editing-cycles>
    <meta:generator>OpenOffice.org/3.2$Linux OpenOffice.org_project/320m12$Build-9483</meta:generator>
  </office:meta>
</office:document-meta>
</file>